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8.08cm" fo:margin-left="0cm" fo:margin-top="0cm" fo:margin-bottom="0cm" table:align="left" style:writing-mode="lr-tb"/>
    </style:style>
    <style:style style:name="Tableau1.A" style:family="table-column">
      <style:table-column-properties style:column-width="2.147cm"/>
    </style:style>
    <style:style style:name="Tableau1.B" style:family="table-column">
      <style:table-column-properties style:column-width="2.268cm"/>
    </style:style>
    <style:style style:name="Tableau1.C" style:family="table-column">
      <style:table-column-properties style:column-width="3.665cm"/>
    </style:style>
    <style:style style:name="Tableau1.1" style:family="table-row">
      <style:table-row-properties style:min-row-height="0.416cm" fo:keep-together="auto"/>
    </style:style>
    <style:style style:name="Tableau1.A1" style:family="table-cell">
      <style:table-cell-properties style:vertical-align="bottom" fo:padding="0cm" fo:border="none" style:writing-mode="lr-tb"/>
    </style:style>
    <style:style style:name="Tableau1.2" style:family="table-row">
      <style:table-row-properties style:min-row-height="0.407cm" fo:keep-together="auto"/>
    </style:style>
    <style:style style:name="Tableau1.3" style:family="table-row">
      <style:table-row-properties style:min-row-height="0.385cm" fo:keep-together="auto"/>
    </style:style>
    <style:style style:name="Tableau1.A3" style:family="table-cell">
      <style:table-cell-properties style:vertical-align="" fo:padding="0cm" fo:border="none" style:writing-mode="lr-tb"/>
    </style:style>
    <style:style style:name="Tableau1.4" style:family="table-row">
      <style:table-row-properties style:min-row-height="0.515cm" fo:keep-together="auto"/>
    </style:style>
    <style:style style:name="Tableau1.5" style:family="table-row">
      <style:table-row-properties style:min-row-height="0.524cm" fo:keep-together="auto"/>
    </style:style>
    <style:style style:name="Tableau1.8" style:family="table-row">
      <style:table-row-properties style:min-row-height="0.554cm" fo:keep-together="auto"/>
    </style:style>
    <style:style style:name="Tableau1.9" style:family="table-row">
      <style:table-row-properties style:min-row-height="0.369cm" fo:keep-together="auto"/>
    </style:style>
    <style:style style:name="Tableau1.10" style:family="table-row">
      <style:table-row-properties style:min-row-height="0.563cm" fo:keep-together="auto"/>
    </style:style>
    <style:style style:name="Tableau1.11" style:family="table-row">
      <style:table-row-properties style:min-row-height="0.501cm" fo:keep-together="auto"/>
    </style:style>
    <style:style style:name="Tableau1.12" style:family="table-row">
      <style:table-row-properties style:min-row-height="0.4cm" fo:keep-together="auto"/>
    </style:style>
    <style:style style:name="Tableau1.13" style:family="table-row">
      <style:table-row-properties style:min-row-height="0.478cm" fo:keep-together="auto"/>
    </style:style>
    <style:style style:name="Tableau2" style:family="table">
      <style:table-properties style:width="8.183cm" fo:margin-left="0cm" fo:margin-top="0cm" fo:margin-bottom="0cm" table:align="left" style:writing-mode="lr-tb"/>
    </style:style>
    <style:style style:name="Tableau2.A" style:family="table-column">
      <style:table-column-properties style:column-width="2.447cm"/>
    </style:style>
    <style:style style:name="Tableau2.B" style:family="table-column">
      <style:table-column-properties style:column-width="2.187cm"/>
    </style:style>
    <style:style style:name="Tableau2.C" style:family="table-column">
      <style:table-column-properties style:column-width="3.549cm"/>
    </style:style>
    <style:style style:name="Tableau2.1" style:family="table-row">
      <style:table-row-properties style:min-row-height="1.639cm" fo:keep-together="auto"/>
    </style:style>
    <style:style style:name="Tableau2.A1" style:family="table-cell">
      <style:table-cell-properties style:vertical-align="" fo:padding="0cm" fo:border="none" style:writing-mode="lr-tb"/>
    </style:style>
    <style:style style:name="Tableau2.2" style:family="table-row">
      <style:table-row-properties style:min-row-height="0.485cm" fo:keep-together="auto"/>
    </style:style>
    <style:style style:name="Tableau2.A2" style:family="table-cell">
      <style:table-cell-properties style:vertical-align="bottom" fo:padding="0cm" fo:border="none" style:writing-mode="lr-tb"/>
    </style:style>
    <style:style style:name="Tableau2.3" style:family="table-row">
      <style:table-row-properties style:min-row-height="0.407cm" fo:keep-together="auto"/>
    </style:style>
    <style:style style:name="Tableau2.5" style:family="table-row">
      <style:table-row-properties style:min-row-height="0.478cm" fo:keep-together="auto"/>
    </style:style>
    <style:style style:name="Tableau2.6" style:family="table-row">
      <style:table-row-properties style:min-row-height="0.393cm" fo:keep-together="auto"/>
    </style:style>
    <style:style style:name="Tableau2.7" style:family="table-row">
      <style:table-row-properties style:min-row-height="0.492cm" fo:keep-together="auto"/>
    </style:style>
    <style:style style:name="Tableau2.9" style:family="table-row">
      <style:table-row-properties style:min-row-height="0.4cm" fo:keep-together="auto"/>
    </style:style>
    <style:style style:name="Tableau2.11" style:family="table-row">
      <style:table-row-properties style:min-row-height="0.508cm" fo:keep-together="auto"/>
    </style:style>
    <style:style style:name="Tableau2.13" style:family="table-row">
      <style:table-row-properties style:min-row-height="0.439cm" fo:keep-together="auto"/>
    </style:style>
    <style:style style:name="P1" style:family="paragraph" style:parent-style-name="Normal">
      <style:paragraph-properties fo:margin-left="0cm" fo:margin-right="0cm" fo:text-indent="0.635cm" style:auto-text-indent="false"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Normal">
      <style:paragraph-properties fo:break-before="page">
        <style:tab-stops>
          <style:tab-stop style:position="5.288cm"/>
        </style:tab-stops>
      </style:paragraph-properties>
    </style:style>
    <style:style style:name="P4" style:family="paragraph" style:parent-style-name="Normal">
      <style:paragraph-properties>
        <style:tab-stops>
          <style:tab-stop style:position="2.559cm"/>
          <style:tab-stop style:position="4.838cm"/>
        </style:tab-stops>
      </style:paragraph-properties>
    </style:style>
    <style:style style:name="P5" style:family="paragraph" style:parent-style-name="Normal">
      <style:paragraph-properties fo:margin-left="0cm" fo:margin-right="0cm" fo:text-indent="0.635cm" style:auto-text-indent="false">
        <style:tab-stops>
          <style:tab-stop style:position="0.827cm"/>
          <style:tab-stop style:position="2.559cm"/>
          <style:tab-stop style:position="4.838cm"/>
          <style:tab-stop style:position="7.063cm"/>
        </style:tab-stops>
      </style:paragraph-properties>
    </style:style>
    <style:style style:name="P6" style:family="paragraph" style:parent-style-name="Normal">
      <style:paragraph-properties fo:margin-left="0cm" fo:margin-right="0cm" fo:text-indent="0.635cm" style:auto-text-indent="false">
        <style:tab-stops>
          <style:tab-stop style:position="0.866cm"/>
        </style:tab-stops>
      </style:paragraph-properties>
    </style:style>
    <style:style style:name="P7" style:family="paragraph" style:parent-style-name="Normal">
      <style:paragraph-properties fo:margin-left="0cm" fo:margin-right="0cm" fo:text-indent="0.635cm" style:auto-text-indent="false">
        <style:tab-stops>
          <style:tab-stop style:position="0.859cm"/>
          <style:tab-stop style:position="2.559cm"/>
          <style:tab-stop style:position="4.838cm"/>
        </style:tab-stops>
      </style:paragraph-properties>
    </style:style>
    <style:style style:name="P8" style:family="paragraph" style:parent-style-name="Normal">
      <style:paragraph-properties fo:margin-left="0cm" fo:margin-right="0cm" fo:text-indent="0.635cm" style:auto-text-indent="false">
        <style:tab-stops>
          <style:tab-stop style:position="0.896cm"/>
          <style:tab-stop style:position="2.559cm"/>
          <style:tab-stop style:position="4.838cm"/>
        </style:tab-stops>
      </style:paragraph-properties>
    </style:style>
    <style:style style:name="P9" style:family="paragraph" style:parent-style-name="Normal">
      <style:paragraph-properties fo:margin-left="0cm" fo:margin-right="0cm" fo:text-indent="0.635cm" style:auto-text-indent="false">
        <style:tab-stops>
          <style:tab-stop style:position="0.85cm"/>
          <style:tab-stop style:position="2.559cm"/>
          <style:tab-stop style:position="4.838cm"/>
        </style:tab-stops>
      </style:paragraph-properties>
    </style:style>
    <style:style style:name="P10" style:family="paragraph" style:parent-style-name="Normal">
      <style:paragraph-properties fo:margin-left="0cm" fo:margin-right="0cm" fo:text-indent="0.635cm" style:auto-text-indent="false">
        <style:tab-stops>
          <style:tab-stop style:position="0.85cm"/>
        </style:tab-stops>
      </style:paragraph-properties>
    </style:style>
    <style:style style:name="P11" style:family="paragraph" style:parent-style-name="Normal">
      <style:paragraph-properties fo:margin-left="0cm" fo:margin-right="0cm" fo:text-indent="0.635cm" style:auto-text-indent="false">
        <style:tab-stops>
          <style:tab-stop style:position="0.882cm"/>
          <style:tab-stop style:position="2.559cm"/>
          <style:tab-stop style:position="4.838cm"/>
        </style:tab-stops>
      </style:paragraph-properties>
    </style:style>
    <style:style style:name="P12" style:family="paragraph" style:parent-style-name="Normal">
      <style:paragraph-properties>
        <style:tab-stops>
          <style:tab-stop style:position="0.699cm"/>
          <style:tab-stop style:position="2.559cm"/>
          <style:tab-stop style:position="4.838cm"/>
        </style:tab-stops>
      </style:paragraph-properties>
    </style:style>
    <style:style style:name="P13" style:family="paragraph" style:parent-style-name="Normal">
      <style:paragraph-properties>
        <style:tab-stops>
          <style:tab-stop style:position="0.73cm"/>
          <style:tab-stop style:position="2.658cm"/>
          <style:tab-stop style:position="4.89cm"/>
        </style:tab-stops>
      </style:paragraph-properties>
    </style:style>
    <style:style style:name="P14" style:family="paragraph" style:parent-style-name="Normal">
      <style:paragraph-properties>
        <style:tab-stops>
          <style:tab-stop style:position="0.714cm"/>
          <style:tab-stop style:position="2.658cm"/>
          <style:tab-stop style:position="4.89cm"/>
        </style:tab-stops>
      </style:paragraph-properties>
    </style:style>
    <style:style style:name="P15" style:family="paragraph" style:parent-style-name="Normal">
      <style:paragraph-properties>
        <style:tab-stops>
          <style:tab-stop style:position="0.721cm"/>
          <style:tab-stop style:position="2.658cm"/>
          <style:tab-stop style:position="4.89cm"/>
        </style:tab-stops>
      </style:paragraph-properties>
    </style:style>
    <style:style style:name="P16" style:family="paragraph" style:parent-style-name="Normal">
      <style:paragraph-properties>
        <style:tab-stops>
          <style:tab-stop style:position="0.746cm"/>
          <style:tab-stop style:position="2.658cm"/>
          <style:tab-stop style:position="4.89cm"/>
        </style:tab-stops>
      </style:paragraph-properties>
    </style:style>
    <style:style style:name="P17" style:family="paragraph" style:parent-style-name="Normal">
      <style:paragraph-properties>
        <style:tab-stops>
          <style:tab-stop style:position="0.753cm"/>
          <style:tab-stop style:position="2.658cm"/>
          <style:tab-stop style:position="4.89cm"/>
        </style:tab-stops>
      </style:paragraph-properties>
    </style:style>
    <style:style style:name="P18" style:family="paragraph" style:parent-style-name="Normal">
      <style:paragraph-properties>
        <style:tab-stops>
          <style:tab-stop style:position="0.737cm"/>
          <style:tab-stop style:position="2.658cm"/>
          <style:tab-stop style:position="4.89cm"/>
        </style:tab-stops>
      </style:paragraph-properties>
    </style:style>
    <style:style style:name="P19" style:family="paragraph" style:parent-style-name="Normal">
      <style:paragraph-properties fo:break-before="page">
        <style:tab-stops>
          <style:tab-stop style:position="12.681cm"/>
        </style:tab-stops>
      </style:paragraph-properties>
    </style:style>
    <style:style style:name="P20" style:family="paragraph" style:parent-style-name="Normal">
      <style:paragraph-properties fo:break-before="page">
        <style:tab-stops>
          <style:tab-stop style:position="5.657cm"/>
          <style:tab-stop style:position="7.451cm"/>
        </style:tab-stops>
      </style:paragraph-properties>
    </style:style>
    <style:style style:name="P21" style:family="paragraph" style:parent-style-name="Normal">
      <style:paragraph-properties fo:break-before="page">
        <style:tab-stops>
          <style:tab-stop style:position="5.719cm"/>
        </style:tab-stops>
      </style:paragraph-properties>
    </style:style>
    <style:style style:name="P22" style:family="paragraph" style:parent-style-name="Heading_20_1" style:master-page-name="MP0">
      <style:paragraph-properties style:page-number="auto"/>
    </style:style>
    <style:style style:name="P23" style:family="paragraph" style:parent-style-name="Heading_20_2">
      <style:paragraph-properties fo:break-before="page"/>
    </style:style>
    <style:style style:name="P24" style:family="paragraph" style:parent-style-name="Normal">
      <style:paragraph-properties fo:margin-left="0cm" fo:margin-right="0cm" fo:text-indent="0.635cm" style:auto-text-indent="false"/>
      <style:text-properties officeooo:paragraph-rsid="0008466b"/>
    </style:style>
    <style:style style:name="P25" style:family="paragraph" style:parent-style-name="Normal">
      <style:text-properties officeooo:paragraph-rsid="0008466b"/>
    </style:style>
    <style:style style:name="P26" style:family="paragraph" style:parent-style-name="Normal">
      <style:paragraph-properties fo:break-before="page"/>
    </style:style>
    <style:style style:name="P27" style:family="paragraph" style:parent-style-name="Normal">
      <style:paragraph-properties fo:margin-left="0cm" fo:margin-right="0cm" fo:text-indent="0.635cm" style:auto-text-indent="false">
        <style:tab-stops>
          <style:tab-stop style:position="2.559cm"/>
          <style:tab-stop style:position="4.838cm"/>
        </style:tab-stops>
      </style:paragraph-properties>
    </style:style>
    <style:style style:name="P28" style:family="paragraph" style:parent-style-name="Normal">
      <style:paragraph-properties fo:margin-left="0cm" fo:margin-right="0cm" fo:text-indent="0.635cm" style:auto-text-indent="false" fo:break-before="page"/>
    </style:style>
    <style:style style:name="P29" style:family="paragraph" style:parent-style-name="Normal">
      <style:paragraph-properties fo:break-before="page">
        <style:tab-stops>
          <style:tab-stop style:position="4.703cm"/>
        </style:tab-stops>
      </style:paragraph-properties>
    </style:style>
    <style:style style:name="P30" style:family="paragraph" style:parent-style-name="Standard">
      <style:paragraph-properties fo:margin-top="0cm" fo:margin-bottom="0cm" style:contextual-spacing="false"/>
    </style:style>
    <style:style style:name="P3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32" style:family="paragraph" style:parent-style-name="Standard" style:list-style-name="WWNum1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33" style:family="paragraph" style:parent-style-name="Standard">
      <style:paragraph-properties fo:margin-top="0cm" fo:margin-bottom="0cm" style:contextual-spacing="false">
        <style:tab-stops/>
      </style:paragraph-properties>
    </style:style>
    <style:style style:name="P34" style:family="paragraph" style:parent-style-name="Standard">
      <style:paragraph-properties fo:margin-left="0cm" fo:margin-right="0cm" fo:text-indent="0.635cm" style:auto-text-indent="false">
        <style:tab-stops>
          <style:tab-stop style:position="2.559cm"/>
          <style:tab-stop style:position="4.838cm"/>
        </style:tab-stops>
      </style:paragraph-properties>
    </style:style>
    <style:style style:name="P35" style:family="paragraph" style:parent-style-name="Standard">
      <style:paragraph-properties fo:margin-left="0cm" fo:margin-right="0cm" fo:text-indent="0.635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language-asian="el" style:country-asian="GR" style:font-style-asian="italic" style:language-complex="el" style:country-complex="GR" style:font-style-complex="italic"/>
    </style:style>
    <style:style style:name="T4" style:family="text">
      <style:text-properties style:language-asian="el" style:country-asian="GR" style:language-complex="el" style:country-complex="GR"/>
    </style:style>
    <style:style style:name="T5" style:family="text">
      <style:text-properties fo:language="el" fo:country="GR" style:language-asian="el" style:country-asian="GR" style:language-complex="el" style:country-complex="GR"/>
    </style:style>
    <style:style style:name="T6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7" style:family="text">
      <style:text-properties fo:language="it" fo:country="IT" style:language-asian="el" style:country-asian="GR" style:language-complex="el" style:country-complex="GR"/>
    </style:style>
    <style:style style:name="T8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9" style:family="text">
      <style:text-properties fo:language="fr" fo:country="FR" style:language-asian="el" style:country-asian="GR" style:language-complex="el" style:country-complex="GR"/>
    </style:style>
    <style:style style:name="T10" style:family="text">
      <style:text-properties fo:font-variant="normal" fo:text-transform="none" style:text-line-through-style="none" style:text-line-through-type="none" fo:font-size="9pt" fo:font-style="italic" style:text-underline-style="none" fo:font-weight="normal" style:font-size-asian="9pt" style:font-style-asian="italic" style:font-weight-asian="normal"/>
    </style:style>
    <style:style style:name="T11" style:family="text">
      <style:text-properties fo:font-variant="normal" fo:text-transform="none" style:text-line-through-style="none" style:text-line-through-type="none" fo:font-size="9pt" fo:font-style="italic" style:text-underline-style="none" fo:font-weight="normal" style:font-size-asian="9pt" style:font-style-asian="italic" style:font-weight-asian="normal" style:font-style-complex="italic"/>
    </style:style>
    <style:style style:name="T12" style:family="text">
      <style:text-properties fo:font-variant="normal" fo:text-transform="none" style:text-line-through-style="none" style:text-line-through-type="none" fo:font-size="9pt" fo:font-style="normal" style:text-underline-style="none" fo:font-weight="normal" style:font-size-asian="9pt" style:font-style-asian="normal" style:font-weight-asian="normal"/>
    </style:style>
    <style:style style:name="T13" style:family="text">
      <style:text-properties fo:font-variant="normal" fo:text-transform="none" style:text-line-through-style="none" style:text-line-through-type="none" fo:font-size="9pt" fo:language="fr" fo:country="FR" fo:font-style="normal" style:text-underline-style="none" fo:font-weight="normal" style:font-size-asian="9pt" style:language-asian="fr" style:country-asian="FR" style:font-style-asian="normal" style:font-weight-asian="normal"/>
    </style:style>
    <style:style style:name="T14" style:family="text">
      <style:text-properties fo:font-variant="normal" fo:text-transform="none" fo:color="#212121" loext:opacity="100%" style:text-line-through-style="none" style:text-line-through-type="none" fo:font-size="9pt" fo:font-style="normal" style:text-underline-style="none" fo:font-weight="normal" style:font-size-asian="9pt" style:font-style-asian="normal" style:font-weight-asian="normal"/>
    </style:style>
    <style:style style:name="T15" style:family="text">
      <style:text-properties fo:font-variant="normal" fo:text-transform="none" fo:color="#212121" loext:opacity="100%" style:text-line-through-style="none" style:text-line-through-type="none" fo:font-size="9pt" fo:font-style="italic" style:text-underline-style="none" fo:font-weight="normal" style:font-size-asian="9pt" style:font-style-asian="italic" style:font-weight-asian="normal"/>
    </style:style>
    <style:style style:name="T16" style:family="text">
      <style:text-properties fo:font-variant="normal" fo:text-transform="none" fo:color="#212121" loext:opacity="100%" style:text-line-through-style="none" style:text-line-through-type="none" fo:font-size="9pt" fo:font-style="italic" style:text-underline-style="none" fo:font-weight="normal" style:font-size-asian="9pt" style:font-style-asian="italic" style:font-weight-asian="normal" style:font-style-complex="italic"/>
    </style:style>
    <style:style style:name="T17" style:family="text">
      <style:text-properties fo:font-variant="normal" fo:text-transform="none" fo:color="#565656" loext:opacity="100%" style:text-line-through-style="none" style:text-line-through-type="none" fo:font-size="9pt" fo:font-style="normal" style:text-underline-style="none" fo:font-weight="normal" style:font-size-asian="9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<text:bookmark-start text:name="bookmark0"/><text:span text:style-name="Default_20_Paragraph_20_Font">GALENI SYNoPSIS LIBRoRVM SVoRVM<text:line-break/>DE PULSIBUS.</text:span><text:bookmark-end text:name="bookmark0"/></text:h>
      <text:h text:style-name="Heading_20_2" text:outline-level="2">Cap. I. </text:h>
      <text:p text:style-name="P24">Plerique hominum appetunt quidem scien-<text:line-break/>tiam exquisitam eorum quae quotidie discunt, riam tamen<text:line-break/>quae ad ipsam ducit adire gravantur. Et ob id, quum<text:line-break/>sermones per fusam enarrationem expositos , tanquam pro-<text:line-break/>lixos effugiant, non<text:span text:style-name="Default_20_Paragraph_20_Font"><text:span text:style-name="T2">n</text:span></text:span>ulli quidem introductiones , vel sub-<text:line-break/>scriptio<text:span text:style-name="Default_20_Paragraph_20_Font"><text:span text:style-name="T2">n</text:span></text:span>es , vel subfigurationes legunt ; nonnulli vero bre-<text:line-break/>viaria vel compendia vel transcursus. Possea deinceps<text:line-break/>quum aliquando in homines artis contradicendi peritos in-</text:p>
      <text:p text:style-name="P2">cidunt, nec quae ab illis dicuntur iolvere queunt, propterea<text:line-break/>quod nec eorum solutiones discere voluerint, desistunt<text:line-break/>a veris. oportet igitur, ut ipsi, hoc praecipue cognoscen-<text:line-break/>tes; lusionem doctrinam caeteris praestare, quod non sola<text:line-break/>vera docet, sed et ipsis demonstrationes adjungit et contra-<text:line-break/>dictiones et earum solutiones , quum ah hujusmodi doctrina<text:line-break/>destiterint, desistant etiam disputare cum aliis de veritate<text:line-break/>eorum quae didicerunt. Non tamen ita faciunt; et ob id<text:line-break/>evenit ut per totam ritam eorum <text:span text:style-name="Default_20_Paragraph_20_Font"><text:span text:style-name="T2">s</text:span></text:span>ententiae agitentur vel-<text:line-break/>uti naris fluctibus jactata. Demonstrationes enim tan-<text:line-break/>quam anchorae sunt, ut scientiae firmiter appellantur nec<text:line-break/>dimoveantur. Ego igitur adhortor ut. discant quidem<text:line-break/>omnia perfecte , vel statim ab initio , vel per hypotyposin,<text:line-break/>aut fynopsin prius introducti ; quum autem exquisite didi-<text:line-break/>cerint, tunc et epitomas legant, quando paucis verbis<text:line-break/>eorum reminisci voluerint quae antea prolixe didicerant.<text:line-break/>omnino sane decreveram nullius meae tractationis epito-<text:line-break/>men facere, satius esse existimans ut qui diexodos accu-</text:p>
      <text:p text:style-name="P2">rate perlegissent, sibi ipsis epitomas facerent; utiles enim hoc<text:line-break/>modo tum epitonrae tum syn op<text:span text:style-name="Default_20_Paragraph_20_Font"><text:span text:style-name="T2">t</text:span></text:span>es fiunt, juxta proprium<text:line-break/>captum unicuique scriptae. Quoniam autem animadverti<text:line-break/>alios mearum tractationum epitomas non recte facere, in quas .<text:line-break/>dum incidunt qui diexodos legere gravantur, non parum lae-<text:line-break/>duntur , ob id coactus ipsa sum ad hoc negotium pervenire<text:line-break/>praeter eam quam ab initio habui <text:span text:style-name="Default_20_Paragraph_20_Font"><text:span text:style-name="T2">s</text:span></text:span>ententiam. Ac primam qui-<text:line-break/>dem omnium tractationem de pultibus in compendium redegi.<text:line-break/>Erat autem tota ipsius diexodus in quatuor partes dirisu;<text:line-break/>quarum prima differentiam ip<text:span text:style-name="Default_20_Paragraph_20_Font"><text:span text:style-name="T2">s</text:span></text:span>orum, fecu<text:span text:style-name="Default_20_Paragraph_20_Font"><text:span text:style-name="T2">n</text:span></text:span>da dignotionem,<text:line-break/>tertia causas, quarta praecognitionem tradit. In pruna igitur<text:line-break/>parte, quae est de pulsuum differentia, quo modo quis me-<text:line-break/>thodo inveniat pulsuum omnium numerum docetur; in se-<text:line-break/>cunda vero, quomodo unumquemque ipsorum dignoscat,<text:line-break/>nam quidam ipsorum difficulter dignosci queunt, quidam di-<text:line-break/>gnosci ad tactum nequeunt. Tertia pars, a quibus causis unus-<text:line-break/>quisque pulsus fiat docet. Quarte autem, cujus gratia omnia<text:line-break/>haec tractantur, de praecoguitione quae per ipsus fit, est. ,</text:p>
      <text:h text:style-name="P23" text:outline-level="2">Cap. II. </text:h>
      <text:p text:style-name="P24">Quum igitur in unaquaque parte quatuor<text:line-break/>m nobis conscripti sint libri, itu ut universi sint sedecim;<text:line-break/>munc, ut dicebam, in hoc synopsin ipsorum faciam, initio<text:line-break/>sumto a prima parte, quae est de differentia. In qua prae-<text:line-break/>positum est prooemium, quod ostendit melius esse rebus<text:line-break/>ipsis mentem adhibere . neglectis nominibus; id quod non<text:line-break/>in hac tantum tractatione, sed etiam in aliis omnibus fa-<text:line-break/>ciendum censeo. Qui enim rei substantia differentias, quae<text:line-break/>lu ipsa sunt, methodo invenit, scientiam hic habet firmam<text:line-break/>rem quampiam nec praetermissam esse, nec superflue ni-<text:line-break/>etam. Iis autem qui a nominibus initium capiunt locer-<text:line-break/>tum est utrum aliqua praetermissa fit, an superflue ad-<text:line-break/>dita. Saepe enim unum nomen plures res .significat ; saepe<text:line-break/>vero una res plures habet appellationes ; nonnullae autem<text:line-break/>nullo prorsus -modo nominatae sunt a principio , quod vel<text:line-break/>-non cognitae fuerint superioribus, vel paucis omnino- co-<text:line-break/>guitae. Periculum ergo est in iis quae aequivoce dicuntur,<text:line-break/>me aliqua res sit praetermissa , in multivocis vero , ne<text:line-break/>nominum multitudini rerum numerus aequalis esse vides-</text:p>
      <text:p text:style-name="P2">tur; in quibus autem nomen est, ne res quidem ipsa non<text:line-break/>sit. Et ob id praetermisso eo, quod a nominibus capitur,<text:line-break/>principio melius est ut ah ipsa re auspicati ad inquisiti<text:span text:style-name="Default_20_Paragraph_20_Font"><text:span text:style-name="T2">o.-<text:line-break/></text:span></text:span>nem accedamus multitudinis differentiam, quae in ipsa<text:line-break/>sunt.</text:p>
      <text:h text:style-name="Heading_20_2" text:outline-level="2">Cap. Ili.</text:h>
      <text:p text:style-name="P24"><text:s/>[310] Est sane pr<text:span text:style-name="Default_20_Paragraph_20_Font"><text:span text:style-name="T2">o</text:span></text:span>p<text:span text:style-name="Default_20_Paragraph_20_Font"><text:span text:style-name="T2">o</text:span></text:span>sitae rei substantia,<text:line-break/>cavi et prolixi corp<text:span text:style-name="Default_20_Paragraph_20_Font"><text:span text:style-name="T2">o</text:span></text:span>ris , sensibilis tum diastole tum systole.<text:line-break/>Ac cavum quidem hoc c<text:span text:style-name="Default_20_Paragraph_20_Font"><text:span text:style-name="T2">o</text:span></text:span>rpus. v<text:span text:style-name="Default_20_Paragraph_20_Font"><text:span text:style-name="T2">o</text:span></text:span>catur a medicis arteria.<text:line-break/>Praedictam autem ipfius m<text:span text:style-name="Default_20_Paragraph_20_Font"><text:span text:style-name="T2">otio</text:span></text:span>nem vocant pulsum non 1ne-<text:line-break/>dici solum, sed etiam univerit homines, et nisi hoc quis<text:line-break/>puflum vocare v<text:span text:style-name="Default_20_Paragraph_20_Font"><text:span text:style-name="T2">o</text:span></text:span>luerit, nihil utique ad nos pertineat<text:line-break/>N<text:span text:style-name="Default_20_Paragraph_20_Font"><text:span text:style-name="T2">o</text:span></text:span>n enim de nominibus altercaturi venimus .- sed qu<text:span text:style-name="Default_20_Paragraph_20_Font"><text:span text:style-name="T2">o<text:line-break/></text:span></text:span>mod<text:span text:style-name="Default_20_Paragraph_20_Font"><text:span text:style-name="T2">o</text:span></text:span> quis ex scusibili arteriarum moti<text:span text:style-name="Default_20_Paragraph_20_Font"><text:span text:style-name="T2">o</text:span></text:span>ne futura prae-<text:line-break/>c<text:span text:style-name="Default_20_Paragraph_20_Font"><text:span text:style-name="T2">o</text:span></text:span>gnoscat. Sive ergo pulsum , sive palpitationem , sive<text:line-break/>quodcunque aliud vocare quis motionem ipsarum voluerit,<text:line-break/>nihil refert, dummodo praecogniti<text:span text:style-name="Default_20_Paragraph_20_Font"><text:span text:style-name="T2">o</text:span></text:span> recte ex ipsa fiat, ad<text:line-break/>quam a principio properamus. Quaenam igitur sunt, quae<text:line-break/>m<text:span text:style-name="Default_20_Paragraph_20_Font"><text:span text:style-name="T2">o</text:span></text:span>tioni arteriarum ex necessitate insunt, primum conside-</text:p>
      <text:p text:style-name="P2">rere oportebit; postea fi quid ex aliis, quae non ex necessi-<text:line-break/>tate insunt, accedit. -Insunt sane motioni arteriarum secuu-<text:line-break/>dum propriam ipsius rationem duo haec prima, spatium<text:line-break/>dico per quod fe<text:span text:style-name="Default_20_Paragraph_20_Font"><text:span text:style-name="T2">r</text:span></text:span>tur id quod movetur et tempus in quo<text:line-break/>movetur. Ac spatium quidem motionis, quoniam fecun-<text:line-break/>dum longitudinem et latitudinem et profunditatem fit, tres<text:line-break/>faciet simplices ac primas differentias, unam secundum<text:line-break/>longitudinem, alteram secundum latitudinem et tertiam.<text:line-break/>fecundum profunditatem seu altitudinem; utroque enim<text:line-break/>modo nominatur. Si e<text:span text:style-name="Default_20_Paragraph_20_Font"><text:span text:style-name="T2">r</text:span></text:span>go pulsus, qui nunc apparet, in<text:line-break/>altitudinem adscendat majorem quam fit secundum natu-<text:line-break/>ram , altus vocabitur; quemadmodum sane quum in lati-<text:line-break/>tudinem majorem extenditur quam sit secundum naturam,<text:line-break/>latus : ita vero in longitudinem majorem . quam sit secim-<text:line-break/>dum natu<text:span text:style-name="Default_20_Paragraph_20_Font"><text:span text:style-name="T2">r</text:span></text:span>am , tangentibus suspiciatur longus. Manifesti<text:line-break/>etiam sunt et qui his contrarii , humilis et angustus et- b<text:span text:style-name="Default_20_Paragraph_20_Font"><text:span text:style-name="T2">r</text:span></text:span>e-<text:line-break/>vis. Qui vero secundum unamquamque .trium dimensio-<text:line-break/>num secundum naturam se habet pulsus , moderatus voca-<text:line-break/>bitur secundum illam dimensionem. Necesse ergo est uni- .</text:p>
      <text:p text:style-name="P3">versas pulsuum differentias septem et viginti esse , quae sci-<text:line-break/>licet subscriptae sunt.<text:tab/>,</text:p>
      <text:p text:style-name="P27"><text:span text:style-name="Default_20_Paragraph_20_Font"><text:span text:style-name="T2"/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1"><text:span text:style-name="Default_20_Paragraph_20_Font"><text:span text:style-name="T11">L</text:span></text:span><text:span text:style-name="T12">o</text:span><text:span text:style-name="T10">ngitudo.</text:span></text:p>
          </table:table-cell>
          <table:table-cell table:style-name="Tableau1.A1" office:value-type="string">
            <text:p text:style-name="P31"><text:span text:style-name="T10">Latitud</text:span><text:span text:style-name="T12">o.</text:span></text:p>
          </table:table-cell>
          <table:table-cell table:style-name="Tableau1.A1" office:value-type="string">
            <text:p text:style-name="P31"><text:span text:style-name="T10">Profundita</text:span><text:span text:style-name="T12">s.</text:span></text:p>
          </table:table-cell>
        </table:table-row>
        <table:table-row table:style-name="Tableau1.2">
          <table:table-cell table:style-name="Tableau1.A1" office:value-type="string">
            <text:p text:style-name="P31"><text:span text:style-name="T12">1. Longus</text:span></text:p>
          </table:table-cell>
          <table:table-cell table:style-name="Tableau1.A1" office:value-type="string">
            <text:p text:style-name="P31"><text:span text:style-name="T12">Latus</text:span></text:p>
          </table:table-cell>
          <table:table-cell table:style-name="Tableau1.A1" office:value-type="string">
            <text:p text:style-name="P31"><text:span text:style-name="T12">Altus<text:tab/>Magnus</text:span></text:p>
          </table:table-cell>
        </table:table-row>
        <table:table-row table:style-name="Tableau1.3">
          <table:table-cell table:style-name="Tableau1.A3" office:value-type="string">
            <text:p text:style-name="P31"><text:span text:style-name="T12">2. Longus</text:span></text:p>
          </table:table-cell>
          <table:table-cell table:style-name="Tableau1.A3" office:value-type="string">
            <text:p text:style-name="P31"><text:span text:style-name="T12">Latus</text:span></text:p>
          </table:table-cell>
          <table:table-cell table:style-name="Tableau1.A3" office:value-type="string">
            <text:p text:style-name="P31"><text:span text:style-name="T12">Moderatus</text:span></text:p>
          </table:table-cell>
        </table:table-row>
        <table:table-row table:style-name="Tableau1.4">
          <table:table-cell table:style-name="Tableau1.A3" office:value-type="string">
            <text:p text:style-name="P31"><text:span text:style-name="T12">3. L</text:span><text:span text:style-name="T10">o</text:span><text:span text:style-name="T12">ngus</text:span></text:p>
          </table:table-cell>
          <table:table-cell table:style-name="Tableau1.A3" office:value-type="string">
            <text:p text:style-name="P31"><text:span text:style-name="T12">Latus</text:span></text:p>
          </table:table-cell>
          <table:table-cell table:style-name="Tableau1.A3" office:value-type="string">
            <text:p text:style-name="P31"><text:span text:style-name="T12">Humilis</text:span></text:p>
          </table:table-cell>
        </table:table-row>
        <table:table-row table:style-name="Tableau1.5">
          <table:table-cell table:style-name="Tableau1.A1" office:value-type="string">
            <text:p text:style-name="P31"><text:span text:style-name="T14">4. </text:span><text:span text:style-name="T12">Longus</text:span></text:p>
          </table:table-cell>
          <table:table-cell table:style-name="Tableau1.A1" office:value-type="string">
            <text:p text:style-name="P31"><text:span text:style-name="T12">M</text:span><text:span text:style-name="T10">o</text:span><text:span text:style-name="T12">deratus</text:span></text:p>
          </table:table-cell>
          <table:table-cell table:style-name="Tableau1.A1" office:value-type="string">
            <text:p text:style-name="P31"><text:span text:style-name="T12">Altus</text:span></text:p>
          </table:table-cell>
        </table:table-row>
        <table:table-row table:style-name="Tableau1.2">
          <table:table-cell table:style-name="Tableau1.A1" office:value-type="string">
            <text:p text:style-name="P31"><text:span text:style-name="T14">5. </text:span><text:span text:style-name="T12">Longus</text:span></text:p>
          </table:table-cell>
          <table:table-cell table:style-name="Tableau1.A1" office:value-type="string">
            <text:p text:style-name="P31"><text:span text:style-name="T12">Moderatus</text:span></text:p>
          </table:table-cell>
          <table:table-cell table:style-name="Tableau1.A1" office:value-type="string">
            <text:p text:style-name="P31"><text:span text:style-name="T12">Moderatus</text:span></text:p>
          </table:table-cell>
        </table:table-row>
        <table:table-row table:style-name="Tableau1.4">
          <table:table-cell table:style-name="Tableau1.A3" office:value-type="string">
            <text:p text:style-name="P31"><text:span text:style-name="T14">6. </text:span><text:span text:style-name="T12">Longus</text:span></text:p>
          </table:table-cell>
          <table:table-cell table:style-name="Tableau1.A3" office:value-type="string">
            <text:p text:style-name="P31"><text:span text:style-name="T12">Moderatus</text:span></text:p>
          </table:table-cell>
          <table:table-cell table:style-name="Tableau1.A3" office:value-type="string">
            <text:p text:style-name="P31"><text:span text:style-name="T12">Humilis</text:span></text:p>
          </table:table-cell>
        </table:table-row>
        <table:table-row table:style-name="Tableau1.8">
          <table:table-cell table:style-name="Tableau1.A1" office:value-type="string">
            <text:p text:style-name="P31"><text:span text:style-name="T12">7. Longus</text:span></text:p>
          </table:table-cell>
          <table:table-cell table:style-name="Tableau1.A1" office:value-type="string">
            <text:p text:style-name="P31"><text:span text:style-name="T17">- </text:span><text:span text:style-name="T12">Angustus</text:span></text:p>
          </table:table-cell>
          <table:table-cell table:style-name="Tableau1.A1" office:value-type="string">
            <text:p text:style-name="P31"><text:span text:style-name="T12">Altus</text:span></text:p>
          </table:table-cell>
        </table:table-row>
        <table:table-row table:style-name="Tableau1.9">
          <table:table-cell table:style-name="Tableau1.A1" office:value-type="string">
            <text:p text:style-name="P31"><text:span text:style-name="T12">8. Longus</text:span></text:p>
          </table:table-cell>
          <table:table-cell table:style-name="Tableau1.A1" office:value-type="string">
            <text:p text:style-name="P31"><text:span text:style-name="T12">Angustus</text:span></text:p>
          </table:table-cell>
          <table:table-cell table:style-name="Tableau1.A1" office:value-type="string">
            <text:p text:style-name="P31"><text:span text:style-name="T12">Moderatus</text:span></text:p>
          </table:table-cell>
        </table:table-row>
        <table:table-row table:style-name="Tableau1.10">
          <table:table-cell table:style-name="Tableau1.A3" office:value-type="string">
            <text:p text:style-name="P31"><text:span text:style-name="T12">9. Longus</text:span></text:p>
          </table:table-cell>
          <table:table-cell table:style-name="Tableau1.A3" office:value-type="string">
            <text:p text:style-name="P31"><text:span text:style-name="T12">Augustus</text:span></text:p>
          </table:table-cell>
          <table:table-cell table:style-name="Tableau1.A3" office:value-type="string">
            <text:p text:style-name="P31"><text:span text:style-name="T12">Humilis</text:span></text:p>
          </table:table-cell>
        </table:table-row>
        <table:table-row table:style-name="Tableau1.11">
          <table:table-cell table:style-name="Tableau1.A1" office:value-type="string">
            <text:p text:style-name="P31"><text:span text:style-name="T12">10.</text:span><text:span text:style-name="T13"> </text:span><text:span text:style-name="T12">Moderatus</text:span></text:p>
          </table:table-cell>
          <table:table-cell table:style-name="Tableau1.A1" office:value-type="string">
            <text:p text:style-name="P31"><text:span text:style-name="T12">Latus</text:span></text:p>
          </table:table-cell>
          <table:table-cell table:style-name="Tableau1.A1" office:value-type="string">
            <text:p text:style-name="P31"><text:span text:style-name="T12">Altus</text:span></text:p>
          </table:table-cell>
        </table:table-row>
        <table:table-row table:style-name="Tableau1.12">
          <table:table-cell table:style-name="Tableau1.A3" office:value-type="string">
            <text:p text:style-name="P31"><text:span text:style-name="T12">11. Moderatus</text:span></text:p>
          </table:table-cell>
          <table:table-cell table:style-name="Tableau1.A3" office:value-type="string">
            <text:p text:style-name="P31"><text:span text:style-name="T12">Lanis</text:span></text:p>
          </table:table-cell>
          <table:table-cell table:style-name="Tableau1.A3" office:value-type="string">
            <text:p text:style-name="P31"><text:span text:style-name="T12">Moderatus</text:span></text:p>
          </table:table-cell>
        </table:table-row>
        <table:table-row table:style-name="Tableau1.13">
          <table:table-cell table:style-name="Tableau1.A3" office:value-type="string">
            <text:p text:style-name="P31"><text:span text:style-name="T14">12. M</text:span><text:span text:style-name="T15">o</text:span><text:span text:style-name="T14">deratus</text:span></text:p>
          </table:table-cell>
          <table:table-cell table:style-name="Tableau1.A3" office:value-type="string">
            <text:p text:style-name="P31"><text:span text:style-name="T12">Latus</text:span></text:p>
          </table:table-cell>
          <table:table-cell table:style-name="Tableau1.A3" office:value-type="string">
            <text:p text:style-name="P31"><text:span text:style-name="T12">Humilis</text:span></text:p>
          </table:table-cell>
        </table:table-row>
      </table:table>
      <text:p text:style-name="P30"/>
      <text:p text:style-name="P34"><text:span text:style-name="Default_20_Paragraph_20_Font"><text:span text:style-name="T2"/></text:span></text:p>
      <text:p text:style-name="P1"><text:span text:style-name="Default_20_Paragraph_20_Font"><text:span text:style-name="T2"/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1"><text:span text:style-name="Default_20_Paragraph_20_Font"><text:span text:style-name="T16">L</text:span></text:span><text:span text:style-name="T14">o</text:span><text:span text:style-name="T15">ngitudo.</text:span></text:p>
            <text:list xml:id="list2127635161" text:style-name="WWNum1">
              <text:list-item>
                <text:p text:style-name="P32"><text:span text:style-name="T14">Moderatus</text:span></text:p>
              </text:list-item>
              <text:list-item>
                <text:p text:style-name="P32"><text:span text:style-name="T14">M</text:span><text:span text:style-name="T15">o</text:span><text:span text:style-name="T14">deratus</text:span></text:p>
              </text:list-item>
              <text:list-item>
                <text:p text:style-name="P32"><text:span text:style-name="T14">Moderatus</text:span></text:p>
              </text:list-item>
            </text:list>
          </table:table-cell>
          <table:table-cell table:style-name="Tableau2.A1" office:value-type="string">
            <text:p text:style-name="P33"><text:span text:style-name="T10">Latitudo.</text:span></text:p>
            <text:p text:style-name="P31"><text:span text:style-name="T12">Moderatus Moderatus Moderatus</text:span></text:p>
          </table:table-cell>
          <table:table-cell table:style-name="Tableau2.A1" office:value-type="string">
            <text:p text:style-name="P31"><text:span text:style-name="T10">Profundita</text:span><text:span text:style-name="T12">s;</text:span></text:p>
            <text:p text:style-name="P31"><text:span text:style-name="T12">Altus Moderatus Humilis</text:span></text:p>
          </table:table-cell>
        </table:table-row>
        <table:table-row table:style-name="Tableau2.2">
          <table:table-cell table:style-name="Tableau2.A2" office:value-type="string">
            <text:p text:style-name="P31"><text:span text:style-name="T12">16. Moderatus</text:span></text:p>
          </table:table-cell>
          <table:table-cell table:style-name="Tableau2.A2" office:value-type="string">
            <text:p text:style-name="P31"><text:span text:style-name="T12">Angusius</text:span></text:p>
          </table:table-cell>
          <table:table-cell table:style-name="Tableau2.A2" office:value-type="string">
            <text:p text:style-name="P31"><text:span text:style-name="T12">Altus</text:span></text:p>
          </table:table-cell>
        </table:table-row>
        <table:table-row table:style-name="Tableau2.3">
          <table:table-cell table:style-name="Tableau2.A2" office:value-type="string">
            <text:p text:style-name="P31"><text:span text:style-name="T12">17. Moderatus</text:span></text:p>
          </table:table-cell>
          <table:table-cell table:style-name="Tableau2.A2" office:value-type="string">
            <text:p text:style-name="P31"><text:span text:style-name="T12">Angustus</text:span></text:p>
          </table:table-cell>
          <table:table-cell table:style-name="Tableau2.A2" office:value-type="string">
            <text:p text:style-name="P31"><text:span text:style-name="T12">Moderatus</text:span></text:p>
          </table:table-cell>
        </table:table-row>
        <table:table-row table:style-name="Tableau2.2">
          <table:table-cell table:style-name="Tableau2.A1" office:value-type="string">
            <text:p text:style-name="P31"><text:span text:style-name="T12">18. Moderatus</text:span></text:p>
          </table:table-cell>
          <table:table-cell table:style-name="Tableau2.A1" office:value-type="string">
            <text:p text:style-name="P31"><text:span text:style-name="T12">Angusius</text:span></text:p>
          </table:table-cell>
          <table:table-cell table:style-name="Tableau2.A1" office:value-type="string">
            <text:p text:style-name="P31"><text:span text:style-name="T12">Humilis</text:span></text:p>
          </table:table-cell>
        </table:table-row>
        <table:table-row table:style-name="Tableau2.5">
          <table:table-cell table:style-name="Tableau2.A2" office:value-type="string">
            <text:p text:style-name="P31"><text:span text:style-name="T12">19. Brevis</text:span></text:p>
          </table:table-cell>
          <table:table-cell table:style-name="Tableau2.A2" office:value-type="string">
            <text:p text:style-name="P31"><text:span text:style-name="T12">Latus</text:span></text:p>
          </table:table-cell>
          <table:table-cell table:style-name="Tableau2.A2" office:value-type="string">
            <text:p text:style-name="P31"><text:span text:style-name="T12">Altus</text:span></text:p>
          </table:table-cell>
        </table:table-row>
        <table:table-row table:style-name="Tableau2.6">
          <table:table-cell table:style-name="Tableau2.A1" office:value-type="string">
            <text:p text:style-name="P31"><text:span text:style-name="T12">20. Brevis</text:span></text:p>
          </table:table-cell>
          <table:table-cell table:style-name="Tableau2.A1" office:value-type="string">
            <text:p text:style-name="P31"><text:span text:style-name="T12">Latus</text:span></text:p>
          </table:table-cell>
          <table:table-cell table:style-name="Tableau2.A1" office:value-type="string">
            <text:p text:style-name="P31"><text:span text:style-name="T12">Moderatus</text:span></text:p>
          </table:table-cell>
        </table:table-row>
        <table:table-row table:style-name="Tableau2.7">
          <table:table-cell table:style-name="Tableau2.A1" office:value-type="string">
            <text:p text:style-name="P31"><text:span text:style-name="T12">21. Brevis</text:span></text:p>
          </table:table-cell>
          <table:table-cell table:style-name="Tableau2.A1" office:value-type="string">
            <text:p text:style-name="P31"><text:span text:style-name="T12">Latus</text:span></text:p>
          </table:table-cell>
          <table:table-cell table:style-name="Tableau2.A1" office:value-type="string">
            <text:p text:style-name="P31"><text:span text:style-name="T12">Humilis</text:span></text:p>
          </table:table-cell>
        </table:table-row>
        <table:table-row table:style-name="Tableau2.2">
          <table:table-cell table:style-name="Tableau2.A2" office:value-type="string">
            <text:p text:style-name="P31"><text:span text:style-name="T12">22. Brevis</text:span></text:p>
          </table:table-cell>
          <table:table-cell table:style-name="Tableau2.A2" office:value-type="string">
            <text:p text:style-name="P31"><text:span text:style-name="T12">Moderatus</text:span></text:p>
          </table:table-cell>
          <table:table-cell table:style-name="Tableau2.A2" office:value-type="string">
            <text:p text:style-name="P31"><text:span text:style-name="T12">Altus</text:span></text:p>
          </table:table-cell>
        </table:table-row>
        <table:table-row table:style-name="Tableau2.9">
          <table:table-cell table:style-name="Tableau2.A2" office:value-type="string">
            <text:p text:style-name="P31"><text:span text:style-name="T12">23. Brevis</text:span></text:p>
          </table:table-cell>
          <table:table-cell table:style-name="Tableau2.A2" office:value-type="string">
            <text:p text:style-name="P31"><text:span text:style-name="T12">Moderatus</text:span></text:p>
          </table:table-cell>
          <table:table-cell table:style-name="Tableau2.A2" office:value-type="string">
            <text:p text:style-name="P31"><text:span text:style-name="T12">Moderatus</text:span></text:p>
          </table:table-cell>
        </table:table-row>
        <table:table-row table:style-name="Tableau2.2">
          <table:table-cell table:style-name="Tableau2.A1" office:value-type="string">
            <text:p text:style-name="P31"><text:span text:style-name="T12">24. Brevis</text:span></text:p>
          </table:table-cell>
          <table:table-cell table:style-name="Tableau2.A1" office:value-type="string">
            <text:p text:style-name="P31"><text:span text:style-name="T12">Moderatus</text:span></text:p>
          </table:table-cell>
          <table:table-cell table:style-name="Tableau2.A1" office:value-type="string">
            <text:p text:style-name="P31"><text:span text:style-name="T12">Humilis</text:span></text:p>
          </table:table-cell>
        </table:table-row>
        <table:table-row table:style-name="Tableau2.11">
          <table:table-cell table:style-name="Tableau2.A2" office:value-type="string">
            <text:p text:style-name="P31"><text:span text:style-name="T12">25. Brevis</text:span></text:p>
          </table:table-cell>
          <table:table-cell table:style-name="Tableau2.A2" office:value-type="string">
            <text:p text:style-name="P31"><text:span text:style-name="T12">Augustus</text:span></text:p>
          </table:table-cell>
          <table:table-cell table:style-name="Tableau2.A2" office:value-type="string">
            <text:p text:style-name="P31"><text:span text:style-name="T12">Altus</text:span></text:p>
          </table:table-cell>
        </table:table-row>
        <table:table-row table:style-name="Tableau2.9">
          <table:table-cell table:style-name="Tableau2.A2" office:value-type="string">
            <text:p text:style-name="P31"><text:span text:style-name="T12">26. Brevis</text:span></text:p>
          </table:table-cell>
          <table:table-cell table:style-name="Tableau2.A2" office:value-type="string">
            <text:p text:style-name="P31"><text:span text:style-name="T12">Angustus</text:span></text:p>
          </table:table-cell>
          <table:table-cell table:style-name="Tableau2.A2" office:value-type="string">
            <text:p text:style-name="P31"><text:span text:style-name="T12">M</text:span><text:span text:style-name="T10">o</text:span><text:span text:style-name="T12">deratus</text:span></text:p>
          </table:table-cell>
        </table:table-row>
        <table:table-row table:style-name="Tableau2.13">
          <table:table-cell table:style-name="Tableau2.A1" office:value-type="string">
            <text:p text:style-name="P31"><text:span text:style-name="T12">27. Brevis</text:span></text:p>
          </table:table-cell>
          <table:table-cell table:style-name="Tableau2.A1" office:value-type="string">
            <text:p text:style-name="P31"><text:span text:style-name="T12">Angustus</text:span></text:p>
          </table:table-cell>
          <table:table-cell table:style-name="Tableau2.A1" office:value-type="string">
            <text:p text:style-name="P31"><text:span text:style-name="T12">Humilis<text:tab/>Parvus.</text:span></text:p>
          </table:table-cell>
        </table:table-row>
      </table:table>
      <text:p text:style-name="P30"/>
      <text:p text:style-name="P35"><text:span text:style-name="Default_20_Paragraph_20_Font"><text:span text:style-name="T2"/></text:span></text:p>
      <text:p text:style-name="P2">Ita fano, quum lu septem et viginti pulsus sint, qui secun-<text:line-break/>dum quantitatem in tribus simul dimensionibus consistunt,<text:line-break/>duo quidem ex illis habent nomina ab omnibus recepta me- -<text:line-break/>dicis, primus lu ipsis scriptus et ultimus; nam alter ma- ..<text:line-break/>gnus, alter parvus vocatur: reliqua vero tota multitudo<text:line-break/>non habet. Neque enim qui graciles et qui pleni dicuntur,<text:line-break/>unum aliquem ex tabella ostendunt, sed de multis generice<text:line-break/>praedicantur. In quibus enim dimensio secundum longi-<text:line-break/>tudinem reliquas duas excessit, hos omnes graciles vocant ;<text:line-break/>in quibus reliquae .duae, hos omnes ex diverso illis plenos,<text:line-break/>ita ut et quintus in tabella et sextus, adhuc vero praeter<text:line-break/>hos octavus et nonus et decimus octavus graciliores vo-.<text:line-break/>centor. Ex adverso autem his solidi derimus.in tabella<text:line-break/>et undevigefimus et vigefimus et praeterea vigesimus sccun- .<text:line-break/>dus et vigesimus tertius, ita ut generaliora sint haec no-<text:line-break/>mina et pluribus communia. Vocant autem et hos ipsos t<text:line-break/>pulsus etiam alio modo ; tenuem quidem eum qui gracilis<text:line-break/>est, crassem vero eum- qui plenus est. Sed neque ejus.</text:p>
      <text:p text:style-name="P2">qui secundum tres dimensiones m<text:span text:style-name="Default_20_Paragraph_20_Font"><text:span text:style-name="T2">o</text:span></text:span>deratus est, qui sane<text:line-break/>solus ex viginti septem secundum naturam est, proprium<text:line-break/>habemus nomen; verum oratione et hunc declaramus, sive<text:line-break/>moderatum esse dicentes lu tribus dimeusionibus, sive ure-<text:line-break/>dium inter mag<text:span text:style-name="Default_20_Paragraph_20_Font"><text:span text:style-name="T2">n</text:span></text:span>um et parvum , sive. secundum naturam in<text:line-break/>qua<text:span text:style-name="Default_20_Paragraph_20_Font"><text:span text:style-name="T2">n</text:span></text:span>titate diastoles, vel moderatum in quantitate diastoles,<text:line-break/>vel quomodocunque aliter maxime apertum speremus esse<text:line-break/>orationem. Qui vero secundum tempus diastoles confi-<text:line-break/>stunt, non amplius viginti et septem, nec omnino multi<text:line-break/>sunt ; sed qu<text:span text:style-name="Default_20_Paragraph_20_Font"><text:span text:style-name="T2">o</text:span></text:span>t sunt differentiae , quae ah unaquaque trium<text:line-break/>dimensi<text:span text:style-name="Default_20_Paragraph_20_Font"><text:span text:style-name="T2">o</text:span></text:span>num generice c<text:span text:style-name="Default_20_Paragraph_20_Font"><text:span text:style-name="T2">o</text:span></text:span>ncipiuntur, t<text:span text:style-name="Default_20_Paragraph_20_Font"><text:span text:style-name="T2">o</text:span></text:span>t etiam inre-<text:line-break/>uses. Quemadm<text:span text:style-name="Default_20_Paragraph_20_Font"><text:span text:style-name="T2">o</text:span></text:span>dum enim in inis secundum l<text:span text:style-name="Default_20_Paragraph_20_Font"><text:span text:style-name="T2">o</text:span></text:span>ngi tussi-<text:line-break/>nem quidem et m<text:span text:style-name="Default_20_Paragraph_20_Font"><text:span text:style-name="T2">o</text:span></text:span>deratus erat et longus et brevis,<text:line-break/>secundum latitudinem vero et m<text:span text:style-name="Default_20_Paragraph_20_Font"><text:span text:style-name="T2">o</text:span></text:span>deratus et latus et angn-<text:line-break/>stus , secundum pr<text:span text:style-name="Default_20_Paragraph_20_Font"><text:span text:style-name="T2">o</text:span></text:span>sunditatem autem et moderatus et altus<text:line-break/>et humilis , eodem sane modo in tempore diast<text:span text:style-name="Default_20_Paragraph_20_Font"><text:span text:style-name="T2">o</text:span></text:span>les et mode-<text:line-break/>ratus in h<text:span text:style-name="Default_20_Paragraph_20_Font"><text:span text:style-name="T2">o</text:span></text:span>c genere est et. celer .et tardus. Aliud autem<text:line-break/>post praedicta est genus differentiae pulsuum , quod secura-<text:line-break/>dum efficaciam <text:span text:style-name="Default_20_Paragraph_20_Font"><text:span text:style-name="T4">(</text:span></text:span><text:span text:style-name="Default_20_Paragraph_20_Font"><text:span text:style-name="T5">τόν</text:span></text:span><text:span text:style-name="Default_20_Paragraph_20_Font"><text:span text:style-name="T6">ο</text:span></text:span><text:span text:style-name="Default_20_Paragraph_20_Font"><text:span text:style-name="T5">ς</text:span></text:span><text:span text:style-name="Default_20_Paragraph_20_Font"><text:span text:style-name="T4">] </text:span></text:span>est, in quo rursus validi (esirovoij et</text:p>
      <text:p text:style-name="P2">debiles <text:span text:style-name="Default_20_Paragraph_20_Font"><text:span text:style-name="T4">(</text:span></text:span><text:span text:style-name="Default_20_Paragraph_20_Font"><text:span text:style-name="T5">άτονοι</text:span></text:span><text:span text:style-name="Default_20_Paragraph_20_Font"><text:span text:style-name="T4">) </text:span></text:span>fiunt pulsus, et tertius quidam, amborum<text:line-break/>medius, non aeque ac superius dicti, fecundum naturam<text:line-break/>et moderatus. Nam validus in hoc genere secundum na-<text:line-break/>turam est, increscens autem ex <text:span text:style-name="Default_20_Paragraph_20_Font"><text:span text:style-name="T2">n</text:span></text:span>utrimento et vini potu et<text:line-break/>ira ab eo quod secundum naturam est recedit. Hunc ip-<text:line-break/>sum etiam vehementem nominamus, [31 1] medicorum se-<text:line-break/>quentes consuetudinem, quandoquidem scimus ab omni-<text:line-break/>hus Graecis vehementem <text:span text:style-name="Default_20_Paragraph_20_Font"><text:span text:style-name="T4">(</text:span></text:span><text:span text:style-name="Default_20_Paragraph_20_Font"><text:span text:style-name="T5">σφοδρον</text:span></text:span><text:span text:style-name="Default_20_Paragraph_20_Font"><text:span text:style-name="T4">] </text:span></text:span>de eo qui celer simul<text:line-break/>et validus sit usitatius dici. Quartum genus differentiae<text:line-break/>in diastole arteriae .fit secundum ipsum corpus vasis, quod<text:line-break/>vel durius vel mollius quam secundum naturam sit appa-<text:line-break/>reat. Erant ergo et hic tres pulsuum differentiae; mode-<text:line-break/>ratus; durus et mollis.</text:p>
      <text:h text:style-name="Heading_20_2" text:outline-level="2"><text:span text:style-name="Default_20_Paragraph_20_Font"><text:span text:style-name="T2">c</text:span></text:span> Cap. IV. </text:h>
      <text:p text:style-name="P24">Alia vero nulla aut excogitari, aut ex-<text:line-break/>perimente cognosci potest eveniens sensibilis passio ex cor-.<text:line-break/>potibus quae moventur; ita ut in praedictis quatuor ge-<text:line-break/>neribus universae pulsuum differentiae, quae secundum.<text:line-break/>d; astolon arteriae c<text:span text:style-name="Default_20_Paragraph_20_Font"><text:span text:style-name="T2">o</text:span></text:span>nsiderentur, circumscribantur. Quod</text:p>
      <text:p text:style-name="P2">enim est in ipsis insusum nec quantum nec quale fit, sensu<text:line-break/>dig<text:span text:style-name="Default_20_Paragraph_20_Font"><text:span text:style-name="T2">no</text:span></text:span>sci potest. Alioquin certe cessaret illa quaestio , an<text:line-break/>vacuae sanguinis fint arteriae, fi sane dici posset, non fotum<text:line-break/>sanguinem cum spiritu eas c<text:span text:style-name="Default_20_Paragraph_20_Font"><text:span text:style-name="T2">on</text:span></text:span>tinere; sed qualem etiam<text:line-break/>sanguinem ipsae contineant, utrum scro<text:span text:style-name="Default_20_Paragraph_20_Font"><text:span text:style-name="T2">t</text:span></text:span>um ac tenuem , an-<text:line-break/>crasso m et viscidmn, an horum medium, qui certe est sana.<text:line-break/>gula secundum. naturam. Quamquam sane aliqui affirma-.<text:line-break/>runt, hujus quoque dign<text:span text:style-name="Default_20_Paragraph_20_Font"><text:span text:style-name="T2">o</text:span></text:span>tionem sensualem esse; quemad-.<text:line-break/>m<text:span text:style-name="Default_20_Paragraph_20_Font"><text:span text:style-name="T2">o</text:span></text:span>dum etiam de ipso spiritu, q<text:span text:style-name="Default_20_Paragraph_20_Font"><text:span text:style-name="T2">n</text:span></text:span>alisnant facultate fit is<text:line-break/>qui in arteriis continetur. Nonnulli vero his etiam abfur—<text:line-break/>diora scribunt, quendam alium ultra praedictos pulsus<text:line-break/>intr<text:span text:style-name="Default_20_Paragraph_20_Font"><text:span text:style-name="T2">o</text:span></text:span>ducendo , quem ipsi planum vocant. Atque hujus<text:line-break/>generis tres faciunt differentias; nominant autem hunc qui-.<text:line-break/>dem plenum, hunc ver<text:span text:style-name="Default_20_Paragraph_20_Font"><text:span text:style-name="T2">o</text:span></text:span> vacuum, medius autem utrorumque<text:line-break/>nullum pecusiare nomen sortitus est. Hos ergo fi redar-<text:line-break/>guere velis, hilariam adversus ipsos serm<text:span text:style-name="Default_20_Paragraph_20_Font"><text:span text:style-name="T2">o</text:span></text:span>nem divides;<text:line-break/>prim<text:span text:style-name="Default_20_Paragraph_20_Font"><text:span text:style-name="T2">o</text:span></text:span> circa significatum plenitudinis, -p<text:span text:style-name="Default_20_Paragraph_20_Font"><text:span text:style-name="T2">o</text:span></text:span>stea circa ipfius<text:line-break/>dignotionem. In utroque enim ostendimus eos non parum<text:line-break/>errare; circa significatum quidem non in hoc tantum</text:p>
      <text:p text:style-name="P2">genere pulsuum, sed etiam in aliis, in secundo et tertio de<text:line-break/>differentia pulsuum libro; circa diguotione<text:span text:style-name="Default_20_Paragraph_20_Font"><text:span text:style-name="T2">t</text:span></text:span>n vero, quae-<text:line-break/>cunque quidem in plenitudine errant, in. quarto diximus<text:line-break/>libro de pulsuum dignotione, quaecunque autem in aliis<text:line-break/>omnibus, in libris .superioribus. Nunc autem quoniam id<text:line-break/>duntaxat quod utile ad artem est doceo , -praetermissa<text:line-break/>adversus eos qui aliquo modo lu ipsa errarunt, reprehen-<text:line-break/>sione, hoc enim, ut diri, in epitomis et synopfibus specta-.<text:line-break/>mus, tempus esit ad alias pulsuum differentias, quaecunque <text:span text:style-name="Default_20_Paragraph_20_Font"><text:span text:style-name="T2">r<text:line-break/></text:span></text:span>utiles sunt, transire.</text:p>
      <text:h text:style-name="Heading_20_2" text:outline-level="2">Cap. v </text:h>
      <text:p text:style-name="P24">Excipit autem nos maxima disse<text:span text:style-name="Default_20_Paragraph_20_Font"><text:span text:style-name="T2">n</text:span></text:span>su, messi-.<text:line-break/>corum , quum nonnullij quidem arbitrentur - sensilem esse.<text:line-break/>systolen arteriae, nonnulli vero insensilem. Ac illi qui-<text:line-break/>dem qui sensilem putant ipsam este, inter finem thallo-<text:line-break/>les et principium . systoles quiescere brevi tempore ajunt<text:line-break/>arteriam, proportione habita quieti illi spirabilium instru-<text:line-break/>mentorum , quae post inspirationem fit ante exspirationem ;<text:line-break/>eodem modo et post systolen ante diaftolen quiescere rur-</text:p>
      <text:p text:style-name="P2">sus, quemadmodum etiam in respiratione quies aliqua<text:line-break/>fit spirabllium instrumentorum , in exspirantibus ante in-<text:line-break/>spirationes. Si ergo tempora quietum fint majora quam<text:line-break/>fit id quod fecundum naturam est, rarum nominant pul-<text:line-break/>sum ; fi minora, frequentem ; ut duae fint raritates et fre-<text:line-break/>quentiae, altera externa post diastolen ante systolen , altera<text:line-break/>interna post systolen ante diastolen. Quicunque vero sibi<text:line-break/>ipsis insensilem esse ajunt fystolen, totum hoc tempus<text:line-break/>quod utique sit inter sensiles motiones ei quod secundum<text:line-break/>naturam est comparantes, fi minus fit, frequentem, fi majus,<text:line-break/>rarum nominant pulsum, si aequale ei quod est secundum^<text:line-break/>naturam , moderatum. Dictum autem est milli in primo de<text:line-break/>dign<text:span text:style-name="Default_20_Paragraph_20_Font"><text:span text:style-name="T2">a</text:span></text:span>tione ipsorum abunde de hac dissensione, quodque<text:line-break/>omnium pulsuum non est sensilis; ostensum quoque est,<text:line-break/>quorumnam est sensilis et quorum non , ac praeterea quo—<text:line-break/>modo utique quis se ipsum exercere debeat in systole di-<text:line-break/>noscenda. Sed haec quidem paulo post dicentur.</text:p>
      <text:h text:style-name="P23" text:outline-level="2">Cap. VI. </text:h>
      <text:p text:style-name="P24">Nunc vero reliquas differentias pulsuum<text:line-break/>percurro; primam quidem eam quae est rhythmi, muli-<text:line-break/>corum speculationi secundum quid communicantem ; fecun-<text:line-break/>dam vero eam quae est aequalitatis et lu aequalitatis ; et .<text:line-break/>tertiam eam quae est ordinis et ino<text:span text:style-name="Default_20_Paragraph_20_Font"><text:span text:style-name="T2">r</text:span></text:span>dinationis. Ac rhytlr-<text:line-break/>mi quidem. speculatio fit, ubi inter se conseruntur tempus<text:line-break/>diastoles et tempus systoles; inaequalitatis autem, ubi cor-<text:line-break/>rumpitur secundum quid continuata paritas alias femur-<text:line-break/>dum aliud genus pulsuum vel etiam duo vel etiam plura.<text:line-break/>Quoniam autem aliquando corrumpitur quidem continuata<text:line-break/>ipsa paritas et ob id inaequalis ipsit motio apparet, quem-<text:line-break/>admodum in planetis, seu errantibus astris, invenitur tamen<text:line-break/>aliqua in circuitibus pariles., quemadmodum in illis ipsis<text:line-break/>planetis , propter hoc ordinatam quidem esse dicimus,<text:line-break/>sicuti planetarum motionem, ita etiam pulsuum, qui per<text:line-break/>circuitus pares fiunt ; inordinatam vero esse, quando nec pa-<text:line-break/>ritatem in circuitibus servet, pari pulsuum multitudine<text:line-break/>factam. .Veluti, si post tres magnos pulsus quartus videatur<text:line-break/>partus et hoc continua semper ferie, .ordinatum quidem</text:p>
      <text:p text:style-name="P2">-..asseres esse talem pulsum, inaequalem tamen; c<text:span text:style-name="Default_20_Paragraph_20_Font"><text:span text:style-name="T2">o</text:span></text:span>rrupta enim<text:line-break/>paritate, ordo quidam servatur, in quibus autem pulsibus nec<text:line-break/>ipse servatur, hos non solum inaequales, sed etiamin<text:span text:style-name="Default_20_Paragraph_20_Font"><text:span text:style-name="T2">o</text:span></text:span>rdinatos<text:line-break/>nominamus. Ac quod n<text:span text:style-name="Default_20_Paragraph_20_Font"><text:span text:style-name="T2">o</text:span></text:span>s quidem recte usi sumus pulsuum<text:line-break/>nominibus, conservantes, quemadmodum in aliis, ita et in<text:line-break/>his Graecorum c<text:span text:style-name="Default_20_Paragraph_20_Font"><text:span text:style-name="T2">o</text:span></text:span>nsuetudinem, in secundo et terti<text:span text:style-name="Default_20_Paragraph_20_Font"><text:span text:style-name="T2">o</text:span></text:span> de<text:line-break/>differentia ipsorum ostensum est , concedimus tamen , quo-<text:line-break/>modocunque quis velit nominet, dummodo rerum disseren-<text:line-break/>tia servetur, ac ratione .declaretur ; quo distincta ac clara<text:line-break/>fiat doctrina. Traditae esiam sunt in primo de differentia<text:line-break/>pulsuum inaequalitates secundum unam motionem , aliquae<text:line-break/>quidem c<text:span text:style-name="Default_20_Paragraph_20_Font"><text:span text:style-name="T2">o</text:span></text:span>ntinua ipsa permanente evenientes, aliquae ver<text:span text:style-name="Default_20_Paragraph_20_Font"><text:span text:style-name="T2">o<text:line-break/></text:span></text:span>quiete inte<text:span text:style-name="Default_20_Paragraph_20_Font"><text:span text:style-name="T2">r</text:span></text:span>cedente, de quibus post haec dicetur. None<text:line-break/>autem ad systoles serm<text:span text:style-name="Default_20_Paragraph_20_Font"><text:span text:style-name="T2">o</text:span></text:span>nem perveniam, qui maxime ne-<text:line-break/>cessarius esit ad p<text:span text:style-name="Default_20_Paragraph_20_Font"><text:span text:style-name="T2">r</text:span></text:span>aecogniti<text:span text:style-name="Default_20_Paragraph_20_Font"><text:span text:style-name="T2">o</text:span></text:span>nes, quandoquidem doctrina<text:line-break/>etiam de frequenti et raro pulsu cum .doctrina de rhythmis<text:line-break/>variatur; ac una commutatur. Quum erg<text:span text:style-name="Default_20_Paragraph_20_Font"><text:span text:style-name="T2">o</text:span></text:span> plura de ipsis</text:p>
      <text:p text:style-name="P29">dicta sint in primo de differentia puisuum , ex ipsis hunc<text:line-break/>in locum quae maxime utilia sunt transferentur; in quibus<text:line-break/>exercitatus quis vim doctrinae opere praecipiet, quando<text:line-break/>ipse [312] quidem ea quae in aegrotantibus eventura fiunt<text:line-break/>praecognoscat; singuli vero alii medici ex divinatione qua-<text:line-break/>dam, non ex melica speculatione eorum praecognitionem<text:line-break/>fieri arbitrabuntur.</text:p>
      <text:h text:style-name="Heading_20_2" text:outline-level="2">Cap. Uls </text:h>
      <text:p text:style-name="P24">Sane incipies a quantitate diastoles di-<text:line-break/>g<text:span text:style-name="Default_20_Paragraph_20_Font"><text:span text:style-name="T2">n</text:span></text:span>oscenda.; hoc autem tibi inerit, si superficietenus fligi-<text:line-break/>torum in jectionemleceris ; et magis, fi ex infernis partibus<text:line-break/>arteriae, superius enim tactum iniiciens, fortassis alicubi<text:line-break/>gravabis quandoque ac premes ipsam, nisi valde admodum<text:line-break/>mentem adhibeas, ut exquisite digitos applices, omni com-<text:line-break/>pressione evitata. Iniectio autem, quae ex infernis fit par-<text:line-break/>tibus, magis potest coniectare, propterea quod nullo modo .<text:line-break/>comprimatur arteria. Quantum autem ipsas compresseris,<text:line-break/>tantum etiam diastoles. tumorem impedies, ac prae<text:span text:style-name="Default_20_Paragraph_20_Font"><text:span text:style-name="T2">s</text:span></text:span>ertim<text:line-break/>quando tenoris vacuus suerit pulsus, quemadmodum lethar-</text:p>
      <text:p text:style-name="P1">gicis; quorum starteriam digitis c<text:span text:style-name="Default_20_Paragraph_20_Font"><text:span text:style-name="T2">o</text:span></text:span>mpresseris, pr<text:span text:style-name="Default_20_Paragraph_20_Font"><text:span text:style-name="T2">o</text:span></text:span> maximo<text:line-break/>minimus apparabis. Si vero , ut lictum est, penitus ambe -<text:line-break/>cilla fuerit vitalis facultas, quum arteriam c<text:span text:style-name="Default_20_Paragraph_20_Font"><text:span text:style-name="T2">o</text:span></text:span>mpresseris,<text:line-break/>sine pulsu laborans videbitur. Contrarium autem in eut<text:span text:style-name="Default_20_Paragraph_20_Font"><text:span text:style-name="T2">o-<text:line-break/></text:span></text:span>rus, id est te<text:span text:style-name="Default_20_Paragraph_20_Font"><text:span text:style-name="T2">n</text:span></text:span>ore praestitis pulsibus fit; qu<text:span text:style-name="Default_20_Paragraph_20_Font"><text:span text:style-name="T2">o</text:span></text:span>s et vehementes<text:line-break/>nominamus, renititur enim arteria c<text:span text:style-name="Default_20_Paragraph_20_Font"><text:span text:style-name="T2">o</text:span></text:span>mprimendo magis<text:line-break/>quam moderate iniiciend<text:span text:style-name="Default_20_Paragraph_20_Font"><text:span text:style-name="T2">o</text:span></text:span> digit<text:span text:style-name="Default_20_Paragraph_20_Font"><text:span text:style-name="T2">o</text:span></text:span>s, indicans robur moventis<text:line-break/>ipsam facultatis. Quare ubi tum cutis laborantis luerit<text:line-break/>dura , tum arteriae tunica e<text:span text:style-name="Default_20_Paragraph_20_Font"><text:span text:style-name="T2">o</text:span></text:span>dem modo suerit assecla, pul-</text:p>
      <text:p text:style-name="Normal">sus , qui ten<text:span text:style-name="Default_20_Paragraph_20_Font"><text:span text:style-name="T2">o</text:span></text:span>re praediti sunt, carnem iniecturum digitorum<text:line-break/>una cum cute evertunt ; quemadm<text:span text:style-name="Default_20_Paragraph_20_Font"><text:span text:style-name="T2">o</text:span></text:span>dum fi etiam externum<text:line-break/>aliquod durum corpus molli cuti app<text:span text:style-name="Default_20_Paragraph_20_Font"><text:span text:style-name="T2">o</text:span></text:span>nas. In hoc enim<text:line-break/>ipso durum a molli discernitur, qu<text:span text:style-name="Default_20_Paragraph_20_Font"><text:span text:style-name="T2">o</text:span></text:span>d durius in m<text:span text:style-name="Default_20_Paragraph_20_Font"><text:span text:style-name="T2">o</text:span></text:span>llius in-<text:line-break/>grediatur. Quod autem tenore praeditum simpliciter est<text:line-break/>fine duritie habet quidem ut evertat ; ut vero veluti co<text:span text:style-name="Default_20_Paragraph_20_Font"><text:span text:style-name="T2">n-<text:line-break/></text:span></text:span>stringat ac contundat non habet. Intelliges autem quod<text:line-break/>dico apertius et in violento venti impetu et in moderata<text:line-break/>lapilli impetitione ; ventus etenim nos et arbores saepe-</text:p>
      <text:p text:style-name="P2">numero haud exiguas evertit, lapillus autem cuti impetitus<text:line-break/>constringere et comprimere ipsam potest, evertere autem<text:line-break/>membrum totum non potest. Quod enim fine c<text:span text:style-name="Default_20_Paragraph_20_Font"><text:span text:style-name="T2">o</text:span></text:span>mpressione<text:line-break/>evertitur, regionem in qua prius e<text:span text:style-name="Default_20_Paragraph_20_Font"><text:span text:style-name="T2">r</text:span></text:span>at deserit; quod autem<text:line-break/>a duriori c<text:span text:style-name="Default_20_Paragraph_20_Font"><text:span text:style-name="T2">o</text:span></text:span>nstringitur, cedens in se ipsum id quod durum<text:line-break/>est excipit, nequaquam sedem quam prius habebat deferens.<text:line-break/>Ita ergo in arteria durum pulsum a veheme<text:span text:style-name="Default_20_Paragraph_20_Font"><text:span text:style-name="T2">n</text:span></text:span>ti distingue,<text:line-break/>Durum namque veluti lapidem vel lignum senties occat-<text:line-break/>rere, qui ab innixu vincitur, nisi vehemens etiam sit; ve-<text:line-break/>hementem vero contra, tenore magis praeditum, si inni-<text:line-break/>taris, conspicies. Cum ergo prius in his distinguendis tu<text:line-break/>exercueris, ad systoles dignotio<text:span text:style-name="Default_20_Paragraph_20_Font"><text:span text:style-name="T2">n</text:span></text:span>em accede, prius teipsum<text:line-break/>exercens in pultibus, qui et magni fiut et vehementes et<text:line-break/>duri. Si enim h<text:span text:style-name="Default_20_Paragraph_20_Font"><text:span text:style-name="T2">o</text:span></text:span>s moderate premas, licebit tibi primas<text:line-break/>systoles partes sentire. Quicquid igitur cedentis cutis ever-<text:line-break/>tebatur, ac veluti cavabatur occurrente arteria, illud ea<text:line-break/>recedente insequitur, usque eam quae secundum naturam<text:line-break/>est tum sedem tum constitutionem ; quare tant<text:span text:style-name="Default_20_Paragraph_20_Font"><text:span text:style-name="T2">o</text:span></text:span> temp<text:span text:style-name="Default_20_Paragraph_20_Font"><text:span text:style-name="T2">o</text:span></text:span>re</text:p>
      <text:p text:style-name="P2">systolen se<text:span text:style-name="Default_20_Paragraph_20_Font"><text:span text:style-name="T2">n</text:span></text:span>ties in quanto hoc ipsum fit; reliquum autem<text:line-break/>ipsius totum dignoscere non poteris. Postquam autem te<text:line-break/>in ejusmodi pulsibus exercueris, ad magnos simul et vehe-<text:line-break/>mentes transi, quamvis sint non dmi ; postea ad vehemen-<text:line-break/>tes, quamvis sint non magni. Mollem vero te habere<text:line-break/>oportet tactum , naturaque bene sentientem , etenim citius<text:line-break/>ab arteria violenter occurrente ejusmodi tactus evertitur,<text:line-break/>et quae in ipsa sunt passiones magis sentit. Dictum autem<text:line-break/>est fusissime in primo de pulsuum dignotione, quonam modo<text:line-break/>potissimum circa systoles dign<text:span text:style-name="Default_20_Paragraph_20_Font"><text:span text:style-name="T2">a</text:span></text:span>tionem te exercere debeas.<text:line-break/>Si vero nequaquam tibi ipsi persuaseris exquisite primas<text:line-break/>systoles partes sentire, verum non dignosci posse omnino<text:line-break/>tibi ipsa rideatur , ut qui cutem duram vel difficulter sen-<text:line-break/>tientem habeas, scias certe ad multas praecognitiones ex<text:line-break/>hoc te laesum iri, quas procedente sermone audies Verum<text:line-break/>tamen ego tibi aliquid solatii ad operum usum porrigam.<text:line-break/>oportebit enim te totum illud tempus -in quo nullam sentis<text:line-break/>motionem lu memoriam reponere, quantum fit in una-.</text:p>
      <text:p text:style-name="P2">quaque aetate. Quum autem non exigua sit differentia ho-<text:line-break/>minibus inter se in quantitate temporis quietis, hortor te<text:line-break/>ut .familiares illos quos opinaris aliquando. aegrotantes te<text:line-break/>esse suspecturum saepius dum sani sunt tangas eo sane<text:line-break/>tempore in quo corpus nullam extrinsecus ortum motionem<text:line-break/>habet ex ambulationibus vel cursibus vel lavacro vel luem<text:line-break/>vel pastu vel potu vel agonia vel ira aliqua .vel timore<text:line-break/>memorlaque repetens quantitatem temporis quietis, illi<text:line-break/>compares id quod assidue conspicitur ; deinde si majus<text:line-break/>fuerit, eum pulsum voces rarum , si minus, frequeutem ; .si<text:line-break/>ei quod fecundum naturam est aequale, moderatum.<text:line-break/>Quemadmodum autem non potest totum tempus <text:span text:style-name="Default_20_Paragraph_20_Font"><text:span text:style-name="T2">s</text:span></text:span>ystoles<text:line-break/>sensui, ita nec dissides ; ostensum autem et hoc estin.pri-<text:line-break/>ruo de digno liene pulsuum. Verum celerem et tardum<text:line-break/>pulsum licet dignoscere ex eo quod de diastole . apparet.<text:line-break/>Dictum autem et de hoc est tum in secundo de dign<text:span text:style-name="Default_20_Paragraph_20_Font"><text:span text:style-name="T2">a</text:span></text:span>tione .<text:line-break/>pulsuum in principio tum in tertio diffusiffime, .in quo<text:line-break/>etiam rhythmorum doctrinam inutilem ostendi Satis enun</text:p>
      <text:p text:style-name="P2">nobis esse ad praecognitionem celeritatem solam, vel tar-<text:line-break/>ditatem dignoscere motumn arteriae, quemadmodum etiam<text:line-break/>et ipsarum quietum tempus quantum ipsum fit, per quod<text:line-break/>ra<text:span text:style-name="Default_20_Paragraph_20_Font"><text:span text:style-name="T2">r</text:span></text:span>us et frequens pulsus fit. Disces autem hoc in scquen-<text:line-break/>tibus, ubi de praenotione ex pulfibus sermo mihi erit.</text:p>
      <text:h text:style-name="Heading_20_2" text:outline-level="2">Cap. Vlll. </text:h>
      <text:p text:style-name="P24">Nunc de magno et parvo pulsu ac de<text:line-break/>caeteris quicunque secundum quantitatem diastoles intelli-<text:line-break/>guntur ubi quicquid utile est adjecero, ad causas ipsorum<text:line-break/>transibo. Etenim in his pulsibus alia quidem communis<text:line-break/>est mensura, quae in frequenti latitudine sumitur, alia vero<text:line-break/>lu unoquoque .homine pecusiaris. In communi quidem<text:line-break/>moderatus secundum quamlibet dimensionem .ipse pulsus<text:line-break/>erit, et dignoscetur, si eum ad arteriae tumorem metiaris;<text:line-break/>nomino autem nunc tumorem ipsam quae in orbem est cir-<text:line-break/>cumscriptionem. Aeque vero ac hic et qui supra vel infra<text:line-break/>moderatos secundum^ uuamquamque dimensionem sunt;.<text:line-break/>peculiariter autem in unoquoque homine ex tactu quem<text:line-break/>in illo et praenoveris et memoria teneas. Dictum autem</text:p>
      <text:p text:style-name="P2">de lns pulsibus est in secundo de dignotione ipsorum,.<text:line-break/>quam sane tractationem nemo ante me fcripfit ipsam per<text:line-break/>se separatim ac solam distinguendo, sed paucas alicubi<text:line-break/>res extra ipsius institutum estus aliam aggressus discordes<text:line-break/>in ipfis suerunt. Pueri igitur pulsum Herophilus quidem.<text:line-break/>satis magnum esse ait , . Archigenes vero parvum. Sic sane<text:line-break/>et formicantem celerem esse ait Archigenes, Herophilus<text:line-break/>autem non celerem. Errorum autem causas in ea tracta-<text:line-break/>tione diximus. Quare tibi in primis in [313] eam est ac-<text:line-break/>curate incumbendum, si tum dignoscere tum praecogno-<text:line-break/>scere velis differentias pulsuum, sicuti nos facere vidisti<text:line-break/>Nihil enim in artet quod diuturniore exercitatione indi-<text:line-break/>gcat majoremque vim habeat quam pulsuum dignotio. Ubi<text:line-break/>enim Arcbigenem errare ostendimus , non lu celeritatis sc-<text:line-break/>lum , sed etiam magnitudinis dignotione, quam poteris tui<text:line-break/>spem habere scientiae ipsorum, nisi ratione quidem primo<text:line-break/>in quatuor libris de dignotione ; postea vero usu ac.exer-</text:p>
      <text:p text:style-name="P1">citatione veritatem quae ru ipsis est ediscas? Tanquam<text:line-break/>igitur tu ita facias, capita eorum quae in ipsis dicta sunt<text:line-break/>quemadmodum in praedictis differentiis, ita et i<text:span text:style-name="Default_20_Paragraph_20_Font"><text:span text:style-name="T2">n</text:span></text:span> ullis di-<text:line-break/>cani. Quum enim diastole sensilem habeat omnibus motio-<text:line-break/>nem,. ubi superficietenus palpaveris, arteriam sine vi<text:line-break/>comprehendens, et magis, ubi ex infernis partibus , exqui-<text:line-break/>lita fit ipsa magnitudinis dignotio. Utrum autem vehemen-<text:line-break/>ter vel obscure, et aequaliter vel inaequaliter mota fit,<text:line-break/>firmiter ac exquisite cognoscere impossibile est per prae-<text:line-break/>dictam tactus iniectionem, verum oportet lentim arteriam<text:line-break/>premere; ita enim diuturniore tempore diastole<text:span text:style-name="Default_20_Paragraph_20_Font"><text:span text:style-name="T2">n</text:span></text:span> senties<text:line-break/>quam dum sine vi digitos ipsi injiciebas. Non tamen aut<text:line-break/>celeritatis, aut tarditatis dign<text:span text:style-name="Default_20_Paragraph_20_Font"><text:span text:style-name="T2">a</text:span></text:span>tio manifeste apparet, nisi<text:line-break/>presseris, licet etiam parumper, cutim , quae super arteriam<text:line-break/>incumbit. Si autem ita feceris, nonnunquam quidem<text:line-break/>, aequali celeritate, nonnunquam vero inaequali^ tibi vi-<text:line-break/>flebitur <text:span text:style-name="Default_20_Paragraph_20_Font"><text:span text:style-name="T2">r</text:span></text:span> moveri , ac nonnunquam quidem primas partes<text:line-break/>motionis vel medias tardior es facere , nonnunquam autem<text:line-break/>econtrario: ita sane etiam celeriores , nonnunquam quidem</text:p>
      <text:p text:style-name="P2">postremas partes, nonnunquam vero quae ante has sunt,<text:line-break/>vel quae sunt omnium primae ; et sane etiam vehementiores<text:line-break/>et languidiores secundum eandem rationem. ldeoque et<text:line-break/>arteriae ascenfionem quiete interceptam senties , ita ut con-<text:line-break/>fistere videatur, et secundam appulsionem, postquam con-<text:line-break/>stiterit, nonnunquam quidem validi<text:span text:style-name="Default_20_Paragraph_20_Font"><text:span text:style-name="T2">o</text:span></text:span>rem vel celeriorem,<text:line-break/>nonnunquam autem imbecilliorem vel tardiorem priore.<text:line-break/>Quum autem multae etiam sint in hoc genere particulares<text:line-break/>differentiae, universas habes in primo libro tractationis de<text:line-break/>pulsibus scriptas. Sed hic quoque tibi quod utile est , una<text:line-break/>cum iis quae ex ipsis j calleantur dicere quam brevissime<text:line-break/>conabor in sequentibus sermonibus. Similiter etiam de<text:line-break/>aliis quae nunc praetermissa sunt, curiosius a medicis in-<text:line-break/>qtufita, in parte prognostica hujus tractationis audies.<text:line-break/>N unxi autem tantum dixisse satis est, quicunque hunc<text:line-break/>librum ante magnam tractationem legit, posse quidem<text:line-break/>illum ad artis opera -neque prima ipfius- parte, quae de<text:line-break/>differentia pulsuum est, neque ea quae de caulis est egere;</text:p>
      <text:p text:style-name="P2">habet enim earum vim et hoc in loco comprehensam. Et<text:line-break/>certe diagnostica et prognoftica tractatio utilissimae ad artis<text:line-break/>opera sunt, fi per diexodum, non per epitomen scripta<text:line-break/>legantur. Recte igitur feceris fi haec soli doctrinae non<text:line-break/>confidas; quae certe ad expeditam memoriam utilis est iis,<text:line-break/>qui accurate ea quae per diexodum in illis scripta sunt<text:line-break/>didicerint. De dignotione vero celeritatis pulsus, in qua<text:line-break/>Archigenem errasse mo<text:span text:style-name="Default_20_Paragraph_20_Font"><text:span text:style-name="T2">n</text:span></text:span>stravimus, non potest firma dign<text:span text:style-name="Default_20_Paragraph_20_Font"><text:span text:style-name="T2">a</text:span></text:span>tio<text:line-break/>sumi , uifi tractatio de pulsuum dignotione non obiter lega-<text:line-break/>tur; in qua ostenditur <text:span text:style-name="Default_20_Paragraph_20_Font"><text:span text:style-name="T2">n</text:span></text:span>on modo ac solo motionis tempore<text:line-break/>distinguendam esse celeritatem a tarditate, sed et ascen-<text:line-break/>sionis quantitatem confiderandam este. Nam si soli tem-<text:line-break/>pori mentem adhibueris, formicantem quem vocant pulsum<text:line-break/>celerem esse opinaberis, qui non celero sed exigui tempo-<text:line-break/>ris est; ut qui minimam habeat disstolen , neque enim con-<text:line-break/>tingit multo tempore breve spatium pertransire, quamvis<text:line-break/>tardum sit id quod movetur. Testudo enim minori tem-<text:line-break/>pure cubitum peragit quam parasangam equus, sed latio- .</text:p>
      <text:p text:style-name="P2">nis impetus non est aequalis amborum animalium. Affines-.<text:line-break/>cere igitur te oportet ut celeritatem et tarditatem temporis<text:line-break/>dignoscas. Ac de hoc quidem , sicuti dicebam sim tertio de<text:line-break/>dign<text:span text:style-name="Default_20_Paragraph_20_Font"><text:span text:style-name="T2">a</text:span></text:span>tione libro copiosissime dictum est et in prima parte<text:line-break/>secundi: e systole autem in primo absolutissime scriptum<text:line-break/>est; ubi ostendi lu languidis pulsibus ipsam dignosci minime<text:line-break/>posse, ac praecipue quando tunica arteriae mollis est, in<text:line-break/>vehementibus autem pulsibus posse et in iis qui medii sunt<text:line-break/>vehementia et magnitudine. De mollitie autem arteriae<text:line-break/>nihil oportet definire in vehementibus,. nunquam enim<text:line-break/>idem pulfus vehemens timui est et mollis, sed vel durus,<text:line-break/>vel moderatus, ac secundum naturam in hoc genere. In<text:line-break/>vehementibus igitur pulsibus, si leniter arteriam premas,<text:line-break/>fenties utrum statim redeat ad fystolen, externam quietem<text:line-break/>brevis temporis faciens, an longiori tempore quam fecun-<text:line-break/>dumuaturam fit quiescat, et utrum motio ipsius dum con-<text:line-break/>trahitur, motione quae fecundum naturam est cele-</text:p>
      <text:p text:style-name="P2">rior sit, an tardior , plurimum enim ex hac dign<text:span text:style-name="Default_20_Paragraph_20_Font"><text:span text:style-name="T2">a</text:span></text:span>tione<text:line-break/>ad praecognoscendum juvaberis, quod in quatuor libris<text:line-break/>habes.</text:p>
      <text:h text:style-name="Heading_20_2" text:outline-level="2">Cap. IX. </text:h>
      <text:p text:style-name="P24">Causas autem tum quae pulsus faciunt,<text:line-break/>tum quae atterant alibi percurrimus, illic autem ostendo,<text:line-break/>primas quidem, quae veluti continentes ipsorum sunt can-<text:line-break/>sae; secundas autem quae antecedentes et tertias, quae<text:line-break/>praeincipientes , quas sane <text:span text:style-name="Default_20_Paragraph_20_Font"><text:span text:style-name="T5">προκαταρκτικάς</text:span></text:span><text:span text:style-name="Default_20_Paragraph_20_Font"><text:span text:style-name="T4"> </text:span></text:span>nominant. Con-<text:line-break/>stat autem differre nihil, sive foeminino genere dicas <text:span text:style-name="Default_20_Paragraph_20_Font"><text:span text:style-name="T5">αἰτίας</text:span></text:span><text:span text:style-name="Default_20_Paragraph_20_Font"><text:span text:style-name="T7">,<text:line-break/></text:span></text:span>sive neutro <text:span text:style-name="Default_20_Paragraph_20_Font"><text:span text:style-name="T5">αἴτια</text:span></text:span><text:span text:style-name="Default_20_Paragraph_20_Font"><text:span text:style-name="T7">. </text:span></text:span>Meminisse sane prae omnibus oportet,<text:line-break/>quemadmodum diximus, nominare tuos quandoque conti-<text:line-break/>nentem causam, .non proprie certe, sed appellatione<text:line-break/>abutentes. Causam enim quae proprie continens dicitur<text:line-break/>neque nominavit quispiam alius ante Stoicos, neque esse<text:line-break/>concessit Quae vero a nobis veluti continentes dicuntur,<text:line-break/>generationis cujusdam, non subsistentiae causae sunt; osten-<text:line-break/>sum est enim neque alterius cujusdam rei causam priorem<text:line-break/>ullam esse, nisi generationis; .sed non omnem generationis<text:line-break/>eaufam nominamus, etiam nomine, ut nixi, abutentes,</text:p>
      <text:p text:style-name="P2">c<text:span text:style-name="Default_20_Paragraph_20_Font"><text:span text:style-name="T2">o</text:span></text:span>ntinentem, sed illam duntaxat quae effectiva est eorum<text:line-break/>quae sint dum fiunt, ut saltationis, pugnae, luctae, cursus,<text:line-break/>omnium denique actionum , m<text:span text:style-name="Default_20_Paragraph_20_Font"><text:span text:style-name="T2">o</text:span></text:span>tiones enim sunt activae :<text:line-break/>ob has vero et passivae motiones dum fiunt,. subsistentiam<text:line-break/>habent. Quum igitur talis qu<text:span text:style-name="Default_20_Paragraph_20_Font"><text:span text:style-name="T2">o</text:span></text:span>que sit et in pulsibus sub-<text:line-break/>sistentis, causae effectivae. tres ostensae sunt, facultas quae.<text:line-break/>m<text:span text:style-name="Default_20_Paragraph_20_Font"><text:span text:style-name="T2">o</text:span></text:span>vet arterias, corpus ipsum vasis. et usus propter quem<text:line-break/>movetur. ostensum est autem in libro de usu pulsuum, ut<text:line-break/>totum brevi summa complectamur, usum ipsum pulsuum<text:line-break/>innatae caliditatis esse cust<text:span text:style-name="Default_20_Paragraph_20_Font"><text:span text:style-name="T2">o</text:span></text:span>diam. Quum .enim duae sint<text:line-break/>pulsus partes, diastole etsystole; diastolen quidem refrige-<text:line-break/>randi causa ut plurimum fieri ostendimus , raro tamen<text:line-break/>quand<text:span text:style-name="Default_20_Paragraph_20_Font"><text:span text:style-name="T2">o</text:span></text:span>que ventilandi et accendendi; quemadm<text:span text:style-name="Default_20_Paragraph_20_Font"><text:span text:style-name="T2">o</text:span></text:span>dum et<text:line-break/>portionem aliquam ipsius . exiguam gratia nutriendi spiri-<text:line-break/>tum qui in cerebro est; systolen vero effundendi gratia ea<text:line-break/>excrementa quae veluti fuliginosa sunt ac sumosa. Nam<text:line-break/>quae ex frigidioribus ac humidioribus humoribus, qui vel<text:line-break/>a caliditate innata conficiuntur , vel ab ea quae praeter</text:p>
      <text:p text:style-name="P2">naturam est [314] putrefiu<text:span text:style-name="Default_20_Paragraph_20_Font"><text:span text:style-name="T2">n</text:span></text:span>t, in ambientem aerem per tran-<text:line-break/>fpirationem sensui occultam essiuunt, fumo assimilantur;<text:line-break/>quae vero a calidis vel siccis, favillae ac saligno. Ac sii- .<text:line-break/>gidus quidem est humor qui proprie orudus nominatur,<text:line-break/>humidus autem et frigidus ipsa pituita. Plerumque tamen<text:line-break/>una appellatione utrosque humores comprehendimus et<text:line-break/>pituitosos nominamus. Atrae vero , bilis humor siccus<text:line-break/>est; pallidae autem et flavae non siccus solum, sed et ca-<text:line-break/>lidus. Aeruginosa autem bilis media luter hos est. Quum<text:line-break/>autem et bilis atra tum generatione tum facultate duplex<text:line-break/>fit, quandoquidem et ex flava bile superassent fit et crasso<text:line-break/>ac veluti limoso sanguine, qui proportione respondet faeri<text:line-break/>quae in vicinis est, aeruginosae sane bilis generatio in pali<text:line-break/>lidae mutatione fit.</text:p>
      <text:h text:style-name="Heading_20_2" text:outline-level="2">Cap. x. </text:h>
      <text:p text:style-name="P24">Cum ergo caliditas copiofior in animalis<text:line-break/>corpore auctu fuerit, major evadit usus diastoles arteria-<text:line-break/>rum ; quum autem fumosum vel suliginosum excrementum,<text:line-break/>systoles. Ubi vero. ipse usus incrementum obtinet, cele-</text:p>
      <text:p text:style-name="P2">ritas istic et magnitudo augetur spatii quod percurrit cor-<text:line-break/>pus arteriae, dum ipsum vel dilatetur vel contrahitur;<text:line-break/>quare major quidem pulsus erit, dum ipsa dilatatur, aucta<text:line-break/>simpliciter ipsa caliditate; plurimum autem recedet per<text:line-break/>systoles , ubi fumosum vel suliginosum effundit excretuen-<text:line-break/>tum. . Ac diastoles quidem magnitudo ut sensu dignoscas.<text:line-break/>tur facillimum est; systoles autem impossibile. ostensum<text:line-break/>enim est in libris de pulsuum dignotione . plurimam systo-<text:line-break/>les partem sensum effugere. Celeritas igitur sola recessio-<text:line-break/>nis una cum brevitate internae quietis indicabit tibi mul-<text:line-break/>titudinem excrementorum quae in arteriis sunt. oste<text:span text:style-name="Default_20_Paragraph_20_Font"><text:span text:style-name="T2">n-<text:line-break/></text:span></text:span>sum enim est in libris de causis pulsuum , naturam ad systo-<text:line-break/>les actionem festinare , ubi ab excrementis suffocatur ; sesti-<text:line-break/>natio autem tum exte<text:span text:style-name="Default_20_Paragraph_20_Font"><text:span text:style-name="T2">r</text:span></text:span>nam quietem minuit tum systoles<text:line-break/>celeritatem auget. ostensum est etiam arteriam quae<text:line-break/>mediocriter in corporis constitutione fe habeat , primo qui-<text:line-break/>dem magnitudinem augere , ubi nimirum caliditas inte<text:span text:style-name="Default_20_Paragraph_20_Font"><text:span text:style-name="T2">n</text:span></text:span>da-<text:line-break/>tur; fecundo vero, celeritatem; quando autem satis ignita</text:p>
      <text:p text:style-name="P2">suerit, magnos fimul et celeres efficere pulsus; si autem<text:line-break/>plurimum, etiam frequentes ; ubi autem copia quidem cali-<text:line-break/>ditatis nondum auctu sit, sumosa autem et fuliginosa ex-<text:line-break/>crernenta redundent, celeritatem quidem, non magnitudinem<text:line-break/>accedere, constringi autem frequentiam celerioremque ma-<text:line-break/>niscste apparere arteriae motionem , dum in se ipsam coit.<text:line-break/>Et hoc est mluime omnium fallax signum incipientis inva-<text:line-break/>sionis paroxysmi , ubi nulla prius occasio lu laborante ex-<text:line-break/>stiterit. Ac apertissima quidem est in iis quorum pulsus<text:line-break/>prius noveramus, difficilior autem in aliis multasque, ut<text:line-break/>memoriae mandetur, <text:span text:style-name="Default_20_Paragraph_20_Font"><text:span text:style-name="T2">r</text:span></text:span>equirit communes mensuras eorum<text:line-break/>corporum quorum pulsus tetigeramus. Quum enim prae-<text:line-break/>cipue in quantitate cognitio p<text:span text:style-name="Default_20_Paragraph_20_Font"><text:span text:style-name="T2">o</text:span></text:span>natur, haec non eadem est<text:line-break/>omnibus.</text:p>
      <text:h text:style-name="Heading_20_2" text:outline-level="2">Cap. XI. </text:h>
      <text:p text:style-name="P24">Mentem ergo adhibere oportet mensuris<text:line-break/>communibus bene valentium, ut cum supra hos aliquod<text:line-break/>genus pulsuum appareat, praeter naturam illud judices , ac<text:line-break/>alienius affectionis signum esse censeas. Quoniam autem<text:line-break/>latitudinem habet communis honnnum mensura, satius est</text:p>
      <text:p text:style-name="P2">non simpliciter in omnibus , sed per species et differentias<text:line-break/>considerare communes plurium hominum mensuras in uno-<text:line-break/>quoque genere pulsuum. Communes autem hae mensurae^<text:line-break/>universim quidem in caliditatem et frigiditatem, gracili-<text:line-break/>tatem et crassitudinem reducuntur, particulatim vero eae<text:line-break/>ipsae secundum aetates et naturas et ambientis aeris causti-<text:line-break/>lusiones , in anni temporibus et regionibus. De his autem<text:line-break/>didicisti lu eo libro qui de pulsibus ad tirones scriptus<text:line-break/>est; quem sane librum melius est ut ante hunc legas.<text:line-break/>Dicentur tamen et nunc quae in eo scripta sunt, quo nihil<text:line-break/>defit ex necessariis in hac quae prae manibus est tract-a-<text:line-break/>tione, habeantque qui laboris studiosi esse volunt, bre-<text:line-break/>vissimo quidem sermone contenta quae prima ac maxime<text:line-break/>necessaria sunt in. isagoge; absolutissima autem isiiexodo,<text:line-break/>quae in magna tradita sunt tractatione; medio autem luter<text:line-break/>utrosque quae nunc dicuntur.</text:p>
      <text:h text:style-name="Heading_20_2" text:outline-level="2">C a p. XII. </text:h>
      <text:p text:style-name="P24">Ac scriptae quidem sunt etiam ab Hero-<text:line-break/>philo mensurae quae sunt secundum tempora diastoles et<text:line-break/>fystoles, aetatum causa rationem in rhythmos redigente.</text:p>
      <text:p text:style-name="P2">Quemadmodum enim illos musici fecundum quosdam deter-<text:line-break/>minatus .temporum ordines constituunt, comparantes inter<text:line-break/>fe arsim et thesim, ita quoque Herophilus arsi quidem dia-<text:line-break/>stolen proportione respondere supponens, thesi vero fy-<text:line-break/>stolem, auspicatus a nuper nato puerulo., observationem<text:line-break/>fecit, primum tempus sensile supponens, i<text:span text:style-name="Default_20_Paragraph_20_Font"><text:span text:style-name="T2">n</text:span></text:span> quo dilaturi<text:line-break/>arteriam comperit, aequale autem ipsi et systoles tempus<text:line-break/>esse alt, haud magnopere de utraque quiete determinans.<text:line-break/>Quibus enim insenfilis est arteriae systole, iis in duo tem-<text:line-break/>pora univerfa rhythmus ipsius pulsus dividitur, hoc est in<text:line-break/>tempus feusilis motionis , quando arteria dum dilatatur,<text:line-break/>nostrum tactum percutit et lu reliquum totum tempus quod<text:line-break/>componitur tum ex externa quiete et fyst<text:span text:style-name="Default_20_Paragraph_20_Font"><text:span text:style-name="T2">o</text:span></text:span>le, quae post<text:line-break/>ipsum est, tum ex quiete rursus, quae post illum est, et ex<text:line-break/>primis diastoles partibus , quae sane et ipsae sunt insensiles.<text:line-break/>Et ob id pulsum in percussionem et intervallum partiuntur,<text:line-break/>lu intervalli quantitate frequentiam et raritatem ponentes,<text:line-break/>quemadmodum in percussi<text:span text:style-name="Default_20_Paragraph_20_Font"><text:span text:style-name="T2">o</text:span></text:span>nis . quantitate celeritatem et</text:p>
      <text:p text:style-name="P2">tarditatem. Quatenus igitur aequalis rhythmi esse pulsum<text:line-break/>in nuper natis ait Herophilus , eatenus etiam dignoscere<text:line-break/>mihi visus est principium fystoles, quatenus ver<text:span text:style-name="Default_20_Paragraph_20_Font"><text:span text:style-name="T2">o</text:span></text:span> rursus<text:line-break/>usque ad decem temp<text:span text:style-name="Default_20_Paragraph_20_Font"><text:span text:style-name="T2">o</text:span></text:span>ra prima extendit fystolen arteriae<text:line-break/>senum , eatenus n<text:span text:style-name="Default_20_Paragraph_20_Font"><text:span text:style-name="T2">o</text:span></text:span>n amplius dignoscere visus est , sed dia-<text:line-break/>stolen sensilibus motionibus agnoscere, quas, quia nostros<text:line-break/>percutiunt digitos , dignoscimus , fystolen vero totum id<text:line-break/>quod reliquum est ponere in quo motionem non sentiebat.<text:line-break/>Sed de Herophili quidem circa pulsus arte praetereun-<text:line-break/>dum esu.</text:p>
      <text:h text:style-name="Heading_20_2" text:outline-level="2">Cap. XllI. </text:h>
      <text:p text:style-name="P24">Nunc autem quicquid ad artis opera ex<text:line-break/>long<text:span text:style-name="Default_20_Paragraph_20_Font"><text:span text:style-name="T2">o</text:span></text:span> experimento memoriae gratia sumere utile est di- -<text:line-break/>cetur. Quum enim puerulos tangerem nuperrime natos,<text:line-break/>in paucis potui aperte dignoscere principium [315] systoles,<text:line-break/>quod sane arteriae recessionem et abscessionem nomin<text:span text:style-name="Default_20_Paragraph_20_Font"><text:span text:style-name="T2">o</text:span></text:span>, tunc<text:line-break/>enim abscedens a nostro tactu in profundum corporis re-<text:line-break/>cedit. lu quibus autem non p<text:span text:style-name="Default_20_Paragraph_20_Font"><text:span text:style-name="T2">o</text:span></text:span>teram aperte dignoscere<text:line-break/>recessi<text:span text:style-name="Default_20_Paragraph_20_Font"><text:span text:style-name="T2">o</text:span></text:span>nem, in iis tempus sensilis m<text:span text:style-name="Default_20_Paragraph_20_Font"><text:span text:style-name="T2">otio</text:span></text:span>nis, quam dum</text:p>
      <text:p text:style-name="P2">n<text:span text:style-name="Default_20_Paragraph_20_Font"><text:span text:style-name="T2">o</text:span></text:span>bis <text:span text:style-name="Default_20_Paragraph_20_Font"><text:span text:style-name="T2">o</text:span></text:span>ccurrit a<text:span text:style-name="Default_20_Paragraph_20_Font"><text:span text:style-name="T2">r</text:span></text:span>teria, facit addito etiam temp<text:span text:style-name="Default_20_Paragraph_20_Font"><text:span text:style-name="T2">o</text:span></text:span>re externae<text:line-break/>quietis , aliquando quidem aequale visum est mihi <text:span text:style-name="Default_20_Paragraph_20_Font"><text:span text:style-name="T2">r</text:span></text:span>eliquo<text:line-break/>toti , aliquando autem mi<text:span text:style-name="Default_20_Paragraph_20_Font"><text:span text:style-name="T2">n</text:span></text:span>us. In quibus autem nullo<text:line-break/>m<text:span text:style-name="Default_20_Paragraph_20_Font"><text:span text:style-name="T2">o</text:span></text:span>do dignosci potest syst<text:span text:style-name="Default_20_Paragraph_20_Font"><text:span text:style-name="T2">o</text:span></text:span>les in iis totum illud reliquum<text:line-break/>tempus, quod intervallum nominant, apertissime quidem<text:line-break/>maj us erat. quam id fotum quod in sensili diastole positum<text:line-break/>esu Deinceps vero semper per totum illud tempus quod<text:line-break/>est inter. primam diem, in qua infantulus genitus est, et<text:line-break/>extremam, in qua transactis omnibus aetatibus obsit; tem-<text:line-break/>pura. omnia aucta sunt, quae sane quatuor quidem sunt,<text:line-break/>non sunt eadem tamen secundum subsistentiam et ad nostrum<text:line-break/>fensum. Ac illa quidem tempora quae secundum ipsam<text:line-break/>rerum naturam sunt quatuor ex duabus motionibus et dua-<text:line-break/>bus quietibus constant; motionibus quidem .diastole et sy-<text:line-break/>stole, quietibus autem tum externa, quae fit post diastolen<text:line-break/>ante systolen, tum interna, quae fit post systolen ante dia-<text:line-break/>stolen. Illa vero quae ad sensum sunt, quatu<text:span text:style-name="Default_20_Paragraph_20_Font"><text:span text:style-name="T2">or</text:span></text:span> et ipsa<text:line-break/>fiunt. Primum quidem quo plurimum de tli.astole persen-.<text:line-break/>titur, quandoquidem ostendi in libris de dign<text:span text:style-name="Default_20_Paragraph_20_Font"><text:span text:style-name="T2">a</text:span></text:span>tione pus-</text:p>
      <text:p text:style-name="P2">suum. ejus principium a sensu percipi non posse,.; D.ein-<text:line-break/>ceps autem tempus externae quietis totum sensibile, si sime<text:line-break/>quis recessi<text:span text:style-name="Default_20_Paragraph_20_Font"><text:span text:style-name="T2">o</text:span></text:span>nem .persentiat. Ab his tertium .tempus systo-<text:line-break/>les sensibile. nam quae post recessionem ipsius sunt, infen-<text:line-break/>sibilia omnia esse <text:span text:style-name="Default_20_Paragraph_20_Font"><text:span text:style-name="T2">o</text:span></text:span>stensum esu Quartum autem est ab his<text:line-break/>tempus compositum tum ex ultimis syst<text:span text:style-name="Default_20_Paragraph_20_Font"><text:span text:style-name="T2">o</text:span></text:span>les partibus., tum<text:line-break/>ex interna quiete, tum ex primis diastoles partibus. om-<text:line-break/>nia igitur, ut diri, tempora producuntur progrediente<text:line-break/>aetate ; quae longo quidem usu mem<text:span text:style-name="Default_20_Paragraph_20_Font"><text:span text:style-name="T2">o</text:span></text:span>riae mandari possunt,<text:line-break/>orati<text:span text:style-name="Default_20_Paragraph_20_Font"><text:span text:style-name="T2">o</text:span></text:span>ne autem explicari nun possent. Neque enim quan-<text:line-break/>tum sit primum tempus, quod in nuper natis nixi nos<text:line-break/>invenire, neque quantum procedente aetate augeatur, ora-<text:line-break/>tione doceri potest; sed hoc quisque sua diligentia indagare<text:line-break/>debet, ita ut mult<text:span text:style-name="Default_20_Paragraph_20_Font"><text:span text:style-name="T2">o</text:span></text:span>s quidem pueros tangat, multos etiam<text:line-break/>adolescentes , multos item aetate vigentes et declinantes et<text:line-break/>faue etiam senes; Hoc enim duntaxat modo poterit com-<text:line-break/>munem latitudinem mensurarum memoria mandare. Post<text:line-break/>quum mensuram, licet n<text:span text:style-name="Default_20_Paragraph_20_Font"><text:span text:style-name="T2">o</text:span></text:span>ndum prius laborantem tetigerit,</text:p>
      <text:p text:style-name="P2">dicere tamen poterit olim praeter naturam se habere. C<text:span text:style-name="Default_20_Paragraph_20_Font"><text:span text:style-name="T2">o</text:span></text:span>n-<text:line-break/>trahitnr enim tum externa quies ininvasionibus tum reces-<text:line-break/>sionis tempus. Diastoleaane per has ipsas invasion es tem-<text:line-break/>pore ridetur b<text:span text:style-name="Default_20_Paragraph_20_Font"><text:span text:style-name="T2">r</text:span></text:span>evis. Atque ubi haec inveneris, copiam milii<text:line-break/>cogita adessb caliditatis in corde, et excrementa veluti femora<text:line-break/>multa, ob quae natura externam quietem breviat, ad eorum<text:line-break/>excretiouem, et ad fystolen, per quam excretio fit, festi-<text:line-break/>nans. In biliosis autem febribus, cuiusmodi est et exquisita<text:line-break/>tertiana,- .dlastole multam a naturali statu in magnitudinem<text:line-break/>et celeritatem excedit, externam autem quietem et celeri-<text:line-break/>tatem recessionis haud proportione obtinet magnitudinis<text:line-break/>et celeritatis diastoles , sed plurimum deficit. Quare si prin-<text:line-break/>cipium systoles assuetus es dignoscere, non solum invasiones<text:line-break/>paroxysniorum fabrilium agnoscere poteris,- sed et speciem<text:line-break/>putrescentium humorum, <text:span text:style-name="Default_20_Paragraph_20_Font"><text:span text:style-name="T2">r</text:span></text:span>ex quibus ut plurimum febriles<text:line-break/>morbi consistunt. Rarae enim sunt hecticae; in medio<text:line-break/>autem ambarum fecundum numerum sunt quae epheme-<text:line-break/>rae, id est suariae ab Hippocrate vocantu<text:span text:style-name="Default_20_Paragraph_20_Font"><text:span text:style-name="T2">r; </text:span></text:span>in quibus, ut</text:p>
      <text:p text:style-name="P19">dixi, cognito <text:span text:style-name="Default_20_Paragraph_20_Font"><text:span text:style-name="T2">s</text:span></text:span>ystoles principio, in lavacrum statim labo<text:line-break/>rantes perduces.</text:p>
      <text:h text:style-name="Heading_20_2" text:outline-level="2">Cap. XIV. </text:h>
      <text:p text:style-name="P24">Supervacaneum igitur est tempus diasto-<text:line-break/>les tempori <text:span text:style-name="Default_20_Paragraph_20_Font"><text:span text:style-name="T2">s</text:span></text:span>ystoles compareo, sive sentiat quispiam sive<text:line-break/>non sentiat primas systoles partes. Quum enim sciveris al-<text:line-break/>torum quidem esse animali diastoles usum, sicuti sane et in-<text:line-break/>spirationis, alterum vero systoles, sicuti et exspirationis,<text:line-break/>ex utriusque assertionibus affectionem corporis invenies.<text:line-break/>Pari modo et in iis qui se exercent, vel alio quovis modo<text:line-break/>se vehementer movent, diastole et major sit et celerior,<text:line-break/>Didicimus enim augeri usum diastoles arteriarum in pulsibus,<text:line-break/>sicuti sahe et thoracis in inspirationibus, quum vel consum-<text:line-break/>tio fit multa lpiritus, vel caliditas larga collecta fuerit in<text:line-break/>toto animali, vel principalissimis, vel plurimis partibus,<text:line-break/>ac praecipue sane in corde. lta vero et intendi usum systo-<text:line-break/>les arteriarum in pulsibus didicisti , sicuti et thoracis in ex-<text:line-break/>pirationibus ; natura enim in ambabus motionibus festinat,</text:p>
      <text:p text:style-name="P2">ut turbatum effundat spiritum , aliquando quidem veluti su-<text:line-break/>molis, aliquando autem veluti fuliginosis excrementis assimi-<text:line-break/>latum. ; Ac fuliginofum quidem excrementum est quod a<text:line-break/>lacernis, fumosum vero quod a viridibus lignis attollitur.<text:line-break/>Et gignitur quidem fuliginosum; quod quae in flammam con-<text:line-break/>sumitur materia perfecte combusta fit; sicuti sane et va-<text:line-break/>porosum ex humida substantia utili quae attenuetur ; su-<text:line-break/>mosum vero ex ambabus mixtis, materiam quidem habens<text:line-break/>ex. terrestri et aquosa substantia commixtam, mutationem<text:line-break/>vero non exquisitam- quemadmodum fuligo, sed adfi<text:span text:style-name="Default_20_Paragraph_20_Font"><text:span text:style-name="T2">n</text:span></text:span>em-<text:line-break/>calentem.. Quod autem nihil differat sive favillam sive<text:line-break/>fuliginem nomines, itemque sive - savillaceum sive suligino-<text:line-break/>sum, arbitror te non ignorare , si modo in Graecorum voci-.<text:line-break/>bus fueris enutritus. Dum vero comparatur tempus di adoles<text:line-break/>tempori systoles, sicuti Herophilus censebat, cognosci potest;<text:line-break/>tum quod praeter naturam se habeat laborans, tum prae-<text:line-break/>terea quod multum ; vel parum praeter: naturam pe habeat.<text:line-break/>Magnae enim rhythmorum qui sunt secundum naturam in<text:line-break/>eos.qui .praeter naturam sunt eversiones magnam signi-</text:p>
      <text:p text:style-name="P20">fleant laefionem , minores vero minorem. Ac exiguam qui-<text:line-break/>dem eversionem iudicant pulsus pararrhythmi, majoremhe-<text:line-break/>terorrhythmi , maximam ecrhy thmi. Meministis enim in<text:line-break/>libro primo de differe<text:span text:style-name="Default_20_Paragraph_20_Font"><text:span text:style-name="T2">n</text:span></text:span>tiis puliuum ecrhythmos nominari<text:line-break/>pulsus qui nullius aetatis rhythmum habent, pararrhyth-<text:line-break/>mos qui proximae aetatis, heterorrhythmos autem qui<text:line-break/>alterius cuiusdam, no<text:span text:style-name="Default_20_Paragraph_20_Font"><text:span text:style-name="T2">n</text:span></text:span> proximae. Ex sus ergo jam dignosci<text:line-break/>potest laefionis magnitudo, non tamen quaenam sit affectio<text:line-break/>a qua mutatio pulsuum facta suerit, ex hac certe contempla-<text:line-break/>tione cognosci potest, quum praeterea difficilis fit tempo-<text:line-break/>rum quae in rhythmo sunt enumeratio. At via cui nunc<text:line-break/>insisto et cognitu facilis est et naturam affectionis quae-<text:line-break/>nam fit, <text:span text:style-name="Default_20_Paragraph_20_Font"><text:span text:style-name="T2">n</text:span></text:span>on magnitudinem laesionis solam docet; quin et<text:line-break/>hae ipsa via remedia inveniuntur, ut in methodi curandi<text:line-break/>tractatione. ostensum esu.</text:p>
      <text:h text:style-name="Heading_20_2" text:outline-level="2">Cap. XV. </text:h>
      <text:p text:style-name="P24">[316] His igitur a nobis prius definitis,<text:line-break/>dicamus jam ea quae in isagoge scripta sunt de ea quae<text:line-break/>fecundum <text:span text:style-name="Default_20_Paragraph_20_Font"><text:span text:style-name="T2">n</text:span></text:span>aturam est in pulsibus differentia; sunt autem</text:p>
      <text:p text:style-name="P2">haec. Ac viri quidem mulieribus ut plurimum multo tum<text:line-break/>majorem tum vehementiorem habent pulsum , tardiorem<text:line-break/>autem paulo satisque rariorem. Qui vero natura sunt ca-<text:line-break/>lidiores, majorem et celeriorem et frequentiorem multo,<text:line-break/>vehementiorem autem non multo. Qui autem sunt gracilio-<text:line-break/>res; majorem quidem et rariorem multum tardiorem autem<text:line-break/>et vehementiorem paulo. Ac natura quidemfta variantur.<text:line-break/>Porro per aetates etiam mutantur hoc modo. Infantuli qui-<text:line-break/>dem nuper nati pulsus frequentissimus, senis autem rarissi-<text:line-break/>mus, qui vero intercedunt proporti<text:span text:style-name="Default_20_Paragraph_20_Font"><text:span text:style-name="T2">o</text:span></text:span>nem habent omnes,<text:line-break/>prout infantulo , vel seni p<text:span text:style-name="Default_20_Paragraph_20_Font"><text:span text:style-name="T2">r</text:span></text:span>opinquiores sunt. Eodem modo<text:line-break/>celerrimus quidem infantuli, tardissimus autem lenis; alia-<text:line-break/>rum vero aetatum pulsus inter hos sunt medii. Multo autem<text:line-break/>major est quae in raritate est differentia lenis ad infantu-<text:line-break/>lum quam quae in tarditate. In ea vero differentia quae. in<text:line-break/>magnitudine et vehementia est maximus quidem , quantum<text:line-break/>ad aetates pertinet, est rigentium, minimus fenum, medius</text:p>
      <text:p text:style-name="P2">autem ipsorum paul<text:span text:style-name="Default_20_Paragraph_20_Font"><text:span text:style-name="T2">o</text:span></text:span> major est pulsus infantul<text:span text:style-name="Default_20_Paragraph_20_Font"><text:span text:style-name="T2">or</text:span></text:span>um. Et<text:line-break/>vehementissimus quidem pulsus rigentium, languidi <text:span text:style-name="Default_20_Paragraph_20_Font"><text:span text:style-name="T8">ssim</text:span></text:span>us<text:line-break/>fenum, medius autem ipsorum pulsus infantulorum. Ac ita<text:line-break/>quidem in aetatibus pulsus mutantur. Per anni autem tem-<text:line-break/>pora quidem media maximos sane et vehementissimos sariunt,<text:line-break/>quantum ad anni temp<text:span text:style-name="Default_20_Paragraph_20_Font"><text:span text:style-name="T2">o</text:span></text:span>ra attinet, celeritate autem et fre-<text:line-break/>quentia moderatos; eodem modo et autumni media. Progre- .<text:line-break/>diens autem ver aliquid de magnitudine et vehementia de-<text:line-break/>trahit, celeritati autem et frequentiae addit, et tandem ubi<text:line-break/>jam supervenerit aestas , languidi et parvi- et celeres et<text:line-break/>frequentes fiunt. Autumnus autem progrediens de omnibus<text:line-break/>detrahit, magnitudine, inquam, celeritate, vehementia et<text:line-break/>frequentia; ita ut hieme superveniente in parvitatem et<text:line-break/>tarditatem et languorem et -raritatem mutati sinti Assimu-<text:line-break/>lantur autem prima quidem veris postremis autumni, po-<text:line-break/>strena autem aestatis primis autumni, et prima quidem ae-<text:line-break/>statis p<text:span text:style-name="Default_20_Paragraph_20_Font"><text:span text:style-name="T2">o</text:span></text:span>stremis aestatis, prima autem hiemis postremis<text:line-break/>hiemis , quare quae a media aestate et media hieme aeque<text:line-break/>in utramque partem distant , simili modo mutantur , medium</text:p>
      <text:p text:style-name="P21">autem aestatis partim quidem simili modo , partim vero^<text:line-break/>contrario se habet eum medio hiemis, parvi enim et languidi<text:line-break/>in utrisque, celeres vero et frequentes aestate , tardi et rari<text:line-break/>hieme., ut aestate, sed minus hieme. Atque hae quidem<text:line-break/>fiunt pulsuum secundum anni tempora mutationes. Secun- .<text:line-break/>dum autem regiones eodem modo quo secundum anni tem-<text:line-break/>pora; id valde quidem calidis sicuti media aestate, in valde<text:line-break/>autem frigidis sicuti media hieme, lu temperatis sicuti<text:line-break/>medio vere, ad herum vero proportionem in iis quae.inter-<text:line-break/>jacent.. Porro ex estis quoque ambientis nos aeris co<text:span text:style-name="Default_20_Paragraph_20_Font"><text:span text:style-name="T2">n</text:span></text:span>ftitu-<text:line-break/>tionibus, : quae calidae fiunt, calidis anni temporibus, quae<text:line-break/>frigidae , frigidis , quae messiae , mediis ipsius veris assimi-<text:line-break/>lantur.</text:p>
      <text:h text:style-name="Heading_20_2" text:outline-level="2">. Cap. XVI. </text:h>
      <text:p text:style-name="P24">Cum igitur ad aegrotantem quem non<text:line-break/>prius rideris accersitus ingrederis , considera primum qui-<text:line-break/>detn an mas vel. foemina sit, fecundum aetatem, deinde<text:line-break/>ambientem, qualisnam sit; ad hunc enim reducitur et tempus<text:line-break/>auni et regio et constitutio; postea propriam ipsius natu-<text:line-break/>ratu, Atque ubi omnia composueris conjectaverisque qua-</text:p>
      <text:p text:style-name="P2">lamnam pulsum , dum sanus erat, ipsum habere verisimile<text:line-break/>erat , magnitudinem eversionis in statum praeter naturam<text:line-break/>cognosces. Si vero et alia quaecunque in c<text:span text:style-name="Default_20_Paragraph_20_Font"><text:span text:style-name="T2">o</text:span></text:span>mmentariis<text:line-break/>de crisibus dicta sunt , pr<text:span text:style-name="Default_20_Paragraph_20_Font"><text:span text:style-name="T2">o</text:span></text:span>priae pulsuum tractati<text:span text:style-name="Default_20_Paragraph_20_Font"><text:span text:style-name="T2">o</text:span></text:span>ni adjece-<text:line-break/>ris, pr<text:span text:style-name="Default_20_Paragraph_20_Font"><text:span text:style-name="T2">o</text:span></text:span>pe accedes ad exquisitissimam cogniti<text:span text:style-name="Default_20_Paragraph_20_Font"><text:span text:style-name="T2">o</text:span></text:span>nem t<text:span text:style-name="Default_20_Paragraph_20_Font"><text:span text:style-name="T2">o</text:span></text:span>tius af-<text:line-break/>lectionis quae in aegrotante est, ut verbi gratia in signi-<text:line-break/>ficatiouibus. Quum ergo quempiam inspicis, ambiguitatem<text:line-break/>aliis signis distingue. Quorum unum quidem est et primum,<text:line-break/>ut manum, quae mediocriter calida sit, super thoracem im-<text:line-break/>ponas, ac caliditatis qualitatem c<text:span text:style-name="Default_20_Paragraph_20_Font"><text:span text:style-name="T2">o</text:span></text:span>nfideres. Nam ubi eam<text:line-break/>m<text:span text:style-name="Default_20_Paragraph_20_Font"><text:span text:style-name="T2">o</text:span></text:span>rdacem inveneris , fabrice dices laborantem , licet non-<text:line-break/>dum ex pulsu hoc firmiter cogn<text:span text:style-name="Default_20_Paragraph_20_Font"><text:span text:style-name="T2">o</text:span></text:span>veris. Si ver<text:span text:style-name="Default_20_Paragraph_20_Font"><text:span text:style-name="T2">o</text:span></text:span> perfrigeratus<text:line-break/>qu<text:span text:style-name="Default_20_Paragraph_20_Font"><text:span text:style-name="T2">o</text:span></text:span>dam modo thorax appareat, perfrigeratur autem quan-<text:line-break/>doque una cum universo corpore quibusdam significationibus,<text:line-break/><text:span text:style-name="Default_20_Paragraph_20_Font"><text:span text:style-name="T2">n</text:span></text:span>on oportet ut statim manum leves ac affirmes hominem se-<text:line-break/>eundum naturam se habere , sed permittere debes ut manus<text:line-break/>super thoracem diutius inhaereat , in hocque animadvertere<text:line-break/>an aliqua acris caliditas ex profundo assurgat.: Hoc enim</text:p>
      <text:p text:style-name="P2">solum satis fuit Themisoni, ut certum lignum esset hominem<text:line-break/>febricitare, ipsa scilicet quae ex profundo attollitur caliditas.<text:line-break/>At tussicula etiam quaedam exigua, subaspera, una cum per-<text:line-break/>frigeratione invadens , et oscitatio, et pandiculatio, et dolor<text:line-break/>quidam, et cataphora in somnum, non simpliciter febrem,<text:line-break/>fed invafi<text:span text:style-name="Default_20_Paragraph_20_Font"><text:span text:style-name="T2">o</text:span></text:span>nenr significati<text:span text:style-name="Default_20_Paragraph_20_Font"><text:span text:style-name="T2">o</text:span></text:span>nis esse indicabit. Atque haec qui-<text:line-break/>dem extrinsecus. lu pultibus autem non fotum praedicta<text:line-break/>ligna notae sunt invasionis febrium , sed si et ipsi intermit-<text:line-break/>taut, vel esiam inaequalitatem aut inordinationem habeant.</text:p>
      <text:h text:style-name="Heading_20_2" text:outline-level="2">Cap. XVII. </text:h>
      <text:p text:style-name="P24">Duae enim cum sint genere inaequalita-<text:line-break/>tes, altera in una diastole pulsus, altera in collectione, mul-<text:line-break/>lis deinceps pulsibus invicem collatis, de priore dicam, quae<text:line-break/>hr collectione est, quaeque a plurimis medicis systematica,<text:line-break/>id est collectiva vocatur. Farilius enim dignoscitur, et in<text:line-break/>pluribus significationibus apparet. Quatuor autem quum sint<text:line-break/>differentiae pulsuum in diestole a<text:span text:style-name="Default_20_Paragraph_20_Font"><text:span text:style-name="T2">r</text:span></text:span>teriae, una lu magnitudine<text:line-break/>et parvitate, secunda in celeritate et tarditate, tertia in<text:line-break/>vehementia et languore, et quarta in duritie et mollitie,</text:p>
      <text:p text:style-name="P2">in hac sime postremo dicta differentia nunquam visus est pulsus<text:line-break/>inaequalis; in assis autem tribus plurimae in iis qui ex pu-<text:line-break/>trescentibns humoribus febricitant, inaequalitates consistunt.<text:line-break/>Et quae in frequentia et raritate est differentia pulsuum , et<text:line-break/>ap<text:span text:style-name="Default_20_Paragraph_20_Font"><text:span text:style-name="T2">t</text:span></text:span>a admodum frequenter in aegrotantibus conspicitur,. et<text:line-break/>una <text:span text:style-name="Default_20_Paragraph_20_Font"><text:span text:style-name="T2">t</text:span></text:span>ane ipsorum ideo facile tranfit in intermittentem pul-<text:line-break/>sum , in ambabus nihilominus inaequalitatibus , tum inordi-<text:line-break/>natis tum ordinatis. - Esto enim quaedam inaequalitas in<text:line-break/>genere frequentiae et raritatis, quae post quatuor frequentes<text:line-break/>vel moderatus quintum rarum habeat; et hoc deinceps<text:line-break/>consequenter fiat, servato semper ordine, lemporeque reri-<text:line-break/>talis aucto ; talis pulsus , sive inordinatus , sive ordinatus<text:line-break/>[317] sit, hou post multos periodos erit intermittens. Non<text:line-break/>multum autem interest, ordinatam esse inaequalitatem , vel<text:line-break/>inordinatam , ad hoc ut homo fervetur, vel pereat. Saepe-<text:line-break/>numero enim vidimus post quatuor pulsus , sive frequentes,<text:line-break/>sive medios inter rarum et frequentem, quintum rarum sierit</text:p>
      <text:p text:style-name="P2">p<text:span text:style-name="Default_20_Paragraph_20_Font"><text:span text:style-name="T2">o</text:span></text:span>stea c<text:span text:style-name="Default_20_Paragraph_20_Font"><text:span text:style-name="T2">o</text:span></text:span>nsequenter secundum eandem peri<text:span text:style-name="Default_20_Paragraph_20_Font"><text:span text:style-name="T2">o</text:span></text:span>dum, decimum,<text:line-break/>et decimum quintum, et vigefimum. Adhuc ver<text:span text:style-name="Default_20_Paragraph_20_Font"><text:span text:style-name="T2">o</text:span></text:span> magis,<text:line-break/>quum quintus factus fuisset rarus, n<text:span text:style-name="Default_20_Paragraph_20_Font"><text:span text:style-name="T2">o</text:span></text:span>num videmus rarum,<text:line-break/>vel quertmndecimum , vel quempiam alium, non <text:span text:style-name="Default_20_Paragraph_20_Font"><text:span text:style-name="T2">t</text:span></text:span>orvam<text:line-break/>peri<text:span text:style-name="Default_20_Paragraph_20_Font"><text:span text:style-name="T2">o</text:span></text:span>dorum paritate; sed rar<text:span text:style-name="Default_20_Paragraph_20_Font"><text:span text:style-name="T2">o</text:span></text:span> pulsu in<text:span text:style-name="Default_20_Paragraph_20_Font"><text:span text:style-name="T2">o</text:span></text:span>rdinate intercurrente.<text:line-break/>In hujusmodi igitur pulsibus neque experientia mauisestam<text:line-break/>differentiam ad salutem, vel m<text:span text:style-name="Default_20_Paragraph_20_Font"><text:span text:style-name="T2">o</text:span></text:span>rtem, vel morbi longitudinem,<text:line-break/>aut brevitatem, per luordluatas et ordinales inaequalitates,<text:line-break/>docuit, neque ratio. In aequalibus certe non parva est ab<text:line-break/>inaequalibus differentia , salutis gratia. P<text:span text:style-name="Default_20_Paragraph_20_Font"><text:span text:style-name="T2">o</text:span></text:span>tius autem tantas<text:line-break/>differentias comparare non op<text:span text:style-name="Default_20_Paragraph_20_Font"><text:span text:style-name="T2">o</text:span></text:span>rtet; nam qui aequalis est<text:line-break/>secundum naturam est, qui autem est inaequalis, n<text:span text:style-name="Default_20_Paragraph_20_Font"><text:span text:style-name="T2">o</text:span></text:span>n solum<text:line-break/>praeter naturam est, sed etiam gravis. Ac in fignificati<text:span text:style-name="Default_20_Paragraph_20_Font"><text:span text:style-name="T2">o</text:span></text:span>ni-<text:line-break/>bus jam minus erit. parvus, in incrementis aulum magis;<text:line-break/>adhuc ver<text:span text:style-name="Default_20_Paragraph_20_Font"><text:span text:style-name="T2">o</text:span></text:span> magis in rig<text:span text:style-name="Default_20_Paragraph_20_Font"><text:span text:style-name="T2">o</text:span></text:span>ribus parbxysm<text:span text:style-name="Default_20_Paragraph_20_Font"><text:span text:style-name="T2">o</text:span></text:span>rum ; at in de-<text:line-break/>clinationibus deterrimus. Sed enim pulsum plurimo tem-<text:line-break/>pure quiescentem deficiens excipit raritate sive inordinate<text:line-break/>sive ordinale aucta, nullam enim in h<text:span text:style-name="Default_20_Paragraph_20_Font"><text:span text:style-name="T2">o</text:span></text:span>c dixi magnam esse<text:line-break/>differentiam vel experientia vel rati<text:span text:style-name="Default_20_Paragraph_20_Font"><text:span text:style-name="T2">o</text:span></text:span>ne compertam. Ra-</text:p>
      <text:p text:style-name="P2">tionemnunc intelligo eam quae dogmatica est, per quam<text:line-break/>ex rerum natura excitati praecognitiones facimus. Dictum<text:line-break/>autem et prius est ejusmodi rationes non admodum rep<text:span text:style-name="Default_20_Paragraph_20_Font"><text:span text:style-name="T2">o</text:span></text:span>sti<text:line-break/>op<text:span text:style-name="Default_20_Paragraph_20_Font"><text:span text:style-name="T2">o</text:span></text:span>rtere in compendiosis tractati<text:span text:style-name="Default_20_Paragraph_20_Font"><text:span text:style-name="T2">o</text:span></text:span>nibus. Nam si cum iis<text:line-break/>quae ad rem pr<text:span text:style-name="Default_20_Paragraph_20_Font"><text:span text:style-name="T2">o</text:span></text:span>positam utilia furit causas quoque eorum<text:line-break/>quae fiunt audire quis voluerit, nihil de magna tractatione<text:line-break/>detrahetur; m qua quatuor quidem fiant libri causarum<text:line-break/>quae pulsus variant, quatu<text:span text:style-name="Default_20_Paragraph_20_Font"><text:span text:style-name="T2">o</text:span></text:span>r autem praecognitionis quae<text:line-break/>ex ipsis habetur. Minime igitur honaest ipsa pulsuum rari-<text:line-break/>tas, sive aequalis sive inaequalis sit; multo autem deterior<text:line-break/>est, quando intermittit, fit enim, ut ostensum est, virtute vi-<text:line-break/>tali ab humorum multitudine gravata, vel quibusdam arte-<text:line-break/>riis a crassitie, vel viscositate obstructis; fit etiam et ob<text:line-break/>phlegmonem magnam, constipatis earum cavitatibus, vel<text:line-break/>aliqua re extrinsecus comprimente, vel gravante, vel quo-<text:line-break/>modocunque angustant^. Ideoque in significationibus potis-<text:line-break/>simum fiunt in multis ipsae pulsuum inaequalitates, rece-<text:line-break/>deute ad prosimdum sanguine. Hi ergo. pulsus affectiones</text:p>
      <text:p text:style-name="P2">nuper dictas indicant, refrigerati<text:span text:style-name="Default_20_Paragraph_20_Font"><text:span text:style-name="T2">o</text:span></text:span>nem autem validam ra-<text:line-break/>rus, nam qui alia de caula evenit, n<text:span text:style-name="Default_20_Paragraph_20_Font"><text:span text:style-name="T2">o</text:span></text:span>n est perniciosus. Ab<text:line-break/>ambiente enim per hiemem tales pulsus fiunt et ob alimen-<text:line-break/>tumin ventricul<text:span text:style-name="Default_20_Paragraph_20_Font"><text:span text:style-name="T2">o</text:span></text:span> in pituitam versum, in omnibus qui bu-<text:line-break/>limo laborant. At si in febribus periculo non vacantibus<text:line-break/>raritas pulsus. -fiat, intermorientis innatae caliditatis est<text:line-break/>signum. Nonnulli vero qui ita affecti sunt cibum appetunt,<text:line-break/>sique obtuleris, prompte.comedunt, ita ut qui vident exi-<text:line-break/>stiment eos su salubriter habere. Intereunt sane -statim non-<text:line-break/>nulli quidem in tempore significationis, cataph<text:span text:style-name="Default_20_Paragraph_20_Font"><text:span text:style-name="T2">o</text:span></text:span>ra detenti;<text:line-break/>aliqui vero sine cataphora vehementer refrigerati. non<text:line-break/>amplius recaluerunt. Non solum autem, ut dixi, genus<text:line-break/>hocinaequalitatis inuasionibus fabrilium paroxysmoruin con-<text:line-break/>tingit., sed etiam genus inaequalitatis in magnitudine et par-<text:line-break/>vitate, in celeritate et tarditate, in vehementia et lan-<text:line-break/>guore. Animadvertere autem diligenter oportet in omnibus<text:line-break/>ipsis, quinum plures sint; constat enim quod qui plures<text:line-break/>sunt gravius habent periculum ; ut quando quatuor langui-</text:p>
      <text:p text:style-name="P2">dos quintus sequitur vehemens, vel mediocri tenore praedi-<text:line-break/>tus; melius enisu longe est quatuor vehementibus qum-<text:line-break/>tum intercurrere languidum. Quum autem omnes deinceps<text:line-break/>languidi apparent, si sane in aliquo aliorum generum, vel<text:line-break/>aliquibus inaequalitatem invenias, arteriam diutius tange,<text:line-break/>observans sicubi vel unus appareat vehemens. Quando vero<text:line-break/>aequaliter pravus in omnibus generibus est, scias non procul<text:line-break/>a morte ejusmodi aegrotantes abesse. Aequaliter autem pra-<text:line-break/>vus est pulsus, qui languidissimus et frequentissimus est; nam<text:line-break/>celerrimus nunquam fit cum languitlissimo; tardissimus autem<text:line-break/>una et languidus fi fiat, mirarer utique, fi non frigiditate<text:line-break/>jam extremorum aegrotus lab<text:span text:style-name="Default_20_Paragraph_20_Font"><text:span text:style-name="T2">o</text:span></text:span>raret. Sane, qui languidus<text:line-break/>una esitet magnus, necessario etiam mollis est, foletque<text:line-break/>una cum lethargia et aliis cataphoris adesse; ob humidita-<text:line-break/>tem multam vel ventriculi, et praecipue oris ipfius, vel ;<text:line-break/>cerebri, vel alterius cuiusdam principis partis, vel etiam<text:line-break/>totius corporis, talis redditus. . Ac facile quidem curari<text:line-break/>potest qui ex ventriculo et stomacho fit; difficillime autem</text:p>
      <text:p text:style-name="P2">qui ob cerebrum languidus una et mollis fit; adhuc vero<text:line-break/>magis qui ob totum corporis habitum , qui in oedematosam<text:line-break/>affectionem pervenerit, vel ob aliquod ex principibus visce-.<text:line-break/>ribus. Nonnunquam vero multos deinceps raros unus in-<text:line-break/>sequitur frequens, vel ordinatus, vel inordinatus; fit saepe-<text:line-break/>numero talis pulsus, quem peculiariter intercurrentem no-<text:line-break/>mittamus; qui contrario modo ac intermittens c<text:span text:style-name="Default_20_Paragraph_20_Font"><text:span text:style-name="T2">o</text:span></text:span>nstruitur;.<text:line-break/>ille enim extensa raritate, hic autem fit contracta crebritate.<text:line-break/>Et ubi cum vehementia talis fiat, criticum est lignum. ln-.<text:line-break/>tellige autem ex me crisim in omnibus ejusmodi sermonibus,<text:line-break/>subitam in morbo mutationem; non perpetuo in bonum de-<text:line-break/>sinentem. Fit autem talis crisis vel per excretionem , vel<text:line-break/>per decubitum, quam sane crifim ex aliis signis dignosces,<text:line-break/>quae in libris de crisibus dicta sunt, sive bona fit, sive prava.<text:line-break/>Hi igitur omnes pulsus in significationibus fiunt ; et nonuulsi<text:line-break/>ex iis , qui in una arteriae diastole inaequales sunt ; de qui-<text:line-break/>bus jam dicatur.</text:p>
      <text:h text:style-name="P23" text:outline-level="2">Cap. XVHI. </text:h>
      <text:p text:style-name="P24">Ex inaequalibus arteriae diestolis non-<text:line-break/>nullae quiete interfectam habent motionem ; nonnullae con-<text:line-break/>tinuam quidem , at non simllarem. De prima igitur dicam,<text:line-break/>quae quiete intersecetur ; nam et manifesta est ipsius digno-<text:line-break/>tio, quum quilibet, nisi omnino asininus fit, cognoscere<text:line-break/>possit, quando contigerit ut arteria, dum dilatatur, pa-<text:line-break/>rumper stet; tum ita reliquum diastoles addat, quod sane<text:line-break/>in parvis vel humilibus pulsibus fieri non potest Mani-<text:line-break/>festum igitur ex hoc ipso est neque usum diastoles esse exo-<text:line-break/>lutum neque facultatem esse infirmam, scilicet in hoc ipfo<text:line-break/>solo, quod nunc. dictum est, eversione in statum praeter<text:line-break/>naturam facta. Quod sane non minime et in aliis omni-<text:line-break/>bus meminisse te oportet. Par id enim folum, quod subinde<text:line-break/>docetur, tum dignetis tum praecognitis fit, aliis omnibus<text:line-break/>fecundum naturam fe habentibus, vel parvam omnino mu-<text:line-break/>talionem adeptis. Porro , quod nunc diximus , verum est,<text:line-break/>quando arteriae tunica fecundum naturam se habet; nam<text:line-break/>ubi ipsa immodice mollis reddita fuerit, qualis lethargia,</text:p>
      <text:p text:style-name="P2">et quibusdam aliis cataphoris conspicitur, non est verum a<text:line-break/>robore facul[318]tatis maximum pulsum effici, et ab usu<text:line-break/>vel aucto ver omnino non imminuto. Si enim a duobus<text:line-break/>his solis fieret magnus pulsus, - augmento inquam usus et<text:line-break/>robore- facultatis , nihil amplius addere <text:span text:style-name="Default_20_Paragraph_20_Font"><text:span text:style-name="T2">s</text:span></text:span>ermoni oporteret,<text:line-break/>Nunc autem, .quia considerare etiam oportet arteriae tuni- -<text:line-break/>eam; non verus erit sermo simpliciter prolatus. <text:span text:style-name="Default_20_Paragraph_20_Font"><text:span text:style-name="T2">M</text:span></text:span>eminisse<text:line-break/>enim te oportet eorum, quae dicta sunt in primo de causis<text:line-break/>pulsuum, qui liber saepius legi debet, ut qui fundamenta.<text:line-break/>totius speculationis pulsuum contineat; fine quibus nec con-<text:line-break/>stitui nec .cognosci quicquam aliud potest. - Causas enim,<text:line-break/>ut quispiam dicat, continentes vel proximas generationis<text:line-break/>pulsuum in tribus his generibus esse ostendi; usu, propter<text:line-break/>quem. arteriae moventur, facultate, quae movet, et tunica.<text:line-break/>Alia enim .omnia quae pulsus variant per haec media mu-.<text:line-break/>lationem faciunt. Ubi igitur arteriae tunica fecundum na-<text:line-break/>turam fe habet, in diastole vero quies aliqua facta inaequa-<text:line-break/>litatem efficit, tunc et robur facultatis: est et ulus diasto-</text:p>
      <text:p text:style-name="P2">les magnae. ostensum sime est usum generationis. pulsuum.<text:line-break/>augeri ob caliditatis multitudinem, vel spiritus animalis<text:line-break/>inanitionem ; inanitur autem spiritus iis qui se exercent in<text:line-break/>ministerium motionum quae per musculos fiunt. Ubi igi--<text:line-break/>tur, ut dixi, tum usus generationis pulsuum auctus fuerit.<text:line-break/>ob quamlibet causam, tum facultas, quae in corde est, a.<text:line-break/>qua arteriae moventur, ex fui ipsius ratione. valens penna<text:line-break/>neat, at gravetur a multitudine humorum, vel crassitie ar-.<text:line-break/>terras magnopere obstruente, vel premente; inaequalitates<text:line-break/>in uno pulsu fiunt, quiete continuitatem diastoles intersecante.<text:line-break/>Quo sane loco hortor te ut duabus motionis partibus men-<text:line-break/>tem diligenter adhibeas; per te ipse considerans tum Ian-.<text:line-break/>guorem et. vehementiam, tum celeritatem et tarditatem,<text:line-break/>fiunt enim in his utrisque novem differentiae , ut in primo<text:line-break/>de differentia pulsuum didicisti. Indicant autem praeter ea<text:line-break/>quae de affectionibus dicta sunt, quomodo vitalis facultas se<text:line-break/>habeat. Ubi enim ambae motiones infirmae sunt in pulsibus, -<text:line-break/>extremum est periculum,. ubi robustae, salutis est spes..</text:p>
      <text:p text:style-name="P2">Si vero ambae in medio quodammodo sint infirmitatis et<text:line-break/>roboris, in medio indicant cousistere hominem exitii et. fa-<text:line-break/>lutis. Si autem priori motione languida existente, ea quae<text:line-break/>post quietem est robusta appereat, deterius quidem hoc est<text:line-break/>quam si duae motiones fortes existerent, minus vero malum<text:line-break/>quam si languidae essent, Si vero e contrario appareat ut<text:line-break/>prior sit valida , quae post ipsam est, infirma, non bonum<text:line-break/>est, melius enim est ut posterior motio priore fitpraestan-<text:line-break/><text:span text:style-name="Default_20_Paragraph_20_Font"><text:span text:style-name="T2">tio</text:span></text:span>r.</text:p>
      <text:h text:style-name="Heading_20_2" text:outline-level="2">Cap. XIX. </text:h>
      <text:p text:style-name="P24">Deinceps igitur ordinem narrabo novem<text:line-break/>herum inaequalitatum, a mitissima ipsarum auspicatus ; post-<text:line-break/>ea paulatim per medias ad pessimam perveniens. Ac mi-<text:line-break/>tissima quidem omnium est quae motio<text:span text:style-name="Default_20_Paragraph_20_Font"><text:span text:style-name="T2">n</text:span></text:span>es ambas tenore<text:line-break/>praeditas habet. Secunda , quae priorem quidem mediam,<text:line-break/>robustam vero posteriorem. Tertia, quae priorem tenore<text:line-break/>praestitam, mediam vero posteriorem. Quarta, quae ain-<text:line-break/>has habet messias. Quinta, quae priorem quidem nivali-<text:line-break/>dam, posteriorem vero fortem. Sexta, quae priorem in va-</text:p>
      <text:p text:style-name="P2">sidam, mediam vero posteri<text:span text:style-name="Default_20_Paragraph_20_Font"><text:span text:style-name="T2">o</text:span></text:span>rem. Septima, quae prio<text:span text:style-name="Default_20_Paragraph_20_Font"><text:span text:style-name="T2">r</text:span></text:span>em<text:line-break/>robustam, infirmam autem posteri<text:span text:style-name="Default_20_Paragraph_20_Font"><text:span text:style-name="T2">or</text:span></text:span>em. - octava, quae<text:line-break/>prio<text:span text:style-name="Default_20_Paragraph_20_Font"><text:span text:style-name="T2">r</text:span></text:span>em mediam, infirmam vero posteri<text:span text:style-name="Default_20_Paragraph_20_Font"><text:span text:style-name="T2">or</text:span></text:span>em. Nona, quae<text:line-break/>pessima omnium est, quae ambas infirmas habet. Coniuga-<text:line-break/><text:span text:style-name="Default_20_Paragraph_20_Font"><text:span text:style-name="T2">tio</text:span></text:span>nibus autem in robore et infirmitate p<text:span text:style-name="Default_20_Paragraph_20_Font"><text:span text:style-name="T2">r</text:span></text:span>aedictarum dua-<text:line-break/>rum pa<text:span text:style-name="Default_20_Paragraph_20_Font"><text:span text:style-name="T2">r</text:span></text:span>tium motionis co<text:span text:style-name="Default_20_Paragraph_20_Font"><text:span text:style-name="T2">n</text:span></text:span>sistentibus, propo<text:span text:style-name="Default_20_Paragraph_20_Font"><text:span text:style-name="T2">r</text:span></text:span>tione respondent<text:line-break/>coniugationes in cele<text:span text:style-name="Default_20_Paragraph_20_Font"><text:span text:style-name="T2">r</text:span></text:span>itate et ta<text:span text:style-name="Default_20_Paragraph_20_Font"><text:span text:style-name="T2">r</text:span></text:span>ditate consistentes. Melior<text:line-break/>etenim est in ejusmodi pulsibus celeritas tarditate, non tamen<text:line-break/>tanto melior quanto vehementia languore. . Aperte enim<text:line-break/>qualitates ipsae pulsuum differentias facultatis in rob<text:span text:style-name="Default_20_Paragraph_20_Font"><text:span text:style-name="T2">o</text:span></text:span>re<text:line-break/>et infirmitate indicant. Constat autem maximam quidem<text:line-break/>spem esse salutis ex facultatis robore, minimam autem ex<text:line-break/>infirmitatibus. Sed ad proporti<text:span text:style-name="Default_20_Paragraph_20_Font"><text:span text:style-name="T2">o</text:span></text:span>nem quandam cum iis<text:line-break/>quae dicta fiunt, comparatio tibi fiat in differentiis fecundum<text:line-break/>tarditatem et celeritatem , ut pruna quidem coniugatio<text:line-break/>fiat, in qua moti<text:span text:style-name="Default_20_Paragraph_20_Font"><text:span text:style-name="T2">o</text:span></text:span>nes celeres sint. Secunda autem, in qua<text:line-break/>prior media, celer autem posterio<text:span text:style-name="Default_20_Paragraph_20_Font"><text:span text:style-name="T2">r. </text:span></text:span>Tertia, in qua prior<text:line-break/>quidem celer, media autem p<text:span text:style-name="Default_20_Paragraph_20_Font"><text:span text:style-name="T2">o</text:span></text:span>sterior. Quarla, in qua ambae</text:p>
      <text:p text:style-name="P2">mediae sunt. Quinta , in qua prior tarila , celer poste-<text:line-break/>rior. .Et post ipsam <text:span text:style-name="Default_20_Paragraph_20_Font"><text:span text:style-name="T2">t</text:span></text:span>exta, in qua priori existente tarda,<text:line-break/>posterior media fiat. septimae autem coniugationis prior<text:line-break/>quidem motio velox, tarda autem posterior. . octavae me-<text:line-break/>dia quidem prior, tarda autem posterior. Ultima harum<text:line-break/>est.nona, quae tardas ambas motiones habet.</text:p>
      <text:h text:style-name="Heading_20_2" text:outline-level="2">Cap.. XX<text:span text:style-name="Default_20_Paragraph_20_Font"><text:span text:style-name="T2">i</text:span></text:span> </text:h>
      <text:p text:style-name="P24">Inspicere itaque te oportet ad ambas dis-<text:line-break/>serentias, menteque considerare earum complicationes.<text:line-break/>Quandoque. enim quae in tarditate et celeritate confinit<text:line-break/>coniugatio, gravis redditur ;. melior autem quae in robore<text:line-break/>et imbecillitate. esu. Ex tali igitur complicatione et qui ca-.<text:line-break/>prisans nominatur pulsus gignitur; in quo posterior parti-<text:line-break/>cula motionis robustior et valentior est priore. Eueritque<text:line-break/>hic pulsuum, qui fecundum .diastolen arteriae quiete inter-<text:line-break/>secautur, modestissimus, et ubi cum ipfo juncta fuerit aliqua<text:line-break/>morbi concoctio, crisin: bonam annunciat. Quemadmodum<text:line-break/>autem con jugationes, quae in vehementia et languore, ce-</text:p>
      <text:p text:style-name="P2">leritate et tarditate consistunt, considerare in hujusmodi<text:line-break/>pulsibus maxime est necessarium ad p<text:span text:style-name="Default_20_Paragraph_20_Font"><text:span text:style-name="T2">r</text:span></text:span>aecognitionem, sic<text:line-break/>etiam eam quae in magnitudine et altitudine versatur. .<text:line-break/>Quod enim noli contingat ex humilibus esse pulsibus eum<text:line-break/>qui quiete intersccatur, dictum est prius; ad quantam vero<text:line-break/>altitudinem perveniat, considerare convenit. Potest enim<text:line-break/>aliquis recessisse quidem ab humilibus, adhuc tamen medius<text:line-break/>esse , vel paulo altior medio esse , non tamen habere per-<text:line-break/>sectam altitudinem , quam si habeat, omnino annunciat na-<text:line-break/>tura ad crifim excitari; non tamen bonam hanc crifim fore<text:line-break/>omnino ostendit, nisi et alios scopes habeat m<text:span text:style-name="Default_20_Paragraph_20_Font"><text:span text:style-name="T2">o</text:span></text:span>rbusad bo-<text:line-break/>nam crifim , quos in tractatu de crisibus diximus ; inter quos<text:line-break/>is est tum maximus tum tutissimus scopus qui a morbi<text:line-break/>concoctione sumitur ; . post ipsum vero qui a laborantis ro-<text:line-break/>bure; duos namque hos scopes in praecognoscenda salute<text:line-break/>vel morte habendos esse didicisti, fortitudinem inquam<text:line-break/>virtutis et concoctionem morbi; citra enim omne pericu-<text:line-break/>sum tutissimeque fe habent ipsi laborantes , ubi haec ambo</text:p>
      <text:p text:style-name="P2">adsunt; perniciosissime, ubi neutrum; in medio, quando<text:line-break/>alterutrum. Dum autem haec magis veI mluus inter fe con-<text:line-break/>junguntur, spem quoque salutis, vel expectationem mortis,<text:line-break/>et augent, et minuunt. Quod igitu<text:span text:style-name="Default_20_Paragraph_20_Font"><text:span text:style-name="T2">r</text:span></text:span> dicebam utile esse ut<text:line-break/>in languorem et vehementiam, celetur caritatem et ta<text:span text:style-name="Default_20_Paragraph_20_Font"><text:span text:style-name="T2">r</text:span></text:span>di-<text:line-break/>talem partium motionis in ejusmodi pulsibus inspiceres ; ita<text:line-break/>etiam magnitudinem ipsorum et parvitatem inspicere expe-<text:line-break/>dit; et magis sane humilitatem et altitudinem ; etiam si non<text:line-break/>sine aliis duabus dimensionibus fiunt. Propter hoc igitur<text:line-break/>nec in persrigerantibus admodum - <text:span text:style-name="Default_20_Paragraph_20_Font"><text:span text:style-name="T2">la</text:span></text:span>vationibus paroxysmo-<text:line-break/>rum tales apparent pulsus, humiles enim hoc tempore et parvi<text:line-break/>redduntur. Ac ea quidem quae ad artis opera excitant,<text:line-break/>iis qui diexodos legunt , dicta sunt.</text:p>
      <text:h text:style-name="Heading_20_2" text:outline-level="2">Cap. XXI. </text:h>
      <text:p text:style-name="P24">Nunc vero rursus sermonem ab initio<text:line-break/>resumentes , dicamus quot sint pulsus qui in diastole a<text:span text:style-name="Default_20_Paragraph_20_Font"><text:span text:style-name="T2">r</text:span></text:span>teriae<text:line-break/>conspiciuntu<text:span text:style-name="Default_20_Paragraph_20_Font"><text:span text:style-name="T2">r; </text:span></text:span>quaeque in singulis ipsorum sit affectio a<text:line-break/>qua fiunt; et quae praecogniti; ex singulis ipsis fiat. Inji-<text:line-break/>cere autem te volo super arterias digitos, qui molles sint;</text:p>
      <text:p text:style-name="P2">primumque nec superficietenus tangas, nec violenter premas ;<text:line-break/>postea, si ipsos vehementer ab arteria, dum dilatatur, per-<text:line-break/>cuti sentias , adhuc etiam magis comprime , si vero dum hoc<text:line-break/>facis, motus evadat insensilia, omnino superficietenus tange.<text:line-break/>Validam etenim facultatem pulsus ille indicat, qui pressioni<text:line-break/>resistit, invalidam autem qui decidit et vincitur. Nonnul-<text:line-break/>los igitur maximos esse comperies, su superficietenus ta<text:span text:style-name="Default_20_Paragraph_20_Font"><text:span text:style-name="T2">n</text:span></text:span>gas;<text:line-break/>parvi tamen, si presseris, apparent; quandoque etiam nullo<text:line-break/>adhuc modo servantur, sed penitus abole<text:span text:style-name="Default_20_Paragraph_20_Font"><text:span text:style-name="T2">n</text:span></text:span>tur; ita ut ex<text:line-break/>pressionis quantitate quantitas etiam tum imbecillitatis tum<text:line-break/>roboris facultatis tibi dignoscatur; quod eorum, quae in<text:line-break/>pulsibus sunt, maximum existit bonum. Si ergo aliquando<text:line-break/>inveneris in homine febrili morbo laborante, una cum<text:line-break/>signis concoctionis validam facultatem, citra omne prorsus<text:line-break/>periculum hunc esse scito et cito morbum solutum iri. Si<text:line-break/>vero valida quidem fuerit facultas , nullum autem lu humo-<text:line-break/>ribus signum concoctionis appareat, in tempore diuturniori<text:line-break/>aegrotaturus servabitur, recordantibus nobis ea quae etiam</text:p>
      <text:p text:style-name="P2">sine mea admoniti<text:span text:style-name="Default_20_Paragraph_20_Font"><text:span text:style-name="T2">o</text:span></text:span>ne ii qui .mentem habent sciunt; om-<text:line-break/>nia scilicet quae ad praecognitiones spectant intelligi<text:line-break/>debere, si aegrotantes non erraverint, aut nulla noxa ex-<text:line-break/>trinsecus evenerit. Magnam vero diri habere vim in mor-<text:line-break/>bis fabrilibus robur facultatis arterias moventis, quam et<text:line-break/>vitalem nominamus , quandoquidem saepenumero , ubi pe-<text:line-break/><text:span text:style-name="Default_20_Paragraph_20_Font"><text:span text:style-name="T2">v</text:span></text:span>iculum fit ob nervosum genus, non magnopere conseri vis<text:line-break/>talis facultatis tenor; sed tunc inspicimus quomodo ani-<text:line-break/>mesis facultas robore fe habeat. Ac melius quidem est am-<text:line-break/>bos valentes esse, et praeter ipsas tertiam, quae naturalis ap-<text:line-break/>pellatur, cujus principium est jecur, quemadmodum sane<text:line-break/>vitalis cor, animalis autem cerebrum. Principatum autem<text:line-break/>tenet in unaquaque morbi specie ad praecognitionis stabili-<text:line-break/>talem robur ipfum propriae facultatis asseclarum partium.<text:line-break/>Validi igitur pulsus tenorem, qualis fit, premendo dign.o-<text:line-break/>fces, unaque cum ipso magnitudo. etiam diastoles apparet,<text:line-break/>exqussiteque dignoscitur, firma etiam magnorum pulsuum<text:line-break/>sit cognitio , fi superficietenus tangas. Scito autem mari-.<text:line-break/>mum pulsum illum esse quem secundum multas arteriae</text:p>
      <text:p text:style-name="P2">partes tangere possis, . seu secundum longitudinem, latitu-<text:line-break/>dinem et prosunditatem ; sicuti et longum , qui secundum<text:line-break/>longitudinem superat; latum, qui secundum latitudinem, et<text:line-break/>altum similiter, qui secundum altitudinem, quae et pro-<text:line-break/>sunditas dicitur. Quemadmodum autem in toto primo de<text:line-break/>dignoti<text:span text:style-name="Default_20_Paragraph_20_Font"><text:span text:style-name="T2">o</text:span></text:span>ne pulsuum libro de sensili systoles parte et insen-<text:line-break/>fili monstratum est,. ita etiam hr secund<text:span text:style-name="Default_20_Paragraph_20_Font"><text:span text:style-name="T2">o</text:span></text:span> de differentia,<text:line-break/>quae in magnitudine et parvitate consistit rubi ostend<text:span text:style-name="Default_20_Paragraph_20_Font"><text:span text:style-name="T2">o</text:span></text:span> quan-<text:line-break/>titatenr diastoles cum. quantitate circuli arteriae .compari<text:span text:style-name="Default_20_Paragraph_20_Font"><text:span text:style-name="T2">a-<text:line-break/></text:span></text:span>datu esse , quo id quod quaeris invenias : nec quaeren-<text:line-break/>dum esse ad quantam magnitudinem adtollatur arte<text:span text:style-name="Default_20_Paragraph_20_Font"><text:span text:style-name="T2">r</text:span></text:span>ia la-<text:line-break/>tissima, angustissimae collata. Hac. eadem ratione et su<text:line-break/>pueris nonnisi dicunt -pulsum esse parvum, diastolen non<text:line-break/>cum capacitate arteriae , sed cum ea quae est vigentium,<text:line-break/>comparantes ; nam si quantitatem circuli arteriae puerorum,<text:line-break/>et quantitatem pulsus eorum existimet, is pr<text:span text:style-name="Default_20_Paragraph_20_Font"><text:span text:style-name="T2">o</text:span></text:span>fecto noscet<text:line-break/>Heropbilum recte pronuntiasse, eorum pulsum satis magnum<text:line-break/>esse. Duo equidem. tibi haec genera pulsuum in arteriae</text:p>
      <text:p text:style-name="P2">diastole occurrent, si eo quo dictum est modo digitos in-<text:line-break/>jirias; alterum in quantitate. longitudinis, latitudinis et<text:line-break/>profunditatis, alterum in percussionis tenore. Vocarique<text:line-break/>tibi licet eum qui fortiter tactum percutit quocunque vo-<text:line-break/>Ies nomine; nam si et fortem et vehementem, et tenore<text:line-break/>praeditum et robustum nomines, nihil artis opera laeseris,<text:line-break/>vocamus autem et nos ipsum vehementem pulsum , superio-<text:line-break/>res secuti: etsi potissimum vehementiae notio ex sortitu-<text:line-break/>dine et celeritate est composita. Sed quoniam recta prae-<text:line-break/>cognitio non et nominum, sed ex rerum exquisita cogni-<text:line-break/>tione fit; nominibus quidem unusquisque ut velit uta-<text:line-break/>tur, in rerum autem scientiam studium adhibeat. Quem-<text:line-break/>admodum autem vehemens pulsus semper robur indicat<text:line-break/>facultatis, ita durus vel tunsam esse arteriam, vel duram<text:line-break/>evasisse; nisi forte quis dicat, et quod tensum est corpus,<text:line-break/>ex eo quod tensum sit, durum evasisse ; ita enim durus pul-<text:line-break/>sus semper indicabit qualitatem, quae in constitutione arte—<text:line-break/>riae tunicae esu Apparet igitur talis pulsus ex phlegmonis,</text:p>
      <text:p text:style-name="P2">vel obstructionibus, vel repletionibus , vel tensionibus ner-<text:line-break/>vostrum partium , vel ex scirrhis , <text:span text:style-name="Default_20_Paragraph_20_Font"><text:span text:style-name="T2">n</text:span></text:span>o<text:span text:style-name="Default_20_Paragraph_20_Font"><text:span text:style-name="T2">n</text:span></text:span> solum <text:span text:style-name="Default_20_Paragraph_20_Font"><text:span text:style-name="T2">n</text:span></text:span>ervosarum<text:line-break/>partium, sed et alterum, si principes sint; etenim jecur et<text:line-break/>ventriculus et lien et uterus talem efficiunt pulsum, ubi<text:line-break/>scicrhum contraxeru<text:span text:style-name="Default_20_Paragraph_20_Font"><text:span text:style-name="T2">n</text:span></text:span>t; fit etiam et propter validam re-<text:line-break/>frigerationem et siccitatem. Et ubi sane tibi in primo in- .<text:line-break/>gressu pulsus rideatur talem occursus mollitiem <text:span text:style-name="Default_20_Paragraph_20_Font"><text:span text:style-name="T2">n</text:span></text:span>on ha-<text:line-break/>here, qualem, dum secundum naturam est , habet, aliquam<text:line-break/>ex praedictis affectibus in homine esse existima. Discernes<text:line-break/>autem quinam sit tum ex aliis symptomatibus tum ex cau-<text:line-break/>sis quae praecesserunt, qualis est frigidus potus praeter<text:line-break/>consuetudinem, vel diuturna in aqua frigida mora, vel in<text:line-break/>aere tali, ac praesertim <text:span text:style-name="Default_20_Paragraph_20_Font"><text:span text:style-name="T2">n</text:span></text:span>on prius marefacto co<text:span text:style-name="Default_20_Paragraph_20_Font"><text:span text:style-name="T2">r</text:span></text:span>pore.<text:line-break/>Sed et quidam, ubi servum manu percussisset, ac medii di-<text:line-break/>giti tensionem, qui ad primum articulum est, contudisset,<text:line-break/>ex aliarum causarum concursu febricitavit; ego veto, ubi<text:line-break/>ejus. pulsum aperte indicare tensam esse arteriam inve<text:span text:style-name="Default_20_Paragraph_20_Font"><text:span text:style-name="T2">n</text:span></text:span>issem,<text:line-break/>manmnque lana circumvolutam conspexissem, quidnam</text:p>
      <text:p text:style-name="P2">esset in ipsa, interr<text:span text:style-name="Default_20_Paragraph_20_Font"><text:span text:style-name="T2">o</text:span></text:span>gavi; ipse vero nullam dixit rem in hoc<text:line-break/>ipsi inesse; percussus enim ex eo, quod quendam feriisset,<text:line-break/>ceratum sibi familiare imposuisse. Ego igitur nullam aliam<text:line-break/>causam inveniens tensionis ipsius pulsus, jussi ut curatio-<text:line-break/>nem digiti immutaret, atque ea quae ad tales nervorum<text:line-break/>affectus convenit uteretur; at vir ille, negle<text:span text:style-name="Default_20_Paragraph_20_Font"><text:span text:style-name="T2">c</text:span></text:span>to meo<text:line-break/>consilio, nocte sequenti convulsus esu Phreniticis quo- -<text:line-break/>que et pleuritiris quibus septum transversum phlegmone la-<text:line-break/>borat, durus pulsus apparet, tensam esse arteriam indi-<text:line-break/>cans , quare ubi ambigua sit horum affectuum adhuc luci-<text:line-break/>alentium dignotio , non parvam ex talibus pulsibus pro-<text:line-break/>portionem ad eos dignoscendos habebis. Si vero ad diutius<text:line-break/>jam aegrotan[320]tem accedas, tuor primum introductus es,<text:line-break/>si pulsus ipsius durus tibi rideatur , observa lienis phleg-<text:line-break/>mone<text:span text:style-name="Default_20_Paragraph_20_Font"><text:span text:style-name="T2">n</text:span></text:span>t scirrirum jam contrahere ;. iudicabit autem ipsam et co-<text:line-break/>lor faciei, sicuti si et jecur aliquo tali morbo sit affectum, pro-<text:line-break/>prius enim ex utrisque visceribus gignitur color, qui homini<text:line-break/>in arte versuto aperte indicat, utrum eorum affectum sit.</text:p>
      <text:p text:style-name="P2">Sed in prae<text:span text:style-name="Default_20_Paragraph_20_Font"><text:span text:style-name="T2">t</text:span></text:span>enti non est de hoc sermo. Quaecunque enim ex<text:line-break/>pulsu ad praecognitionem fiunt utilia, haec nunc percurrere<text:line-break/>nobis est propositum. Si igitur laborantem invisas non<text:line-break/>prius a te visum, qui in febrili morbo constitutus sit, sine<text:line-break/>superioris principii affectu, quum autem redieris, pulsus<text:line-break/>appareat du<text:span text:style-name="Default_20_Paragraph_20_Font"><text:span text:style-name="T2">r</text:span></text:span>us, hic certe, dum tu abfuisti, aquam frigidam<text:line-break/>potavit, vel autumnalem aliquem fructum refrigerantem<text:line-break/>ingessit. Atque haec quidem fieri falere scito. Vehemen-<text:line-break/>tem vero quum invenias et aequalem et magnum puls-<text:line-break/>sinu, fimulque arteriae tunicam fecundum naturam habere,<text:line-break/>maximum hoc signum ad laborantis salutem sit. Nam eele<text:span text:style-name="Default_20_Paragraph_20_Font"><text:span text:style-name="T2">t<text:line-break/></text:span></text:span>ritas, vel tarditas in iris, qui ita habent, nihil effatu<text:line-break/>dignum nunc iudicabit ad salutem, vei mortem. Verum<text:line-break/>celeritatem quidem ex caliditate majore fieri comperies,<text:line-break/>tarditatem ex refrigeratione. Atque haec quidem per<text:line-break/>febrilem morbum in praedicto pulsu fieri non possunt.<text:line-break/>Celeritas autem frequentissime fit, ac mag<text:span text:style-name="Default_20_Paragraph_20_Font"><text:span text:style-name="T2">n</text:span></text:span>a ex parte in<text:line-break/>febribus periculo prorsus vacantibus, ex quibus fiunt et<text:line-break/>legitimae tertianae ; magni enim fiunt in his pulsus et cele-</text:p>
      <text:p text:style-name="P2">res in paroxyfm<text:span text:style-name="Default_20_Paragraph_20_Font"><text:span text:style-name="T2">o</text:span></text:span>rum rig<text:span text:style-name="Default_20_Paragraph_20_Font"><text:span text:style-name="T2">o</text:span></text:span>re, h<text:span text:style-name="Default_20_Paragraph_20_Font"><text:span text:style-name="T2">o</text:span></text:span>cque fit ob caliditatis co-<text:line-break/>piam. Dictum autem est in tertio de dignotioue pulsuum<text:line-break/>et in primis partibus secundi de celeritatis dignotioue ; ubi<text:line-break/>ostendo eos errare qui diastoles magnitudinem non con-<text:line-break/>fiderantes , ex solo motio<text:span text:style-name="Default_20_Paragraph_20_Font"><text:span text:style-name="T2">n</text:span></text:span>is tempore aliquid de tarditate,<text:line-break/>vel celeritate pulsuum pronuntia<text:span text:style-name="Default_20_Paragraph_20_Font"><text:span text:style-name="T2">n</text:span></text:span>t, non enim absolute<text:line-break/>pulsus, qui fit dum in minori tempore arteria dilatatur, eo<text:line-break/>ocyor est qui efficitur dum in majori tempore arteria dilata-<text:line-break/>tur; fieri enim potest ut in brevissima diastole licet non<text:line-break/>celeriter moveatur arteria, brevis temporis fiat pulsus; fic-<text:line-break/>uti rursus in maxima quidem diaftole, sed celeriter arteria<text:line-break/>se movente, multi temporis. Satius igitur dixi esse ut<text:line-break/>motionis impetum, non quantitatem temporis totius diasto-<text:line-break/>les adtendamus. Ac celer quidem ex caliditatis copia fit,<text:line-break/>valida nimirum exiflenle facultate, tardus autem ex refri-<text:line-break/>geratione. Et ubi sane tardus simul et parvus et tenoris<text:line-break/>vacuus pulsus sit, prope ad mortem veniunt At in omni-<text:line-break/>bus quae ita dicuntur, memento ejus differentiae quae</text:p>
      <text:p text:style-name="P2">in aetatibus est. Non enim solum puerilis venarum saltus<text:line-break/>seni malus est , sed etiam senilis puero. Decem igitur tem-<text:line-break/>porum, quemadmodum Herophilus metiebatur ipsos pulsus,<text:line-break/>si puerulo fiat aliquando spatium illud, quod inter duas est<text:line-break/>percussiones , refrigerationis extremae , et ob id etiam ex-<text:line-break/>tinctionis est signum; sicuti rursus., si seni puerulorum<text:line-break/>pulsus, in quo tempus diastoles tempori systoles est<text:line-break/>aequale, acce<text:span text:style-name="Default_20_Paragraph_20_Font"><text:span text:style-name="T2">n</text:span></text:span>sam esse naturam significat. Sed hoc certe<text:line-break/>.nunquam vidi. In puerulo autem saepe talis risus est pul-<text:line-break/>sus. Sane senis pulsus, ubi ita celer fiat, ut tempus<text:line-break/>quod inter duas est percussiones decuplo fit majus tempore<text:line-break/>pe<text:span text:style-name="Default_20_Paragraph_20_Font"><text:span text:style-name="T2">r</text:span></text:span>cussionis, est quidem et hoc rarum. Verum non ulte-<text:line-break/>rius adsuto procedit; prius enim moritur; ad hoc autem<text:line-break/>perveniens, ad eum quidem pulsum accedit qui aetatis la-<text:line-break/>borantis proprius est, deinceps autem ad rariorem. Quo<text:line-break/>in loco quaedam etiam deceptio oritur iis qui circa pulsus<text:line-break/>non sunt exercitati. Quando a caliditate permulta in ce-<text:line-break/>leritatem immoderatam, quate<text:span text:style-name="Default_20_Paragraph_20_Font"><text:span text:style-name="T2">n</text:span></text:span>us ad aetatem spectat, pulsus</text:p>
      <text:p text:style-name="P2">pervenerit, corde in tali affectione adeo exiccat<text:span text:style-name="Default_20_Paragraph_20_Font"><text:span text:style-name="T2">a</text:span></text:span>, ut et letha-<text:line-break/>lem intemperiem habeat, necesse est hanc ipsam caliditatem<text:line-break/>extingui una cum ea quae secundum naturam est. Jure<text:line-break/>ergo hoc tempore tardior ipse pulsus fio Ac aliquis, ut dis<text:line-break/>cebam, opinabitur ipfum ad naturalem statum redire ; quam-<text:line-break/>vis ad mortiferam refrigerati<text:span text:style-name="Default_20_Paragraph_20_Font"><text:span text:style-name="T2">o</text:span></text:span>nem iter habeat, non ad sen-<text:line-break/>fidem temperaturam. At certe distinguere pulsus qui ad<text:line-break/>naturalem statum redeunt ab iis qui ad interitum tendunt<text:line-break/>haud difficile est, languidior enim priore semper magis ac<text:line-break/>magis efficitur pulsus eorum qui perniciose sc habenti Et<text:line-break/>huic praecipue notae mentem adhibe in ambiguis omnibus<text:line-break/>affecti<text:span text:style-name="Default_20_Paragraph_20_Font"><text:span text:style-name="T2">o</text:span></text:span>nibus , non tres , aut quatuor solas arteriae diastolas<text:line-break/>considerans; sed ubi in tot diastolis languidus fuerit, alias<text:line-break/>expectans, conspicitur enim interdum quintus veli sextus<text:line-break/>post ipsas tenore praeditus, quod quum inveneris, scit<text:span text:style-name="Default_20_Paragraph_20_Font"><text:span text:style-name="T2">o<text:line-break/></text:span></text:span>facultatem n<text:span text:style-name="Default_20_Paragraph_20_Font"><text:span text:style-name="T2">o</text:span></text:span>n ex <text:span text:style-name="Default_20_Paragraph_20_Font"><text:span text:style-name="T2">t</text:span></text:span>ua ipsius ratione infirmam esse, sed a<text:line-break/>multitudine, vel obstructione, vel compressione, vel aliqua<text:line-break/>omnino angustia, vel gravitate prohiberi ne valide movea-</text:p>
      <text:p text:style-name="P2">tur, quemadmodum accidit fortibus hominibus, ubi vel a<text:line-break/>vinculis impediantur, velab oneris magnitudine graventur.<text:line-break/>Et ubi unam illam diastolen tum tenore praeditam tum<text:line-break/>allam sariat, scito tunc naturam ad noxiorum humorum ex-<text:line-break/>cretionem excitari. Quum ergo fatis fortis quintus. vel<text:line-break/>sextus inte<text:span text:style-name="Default_20_Paragraph_20_Font"><text:span text:style-name="T2">r</text:span></text:span>currat pullus, una cum signis concoctionis per<text:line-break/>urinas. apparentibus, poterit servari homo, .fi vero fine con-<text:line-break/>coctione natura ad excretionem impetum fecerit, morietur<text:line-break/>dum iudicatur. In peripueumoniis autem praecipue tales -<text:line-break/>videntur pulsus, dico -sane non secundum eam siclum inae-<text:line-break/>qualitatem quae in vehementis et languore, fed test fedum-<text:line-break/>dam eam quae in magnitudine et parvitate, . celeritate .et<text:line-break/>tarditate .conspicitur. Danduinque .est ipsis.multum exime-<text:line-break/>litis, quod acidiori fit temperamento, una cum aliis , -quae-<text:line-break/>cuuque febrem minime- accendendo crassitudinem humo-<text:line-break/>rum incidunt. Quum enim. arteriae, quae cordi vicinae<text:line-break/>fuut, ab hujusmodi humoribus. obstruantur, pulsus effi.-<text:line-break/>riuutisiaequales., .non.easolum inaequalitate quami systema-</text:p>
      <text:p text:style-name="P2">ticam collecti vanr vocant, sed .ea .etiam quae in una est dia-<text:line-break/>stole, de qua dictum quidem jam et supra est, sed et<text:line-break/>nunc quoque vobis ipfius mentionem faciemus, sicuti sane,<text:line-break/>dum fiermo nobis erat de. pulsibusqui iurationibus fabrilium<text:line-break/>paroxysmorum et incrementis assident . mentionem etiam</text:p>
      <text:p text:style-name="Normal">earum inaequalitatum fecimus quaecunque saepenumero<text:line-break/>in talibus temporibus fiunt fecundum magnitudinem et<text:line-break/>parvitatem, celeritatem et tarditatem, vehementiam et<text:line-break/>languorem.</text:p>
      <text:h text:style-name="Heading_20_2" text:outline-level="2">Cap. XXII. </text:h>
      <text:p text:style-name="P24">Differentia autem pulsuum propter ar-<text:line-break/>terrae tunicam .eveniens , fecundum quam mollis et durus<text:line-break/>pulsus. inveniuntur, ru neutro genere inaequalitatis apparet.<text:line-break/>Dice autem neutrum, tum. id quod in collectione multorum<text:line-break/>deinceps pulsuum conspicitur tum id quod in uno solum<text:line-break/>pulsu; verumtamen propter tunicam induratam fit quaedam<text:line-break/>inaequalitas .in diversis arteriae. partibus, quando tum usus<text:line-break/>.generationis pulsuum urgeat tum facultas robusta sit. Dum<text:line-break/>enim ipsa cogitur dilatare arteriae tunicam, quae dura fit,</text:p>
      <text:p text:style-name="P2">vibratus effiicitur pulsus, luo autem ipse fit .quandoque<text:line-break/>etiam [321]- dimotus, quando ea arteriae pars quae appa-<text:line-break/>ret,- quippe quae ab incumbentibus corporibus non grave-<text:line-break/>tur , in altitudinem elevata prius fuerit, ab iis autem, quae<text:line-break/>ab utroque ipsius latere litae sunt, in itinere tardantibus,<text:line-break/>retrahatur - rursus intro propter tunicae duritiem, postea.<text:line-break/>rursus simufelevetur. .Ideoque in iis praecipue fieri con-<text:line-break/>spiritu<text:span text:style-name="Default_20_Paragraph_20_Font"><text:span text:style-name="T2">s</text:span></text:span> tales pulsus in quibus. prolixitas contracta est,<text:line-break/>quum veto longa ipsa est, dicro tus pulsus nunquam visus<text:line-break/>esis quemadmodum neque vibratus,- ubi brevis ipsa est.<text:line-break/>Etenim vibratus similis estjaculorum et virgarum vibranti,<text:line-break/>quum per exiguas particulas arteria ita movetur; fubjiritur<text:line-break/>autem pulsus vibratus, vel quatuor.: digitis., vel omnino<text:line-break/>tribus; -quando -autem unus, vel duo tantum digiti motio-<text:line-break/>nem sentiunt, tunc inaequalitas partium arteriae, quae<text:line-break/>utrinque sunt, latet; praeter hoc etiam evenit. ut pars<text:line-break/>quae prius adtollebatur; a gravantibus non revellatur;<text:line-break/>omnes enim simili modo liberatae sunt a gravitate incunr-<text:line-break/></text:p>
      <text:p text:style-name="P2">fientium corporum. Quum ergo hic pulsus et robur facultatis et<text:line-break/>copiam caliditatis indicet, jure aliquando crisim futuram nun-<text:line-break/>tiat; et quo magis utique fuerit vibratus eo etiam magis crisim<text:line-break/>sperato; utrum autem bonam, vel malam, semper enim hujus<text:line-break/>esto memor, ex tractatione de erilibus addisces. Principalissi-<text:line-break/>mum autem in ipsis est concoctio morbisicorum humorum<text:line-break/>in febrilibus morbis etenim et hujus. etiam perpetuo esto<text:line-break/>memor,. .quandoquidem ad superioris principii morbos con-<text:line-break/>c<text:span text:style-name="Default_20_Paragraph_20_Font"><text:span text:style-name="T2">o</text:span></text:span>ctio humorum qui fiunt in venis non magnopere condu-<text:line-break/>cit. Periculum sane quod ex ipsis imminet, quomodo prae-<text:line-break/>cognosce<text:span text:style-name="Default_20_Paragraph_20_Font"><text:span text:style-name="T2">r</text:span></text:span>e oporteat, tum in commentariis lin prognosti-<text:line-break/>cum tnm in iis quos de crisibus scripsimus. habes. .Ex .<text:line-break/>pulsibus autem tantum utilitatis. ad eorum morborum tum<text:line-break/>dignotionem tum praecognitionem , quantum ex duro et<text:line-break/>molli capi- potest dictumque <text:span text:style-name="Default_20_Paragraph_20_Font"><text:span text:style-name="T5">ό</text:span></text:span><text:span text:style-name="Default_20_Paragraph_20_Font"><text:span text:style-name="T4"> </text:span></text:span>me superius de ipsis esu<text:line-break/>Est autem quidam Vibrato pulsui, secundum quidem eam<text:line-break/>inaequalitatem quae in diversis pa<text:span text:style-name="Default_20_Paragraph_20_Font"><text:span text:style-name="T2">r</text:span></text:span>ticulis ve<text:span text:style-name="Default_20_Paragraph_20_Font"><text:span text:style-name="T2">r</text:span></text:span>setur, fimilli-<text:line-break/>tuus; contrarius autem fecundum tunicae qualitatum; vibra-</text:p>
      <text:p text:style-name="P2">tus enim durus est, ille vero non durus, imo et eo<text:line-break/>.etiam ipso qui fecundum naturam est mollior existit.; m omi-<text:line-break/>namus autem ipsum undosum, propterea quod undis simi-<text:line-break/>lem habet inaequalitatem; apparet autem interdum quidem<text:line-break/>tenore praeditus moderate, nitendum vero inter tenore prae-<text:line-break/>ultos et imbecillos medius. Dictum vero est quod te-<text:line-break/>nere praeditum pulsum vehementem .nominamus -superi<text:span text:style-name="Default_20_Paragraph_20_Font"><text:span text:style-name="T2">o-<text:line-break/></text:span></text:span>res secuti, quemadmodum et tenoris vacuum languidum.<text:line-break/>Hic igitur pulsus, und<text:span text:style-name="Default_20_Paragraph_20_Font"><text:span text:style-name="T2">o</text:span></text:span>sus inquam,. sudorem ut. plurimum<text:line-break/>nuntiat; ac tanto magis quanto mollior quidem fuerit, non<text:line-break/>tamen tenoris vacuos. Si vero ipsi intercurrat altus, fir-<text:line-break/>unissimum habetis signum fuderis. Semper enim aliquam<text:line-break/>.exeretionem significat.; cum undoso quidem, vel absolute<text:line-break/>magno, non tamen duro., criticorum. sudorum ; cum vibrato<text:line-break/>autum, vel absolute duro, menstruorum potius, vel eru-<text:line-break/>ptionis sanguinis e naribus, vel per haemorrhoides., vel<text:line-break/>alvo exturbata; quaenam vero excretionmn futura .sit, ex<text:line-break/>iis quae in libris de crisibus scripta sunt discerne. Quando<text:line-break/>autem undosus hic .pulsus languidus fuerit, vermiculans</text:p>
      <text:p text:style-name="P2">fit, nomenclaturam hanc adeptus a similitudine quam cum<text:line-break/>gressu vermis habet. Tres enim hos pulsus superiores me-<text:line-break/>dici ab animalibus denominarunt, capriTantem, venalia-<text:line-break/>lautum et fornicantem, ob motionis similitudinem ita ap-<text:line-break/>pellationem imponentes. Sed de captivante quidem in fine .<text:line-break/>fermonis ostendetur. De vertniculante autem inox .dicetur,<text:line-break/>propterea quod minor quidem est undoso, languidus autem<text:line-break/>semper,. et propter hoc facile transit in formicantem, vires<text:line-break/>summopere imbecillas: esse indicantem; quemadmodum et<text:line-break/>ille qui in priori arteriae particula priorem motionem ha-<text:line-break/>bet, quae tanquam bestiolae perreptantis esse rideatur; ve-<text:line-break/>tum huic nullum proprium ac peculiare nomen positum est;<text:line-break/>fit: igitur ipse imbecilla existente facultate, ac nisi prius ea<text:line-break/>roboretur, transit facile in formicantem omnium pulsuum -<text:line-break/>languidissim<text:span text:style-name="Default_20_Paragraph_20_Font"><text:span text:style-name="T2">a</text:span></text:span>m et minimum, ideoque etiam pessimum; ut<text:line-break/>qui imbecillitatem facultatis propriam indicet, uon ob co-<text:line-break/>piam gravantem, vel compressionem, vel obstructionem<text:line-break/>Esto. autem .tibi maximum indicium ad disce<text:span text:style-name="Default_20_Paragraph_20_Font"><text:span text:style-name="T2">r</text:span></text:span>nendum,</text:p>
      <text:p text:style-name="P2">quando facultas prae compressione,- vel obstructione, vel<text:line-break/>copia non possit arteriam in magnitudinem elevare, ipsa sci-<text:line-break/>licet fecundum aequalitatem et inaequalitatem differentia,<text:line-break/>nam ubi ipsa ob propriam rationem infirma est, pulsus. ipse<text:line-break/>aequalis permanet per omnes deinceps diastolas : ubi vero<text:line-break/>ab alia causa impeditur quin motu secundum naturam mo-<text:line-break/>veatur, motio inaequalis fit. . Sane vermiculans et multo<text:line-break/>magis fornicans nunquam risi sunt collectiva .inaequalitate<text:line-break/>inaequales ob propriam imbecillitatem facultatis fieri, quem-<text:line-break/>admodum certe et qui imaginem refert bestiolae per-<text:line-break/>reptantis; qualem pulsum apparere oportebat, si qui a<text:line-break/>corde. immittitur spiritus, dum per arterias fertur, causa<text:line-break/>fuisset diast<text:span text:style-name="Default_20_Paragraph_20_Font"><text:span text:style-name="T2">o</text:span></text:span>les. ostensum autem est facultatis, .non male-<text:line-break/>riae fpirituofae a corde per arteriarum tunicas distributio-<text:line-break/>nem fieri, et hujus omnes dum participes fiunt, eodem mo-<text:line-break/>do quo cor fe iplas dilatare, trahentes undequaque, unde<text:line-break/>utique possunt, quod ipsarum diestolen sit repleturum Ut<text:line-break/>Erasistratus autem dicebat-, pulsus fit, quum spiritus quia</text:p>
      <text:p text:style-name="P2">corde amittitur per arteriarum cavitates fertur. Quum<text:line-break/>autem pulsus fecundum diastoles quantitatem sint reptent<text:line-break/>et viginti, unus ex ipsis, qui utique .minimus sit secundum<text:line-break/>tres dimensiones, formicans nominatur; huic autem accidit<text:line-break/>ut et languidissimus omnium pulsuum sit, ob adque .ipsum<text:line-break/>minimus ;. et quia minimus est, idcirco etiam frequenti ssi-<text:line-break/>mus efficitur. -Quum enim facultas extreme invalida fit,<text:line-break/>minima fecundum tres dimensionem diastole. fit, ipsius mimi-<text:line-break/>tum longitudine, latitudine et profunditate in minimum con.<text:line-break/>tractis. Dicta etiam est causa propter .quam .pulsus par-<text:line-break/>vos ut plurimum crebritas comitetur, nimirum ob instru-<text:line-break/>mentorum defectum, habita ratione. .ad facultatem et usum.<text:line-break/>Quemadmodum autem in parvo pulsu non exigua secundum<text:line-break/>magis et -minus existit differentia, ita etiam et in estis sex<text:line-break/>et viginti, de quibus. paul<text:span text:style-name="Default_20_Paragraph_20_Font"><text:span text:style-name="T2">o</text:span></text:span> inferius dicetur.</text:p>
      <text:h text:style-name="Heading_20_2" text:outline-level="2">-Cap. XX11I. </text:h>
      <text:p text:style-name="P24">Nunc autem .addamus pulsus qui in<text:line-break/>una diastole, .sed in differentibus arteriae particulis suae-<text:line-break/>qualitatem habent ; inter. quos funtet quimyuri vocantur, quasi</text:p>
      <text:p text:style-name="P2">mnricandas dixeris; alii decurtatos interpretantur ; m<text:line-break/>parte quidem quae cordi propinquior est diastolen in<text:line-break/>tumorem elevatam facientes, in longinquis autem- immiuu-<text:line-break/>tam, ita ut tribus iniectis ipsi digitis, quanto primi digiti<text:line-break/>ad secundum motio minor apparet et latitudine et pro-<text:line-break/>funditate, tanto hujus ad tertium ; nimirum quod tenor sa-<text:line-break/>cultatis arteriam [322] moventis, quam cor universis ipsis<text:line-break/>suppeditat, exolvatur. Interdum autem similiter quidem<text:line-break/>occurrit iniectis digitis pulsus ; verum secunda motio lan-<text:line-break/>guidior quam prima apparet, et post ipsam tertia rursus<text:line-break/>languidio<text:span text:style-name="Default_20_Paragraph_20_Font"><text:span text:style-name="T2">r</text:span></text:span> quam secunda; dein quarta et quinta et uni-<text:line-break/>versae consequentes detrahunt, quousque ad absolutam im-<text:line-break/>mobilitatem ut ad nostrum sensum pervenerint; deinde<text:line-break/>digitis sublatis pa<text:span text:style-name="Default_20_Paragraph_20_Font"><text:span text:style-name="T2">r</text:span></text:span>vaque intermissione facta iterum impo-<text:line-break/>sitis, motio sensu percipitur. Interdum autem et non<text:line-break/>sublatis digitis redit iterum motio, ita ut sensilis fiat.<text:line-break/>Contingunt autem et testa circa pulsus ob facultatis infir-<text:line-break/>mitatem, quae iniectionem digitorum non ferat, fed tan-</text:p>
      <text:p text:style-name="P2">quan<text:span text:style-name="Default_20_Paragraph_20_Font"><text:span text:style-name="T2">e</text:span></text:span> ab o<text:span text:style-name="Default_20_Paragraph_20_Font"><text:span text:style-name="T2">n</text:span></text:span>ere et vi<text:span text:style-name="Default_20_Paragraph_20_Font"><text:span text:style-name="T2">n</text:span></text:span>catur et concidat. Quapropter et<text:line-break/>modestissime tunc tangere debes, ex infernis potius arte-<text:line-break/>riae partibus digitos iniiciens manumque laborantis con-<text:line-break/>verte<text:span text:style-name="Default_20_Paragraph_20_Font"><text:span text:style-name="T2">n</text:span></text:span>s. Si vero rursus superficietenus admodum tangas,<text:line-break/>secu<text:span text:style-name="Default_20_Paragraph_20_Font"><text:span text:style-name="T2">n</text:span></text:span>dumaltermn modum motionem non senties, ob parvi-<text:line-break/>tatem diastoles. Accurate igitur te mentem adhibere tu<text:span text:style-name="Default_20_Paragraph_20_Font"><text:span text:style-name="T2">n</text:span></text:span>c<text:line-break/>oportet quantitati diastoles, quam in digitorum applica-<text:line-break/>tione invenisti, atque ita alternatim interdum quidem re-<text:line-break/>mittere ac levare oportet paullulum, interdum vero com-<text:line-break/>primere, quandoquidem recta talium pulsuum dignotio in<text:line-break/>exquifita applicandorum digitorum symmetria consistit ; .pro-<text:line-break/>pterea quod ea quidem attrectatio, quae superficiaria est,<text:line-break/>nondum dignoscat arteriae diestolen, quando exigua fiat;<text:line-break/>ea vero quae hac violentior est obscuret, absoluteque<text:line-break/>perdat dign<text:span text:style-name="Default_20_Paragraph_20_Font"><text:span text:style-name="T2">a</text:span></text:span>tionem motionis. Nonnulli talium pulsuum<text:line-break/>quando perduntur diestole paullatim imminuta , rursus re-<text:line-break/>deunt, vocamusque myuros , id est recurrentes. Si igitur<text:line-break/>ad extremam brevitatem motionis perducti rursus ipsam</text:p>
      <text:p text:style-name="P2">auxerint, h<text:span text:style-name="Default_20_Paragraph_20_Font"><text:span text:style-name="T2">o</text:span></text:span>c ipsium nunc. dictum n<text:span text:style-name="Default_20_Paragraph_20_Font"><text:span text:style-name="T2">o</text:span></text:span>men habent, myuri<text:line-break/>recurrentes; si vero ad perfectam imm<text:span text:style-name="Default_20_Paragraph_20_Font"><text:span text:style-name="T2">o</text:span></text:span>bilitatem redacti,<text:line-break/>illic sseterint, nec amplius sensilem m<text:span text:style-name="Default_20_Paragraph_20_Font"><text:span text:style-name="T2">o</text:span></text:span>tionem fecerint, tales<text:line-break/>deficientes nominamus. Si autem et post immobilitatem<text:line-break/>rursus inceperint iterum moveri, et hos nominamus defi-<text:line-break/>cientes recurrentes; constat autem omnes tales pulsus fieri<text:line-break/>ob imbellicitatem facultatis , quae i<text:span text:style-name="Default_20_Paragraph_20_Font"><text:span text:style-name="T2">n</text:span></text:span>terdum quidem ipsa sola<text:line-break/>ex propria ratione infirma fit, interdum versi et ob aliquam<text:line-break/>multitudinem, vel c<text:span text:style-name="Default_20_Paragraph_20_Font"><text:span text:style-name="T2">o</text:span></text:span>mpressionem, vel obstructi<text:span text:style-name="Default_20_Paragraph_20_Font"><text:span text:style-name="T2">o</text:span></text:span>nem arte-<text:line-break/>riarum c<text:span text:style-name="Default_20_Paragraph_20_Font"><text:span text:style-name="T2">o</text:span></text:span>rdi vicinorum, ita ut mixta efficiatur affectio.<text:line-break/>Sique non omnino pulsus in ipsis languidus et parvus fa-<text:line-break/>otus esset, manifeste utique appareret inaequalitas in una<text:line-break/>diastole; nunc autem non apparet, ob humilitatem motio-<text:line-break/>nis,.quam facit in diast<text:span text:style-name="Default_20_Paragraph_20_Font"><text:span text:style-name="T2">o</text:span></text:span>le arteria; ide<text:span text:style-name="Default_20_Paragraph_20_Font"><text:span text:style-name="T2">o</text:span></text:span>que frequentes ut<text:line-break/>plurimum sunt tales pulsus fecundum illud genus frequen-<text:line-break/>tiae, quod iis qui infenfibilem habent systolen apparet.<text:line-break/>Dupliciter enim diximus fieri et dici frequentem ipsum pol-...<text:line-break/>fum, vel ubi primas systoles partes non sentimus , vel ubi</text:p>
      <text:p text:style-name="P2">nullo modo ipsa sensilis esu Si igitur primas systoles par-<text:line-break/>tes sentimus,. tempus quod est inter finem dissides et prin-<text:line-break/>ciprum systoles rarum vel frequentem facit pulsum. Quo-<text:line-break/>niam autem et. tenoris quid et magnitudinis diastoles ha-<text:line-break/>here oportet arteriam quo primas systoles partes sentia-<text:line-break/>mus, impossibile est in languidis parvisque pulsibus ipsam<text:line-break/>nos unquam sentire; quare in his tempus -internae quietis<text:line-break/>dignosci nequit. Et propter hoc, totum illud quod constat<text:line-break/>ex hoc et eo quod est systoles et quietis quae estpost ipsam, et<text:line-break/>primarum pa<text:span text:style-name="Default_20_Paragraph_20_Font"><text:span text:style-name="T2">r</text:span></text:span>tium sensilis diestoles iusenfile existens, vel<text:line-break/>frequentem , vel rarum efficit pulsum. Sed de raro ac fre-<text:line-break/>quenti pulsu secundum quantitatem externae quietis jam<text:line-break/>in iis quae superius scripta sunt ostensum est. De nunc<text:line-break/>autem dicto frequenti et raro dicere jam tempus est, memo-<text:line-break/>ria repetentibus prius nobis ea quae in tractatione de cau-<text:line-break/>sis pulsuum ostensa sunt; nam caulam, ut quispiam dicat,<text:line-break/>fynecticam continentem frequentiae pulsuum ostendimus<text:line-break/>esse defectum diastoles, propterea quod, ubi magnus sit</text:p>
      <text:p text:style-name="P2">usus actionis , hoc completo arteria moderato quiescit tem-<text:line-break/>pore, non completo autem usu cogitur ob diastoles defe-<text:line-break/>ctum secundam motionem maturius incipere. Quoniam.<text:line-break/>igitur in parvis admodum pulsibus incompletus redditur<text:line-break/>usus diastoles, quantum deest, id natura explere coacta, se-<text:line-break/>cnndam motionem maturius incipit. Quanto autem tem-<text:line-break/>pus quod est i<text:span text:style-name="Default_20_Paragraph_20_Font"><text:span text:style-name="T2">n</text:span></text:span>ter diastoles redditur brevius, tanto fre-i<text:line-break/>quentior pulsus ipse apparet. Deficiens autem redditur<text:line-break/>usus diastoles in parvis pultibus ob parvitatem; . Et hoc<text:line-break/>ex necessitate sequitur perpetuo , non quemadmodum in<text:line-break/>magnis, quandoque. Copiam enim caloris in his esse opor-<text:line-break/>tet, vel absumptionem vitalis spiritus, ut frequens fiat puI-<text:line-break/>sus, qua ratione rursus, in quibus sensibilis est ipsa arteriae^<text:line-break/>systole, tempus inter se<text:span text:style-name="Default_20_Paragraph_20_Font"><text:span text:style-name="T2">n</text:span></text:span>sibilem finem recessionis et princi--<text:line-break/>pium diastoles breve redditus. Atque hoc quidem tempus<text:line-break/>contrahitur natura ad diastolen properante; uni opus est<text:line-break/>arteriis.,: ut- aerem externum copiosiorem attrahant et hoc</text:p>
      <text:p text:style-name="P2">fit, ut dixi, ob caloris copiam, vel ob spiritus absumptio-<text:line-break/>nem. Alterum autem tempus, quod est externae quietis,<text:line-break/>per illas assectiones breviatur in quibus natura sestinat fusi-<text:line-break/>gjnosa et fumosa excrementa in arterhs collecta evacuare.<text:line-break/>Et propter hoc in iis, quae superius scripta sunt, firmisii-<text:line-break/>mum. dixi esse signum invasimus par oxysm orum fabrilium<text:line-break/>ex putredine humorum evenientium , brevis quidam tem-<text:line-break/>poris esse externam quietem, velociorem autem esse motio-<text:line-break/>nem ifystoles.</text:p>
      <text:h text:style-name="Heading_20_2" text:outline-level="2">Cap. XXIV. </text:h>
      <text:p text:style-name="P24">Ac de raritate quidem et frequentia<text:line-break/>pulsuum haec sint satis. Ad eos vero qui paulo ante dictis<text:line-break/>pulsibus sunt congeneres redeamus. Quidam sane est, qui<text:line-break/>altius habet medium, si longitudinem spectes, ea vero, quae<text:line-break/>ab utraque ipsius parte sunt, humiliora, vocamusque ipsum<text:line-break/>innuentem et circumnuentem. Videtur autem hic pulsus<text:line-break/>ex imbecillibus facultatibus gigni, quando corporis constru-<text:line-break/>etio talis sit natura ut pauca quidem cutis, eaque levis, Ille-<text:line-break/>dio longitudinis arteriae incumbat, quae vero ab utraque</text:p>
      <text:p text:style-name="P2">ipsius parte sunt, secundum longitudinem ex supernis et<text:line-break/>infernis pa<text:span text:style-name="Default_20_Paragraph_20_Font"><text:span text:style-name="T2">r</text:span></text:span>tibus graventur. Ob hoc enim ipsum- et crus-<text:line-break/>serum pulsus longitudine brevis conspicitu<text:span text:style-name="Default_20_Paragraph_20_Font"><text:span text:style-name="T2">r</text:span></text:span>, quamvis ro-<text:line-break/>b ustus sit, gracilium autem longus, quamvis imbelli cion<text:line-break/>existat.</text:p>
      <text:h text:style-name="Heading_20_2" text:outline-level="2">Cap. XXU</text:h>
      <text:p text:style-name="P24"><text:s/>Ac quodammodo jam rursus o<text:span text:style-name="Default_20_Paragraph_20_Font"><text:span text:style-name="T2">r</text:span></text:span>atio ad<text:line-break/>id quod paulo ante rejerimus venit, hoc est septem et vi-<text:line-break/>giuti pulsus in tabella desc<text:span text:style-name="Default_20_Paragraph_20_Font"><text:span text:style-name="T2">r</text:span></text:span>iptos ; quorum generatio tan-<text:line-break/>quam ex elementis est ex novem pulsibus ; quorum tres<text:line-break/>fecundum longitudinem a<text:span text:style-name="Default_20_Paragraph_20_Font"><text:span text:style-name="T2">r</text:span></text:span>teriae considerantur, tres fecuu-,<text:line-break/>dum latitudinem et t<text:span text:style-name="Default_20_Paragraph_20_Font"><text:span text:style-name="T2">r</text:span></text:span>es [323] alii secundum prosundsta-<text:line-break/>tem. Ex horum enim inter <text:span text:style-name="Default_20_Paragraph_20_Font"><text:span text:style-name="T2">t</text:span></text:span>e commixtione universae con-<text:line-break/>jugationes oriuntur pulsuum septem et viginti; quorum una<text:line-break/>est fecundum longitudinem, de qua <text:span text:style-name="Default_20_Paragraph_20_Font"><text:span text:style-name="T2">n</text:span></text:span>uper dicere inceper<text:span text:style-name="Default_20_Paragraph_20_Font"><text:span text:style-name="T2">o-.<text:line-break/></text:span></text:span>mus, ostendentes ipsam appare<text:span text:style-name="Default_20_Paragraph_20_Font"><text:span text:style-name="T2">r</text:span></text:span>e ob differentiam tum cor-<text:line-break/>poris in crassitie et tenuitate, tum facultatis in robo<text:span text:style-name="Default_20_Paragraph_20_Font"><text:span text:style-name="T2">r</text:span></text:span>e et<text:line-break/>lmberillitate, tum tertio caliditatis in multitudine et pauci-<text:line-break/>tate.e Si ve<text:span text:style-name="Default_20_Paragraph_20_Font"><text:span text:style-name="T2">r</text:span></text:span>o in duo capita sermonem. reducere velis, ob ..<text:line-break/>majorem vel tumorem diestolen, quae secundum ci<text:span text:style-name="Default_20_Paragraph_20_Font"><text:span text:style-name="T2">r</text:span></text:span>culum..</text:p>
      <text:p text:style-name="P2">erteriaefiat, et ob tenuitatem et crassitiem corporis. Quatenus<text:line-break/>enim ad ipsam rei naturam attinet, omnium pulsus fiunt sc-<text:line-break/>cundum longitudinem aequales , nisi si quando jam morien-<text:line-break/>tium refrigerati sint artus; videntur autem non esse aequa-<text:line-break/>les, ob corporum arteriis incumbentium inaequalitatem.<text:line-break/>Eorum igitur qui diuturnis in morbis contabuerunt arteria.<text:line-break/>quae secundum spinam est pulsare conspicitur, si manum<text:line-break/>super cutim hyp<text:span text:style-name="Default_20_Paragraph_20_Font"><text:span text:style-name="T2">o</text:span></text:span>ch<text:span text:style-name="Default_20_Paragraph_20_Font"><text:span text:style-name="T2">o</text:span></text:span>ndrii iniiciatur, ac magis etiam hoc iis<text:line-break/>qui natura sunt graciles acridit, et mult<text:span text:style-name="Default_20_Paragraph_20_Font"><text:span text:style-name="T2">o</text:span></text:span> sane magis, ubi<text:line-break/>febricitaverint, vel vinum biberint ; propterea quod eo tem-<text:line-break/>pore diastole ipsis in magnitudinem attollatur ; c<text:span text:style-name="Default_20_Paragraph_20_Font"><text:span text:style-name="T2">o</text:span></text:span>ntra autem<text:line-break/>crassis, quamvis fortes facultate sint et praecalidi, brevis<text:line-break/>tamen sit pulsus secundum arteriae l<text:span text:style-name="Default_20_Paragraph_20_Font"><text:span text:style-name="T2">o</text:span></text:span>ngitudluem; quare<text:line-break/>gracilitas corporis maxime aliorum omnium ad pulsus longi-<text:line-break/>tudinem confert, t secunda post hanc fortitudo facultatis,<text:line-break/>tertia caliditas. Contraria autem horum contrarium sa-<text:line-break/>riunt pulsum , quem dixi vocari brevem. Angustus autem<text:line-break/>pulsus sit ob angustiam circumpositarum regionum arte<text:span text:style-name="Default_20_Paragraph_20_Font"><text:span text:style-name="T2">r</text:span></text:span>iae,</text:p>
      <text:p text:style-name="P2">imbecillitatemque facultatis et refrigerationem, instrumenti-<text:line-break/>que duritiem et cutis rug<text:span text:style-name="Default_20_Paragraph_20_Font"><text:span text:style-name="T2">o</text:span></text:span>fitatem ac crassitiem. . Altus au--<text:line-break/>tem <text:span text:style-name="Default_20_Paragraph_20_Font"><text:span text:style-name="T2">o</text:span></text:span>b contraria, robur facultatis, caliditatem multam, in—<text:line-break/>stramenti molliem, cutis tenuitatem et tentionem Patet<text:line-break/>autem ex dictis , . quod decimi quarti pulsus in tabella de-.<text:line-break/>scripti, qui et longitudinem et latitudinem et prosundita-<text:line-break/>tem habet moderatam, vel omnia fecundum naturam<text:line-break/>sunt , vel aliqua ex subcontrariis mixtio - in mediam<text:line-break/>constitutionem ducit diastolen; contingit enim laboranti<text:line-break/>tanto facultatem imbecilliorem este aliquo temp<text:span text:style-name="Default_20_Paragraph_20_Font"><text:span text:style-name="T2">o</text:span></text:span>re, quanto<text:line-break/>etiam fuerit habitu corporis graciliore,- lta ut quantum pulsus<text:line-break/>in brevitatem pervenit ob imbecillitatem facultatis, tantum<text:line-break/>ex gracilitate ei addatur; possibile est etiam ut quantum<text:line-break/>his deserit, tantum ob caliditatis copiam reficiatur. Rursus<text:line-break/>autem per contraria, viribus robustioribusredditis , quan-<text:line-break/>tum in longitudinem increvit pulsus , tantum etiam ob car-<text:line-break/>nis copiam de eo detrahatur-; possibile etiam est, ut qui in<text:line-break/>ongitudiuem ; quatenus ad alias causas auctus est, breviori</text:p>
      <text:p text:style-name="P2">evaserit ob refrigerati<text:span text:style-name="Default_20_Paragraph_20_Font"><text:span text:style-name="T2">o</text:span></text:span>nem. In his autem considerationibus ali<text:span text:style-name="Default_20_Paragraph_20_Font"><text:span text:style-name="T2">i<text:line-break/></text:span></text:span>qua etiam.<text:span text:style-name="Default_20_Paragraph_20_Font"><text:span text:style-name="T2">r</text:span></text:span>atio duritiei tunicae habenda est. Sed si quantum ad<text:line-break/>hoc secundum naturam se habeat, nec ad co<text:span text:style-name="Default_20_Paragraph_20_Font"><text:span text:style-name="T2">r</text:span></text:span>pulentiam, vel<text:line-break/>gracilitatem videatur mutatio facta esse , neque m languorem<text:line-break/>et vehementiam conversio aliqua, sed in his secundum natu-<text:line-break/>ram se habeat, si moderatus videtur secundum longitudi-<text:line-break/>nem et profunditatem et latitudinem, indicabit tibi neque<text:line-break/>caliditatem esse copiosam in corpore, neque absumptionem<text:line-break/>spiritus animalis. Atque haec quidem et ex eo , quod nul-<text:line-break/>lam validam actionem laborans obierit, dignoscere faeilli-<text:line-break/>mum esu In voluntariis enim motionibus absumitur spiris<text:line-break/>tus. Caliditatem autem in profundo corporis auctam, si<text:line-break/>caetera omnia moderata fe habeant, ex pulsu solo praeco-<text:line-break/>gnoscere poles. Respirationis enim mutatio non fit mani-<text:line-break/>festa in talibus affectionibus, in quibus ecrum plus calidita-<text:line-break/>tis secundum naturam in corde collectum est, aliis eodem<text:line-break/>mod<text:span text:style-name="Default_20_Paragraph_20_Font"><text:span text:style-name="T2">o</text:span></text:span> se .habentibus. Sed mentem hoc lu loco adhibere<text:line-break/>oportet magnitudini et celeritati pulsus ; primum enim in</text:p>
      <text:p text:style-name="P2">magnitudinem crescit, ubi tunica arteriae vel molli<text:span text:style-name="Default_20_Paragraph_20_Font"><text:span text:style-name="T2">or</text:span></text:span> sit quam<text:line-break/>status fecundum naturam ferat, vel moderata, postea ver<text:span text:style-name="Default_20_Paragraph_20_Font"><text:span text:style-name="T2">o</text:span></text:span> in<text:line-break/>celeritatem aucta caliditate. - Ubi vero prae duritie tunica<text:line-break/>arteriae in magnitudinem n<text:span text:style-name="Default_20_Paragraph_20_Font"><text:span text:style-name="T2">o</text:span></text:span>tabilem non p<text:span text:style-name="Default_20_Paragraph_20_Font"><text:span text:style-name="T2">o</text:span></text:span>ssit distendi, tunc<text:line-break/>et incrementum pulsus in celeritatem maturius fit; etenim<text:line-break/>usus gene<text:span text:style-name="Default_20_Paragraph_20_Font"><text:span text:style-name="T2">r</text:span></text:span>ati<text:span text:style-name="Default_20_Paragraph_20_Font"><text:span text:style-name="T2">o</text:span></text:span>nis pulsuum a<text:span text:style-name="Default_20_Paragraph_20_Font"><text:span text:style-name="T2">n</text:span></text:span>ctus, quousque magnitud<text:span text:style-name="Default_20_Paragraph_20_Font"><text:span text:style-name="T2">o<text:line-break/></text:span></text:span>diastoles sufficiens ipsi sit, nihil penitus sensile , vel omni<text:span text:style-name="Default_20_Paragraph_20_Font"><text:span text:style-name="T2">n</text:span></text:span>o<text:line-break/>parum , motionem in celeritatem variat. Ubi ver<text:span text:style-name="Default_20_Paragraph_20_Font"><text:span text:style-name="T2">o</text:span></text:span> majoris<text:line-break/>diast<text:span text:style-name="Default_20_Paragraph_20_Font"><text:span text:style-name="T2">o</text:span></text:span>les usus requiritur, non p<text:span text:style-name="Default_20_Paragraph_20_Font"><text:span text:style-name="T2">o</text:span></text:span>ssit autem tunica arteriae<text:line-break/>extendi <text:span text:style-name="Default_20_Paragraph_20_Font"><text:span text:style-name="T2">o</text:span></text:span>b duritiem, tunc celeritati multa accessio fit. Ubi<text:line-break/>autem nec hoc fatis fit, vibratus efficitur pulsus, perina-<text:line-break/>nente nimirum facultate robusta.</text:p>
      <text:h text:style-name="Heading_20_2" text:outline-level="2">Cap. XXVI. </text:h>
      <text:p text:style-name="P24">Ac omnes quidem in tabella descriptos<text:line-break/>pulsus figillatim percurrere longum jam esset, at methodum<text:line-break/>m ipsis praescribere cum exercitatione praestiterit; quod<text:line-break/>sane et in prim<text:span text:style-name="Default_20_Paragraph_20_Font"><text:span text:style-name="T2">o</text:span></text:span> de praec<text:span text:style-name="Default_20_Paragraph_20_Font"><text:span text:style-name="T2">o</text:span></text:span>gniti<text:span text:style-name="Default_20_Paragraph_20_Font"><text:span text:style-name="T2">o</text:span></text:span>ne ex pulfibus feci. Ante-<text:line-break/>quam autem ad hanc accedam, melius est de infis statuisse;</text:p>
      <text:p text:style-name="P2">aliquando brevissimum quidem increme<text:span text:style-name="Default_20_Paragraph_20_Font"><text:span text:style-name="T2">n</text:span></text:span>tum vel in latitu-<text:line-break/>dinem , vel in altitudinem , vel in contraria fieri , multum<text:line-break/>tamen apparere, quia nos pulsum, qui nunc apparet, cum<text:line-break/>eo qui prius erat comparamus. Hoc ergo et in crisibus<text:line-break/>evenire conspicitur, ubi post pulsum, .qui altus apparuerit,<text:line-break/>sudoribus multis emptis , in contrariam ideam mutatio fiat,<text:line-break/>appareatque humilis una et latus ipse pulsus ; quapropter et<text:line-break/>a quibusdam medicis scriptum est, latum pulsum conspici<text:line-break/>saepenumero in recens judicatis; ipse enim latior apparet<text:line-break/>in iis qui, ut dictumest, judicati sunt; non tamen revera<text:line-break/>eo tempore fit latior , sicut apparet, propterea quod prius<text:line-break/>quidem altitudo aucta esset, plus quam status secundum na-<text:line-break/>turam exigeret; at tempore postcrifim, nec ea etiam quae se-<text:line-break/>cundum naturam est amplius ferret; ab evacuationem <text:span text:style-name="Default_20_Paragraph_20_Font"><text:span text:style-name="T2">l</text:span></text:span>eniat<text:line-break/>regiones quae arteriis circumpofitae funt laxae evadunt,<text:line-break/>quum prius ipsas angustassent et ob id pulsus vere latior appa-<text:line-break/>ret. Apparet autem mullo latior quam re vera sit, altitudine in<text:line-break/>humilitatem collapsa; tum quia nullo modo in tumorem nota-</text:p>
      <text:p text:style-name="P2">bilem attollatur diastole, tum etiam quia cutis quae arte-<text:line-break/>riis incumbit laxa rugosaque fiat; quo tempore fi conversu<text:line-break/>membro i tr infernis ipsius pa<text:span text:style-name="Default_20_Paragraph_20_Font"><text:span text:style-name="T2">r</text:span></text:span>tibus a<text:span text:style-name="Default_20_Paragraph_20_Font"><text:span text:style-name="T2">r</text:span></text:span>teriam statueris, neque<text:line-break/>ile amplius humilis ut prius, neque ile latus pulsus appa-<text:line-break/>reniti Porro et in hydrope, in quo totus habitus quem-<text:line-break/>admodum in mortuis corporibus intumescit (qui sane hy-<text:line-break/>drops multum differt a tympanis vocato et ah ascite) pul-<text:line-break/>sus lati apparent;. ac praesertim quando arteriam tangimus,<text:line-break/>membro secundum supernam partem, non infernam, collo-<text:line-break/>cato. Conspicitur etiam talis quandoque pulsus in lethargi-<text:line-break/>cis, qui pessime affecti sint;. essaeminatur enim in his ipse<text:line-break/>corporis habitus, ita ut ob multam humiditatem et m<text:span text:style-name="Default_20_Paragraph_20_Font"><text:span text:style-name="T2">o</text:span></text:span>lli-<text:line-break/>tiem laxum ac inconstans fiat ipsum etiam dorsum arteriae,<text:line-break/>haud pote<text:span text:style-name="Default_20_Paragraph_20_Font"><text:span text:style-name="T2">n</text:span></text:span>s sc ipsum continere,^ neque sublime se sustinere,<text:line-break/>sicuti dum secundum naturam se habebat. In his igitur , ut<text:line-break/>dixi, fi ex insumis partibus membrum tangas, pulsus non<text:line-break/>amplius tibi latus adparebit. Hoc autem diligenter te anim-<text:line-break/>advertere oportet , desi.nireque ac considerare quomodo</text:p>
      <text:p text:style-name="P2">figurato membro applicationem manus feceris ; ut pluri-<text:line-break/>mum [324] enim arteriam quae ad carpum est tangimus.<text:line-break/>interdum autem aliquam ex iis quae vel in temporibus fun<text:span text:style-name="Default_20_Paragraph_20_Font"><text:span text:style-name="T2">i<text:line-break/></text:span></text:span>vel in brachio. Perpendere praeterea oportet ea quae<text:line-break/>praecesserunt, ac cum iis quae nunc adiunt conferre,<text:line-break/>inspicercque numquid propter illa magis immutatus sit pul-<text:line-break/>sus quam re vera alteratus appareat. His igitur tibi in memet<text:line-break/>ria habitis eorum quae sequuntur sermo<text:span text:style-name="Default_20_Paragraph_20_Font"><text:span text:style-name="T2">n</text:span></text:span>em saetam.</text:p>
      <text:h text:style-name="Heading_20_2" text:outline-level="2">Cap. XXVII. </text:h>
      <text:p text:style-name="P24">Esto ut aegrotantis cuiusdam nunc<text:line-break/>primum a nobis visi pulsus in carpo manus appareat lon-<text:line-break/>gior , ita ut ad sex, vel etiam plurium digitorum iniectio-<text:line-break/>nem motio sit sensilis. Jam ergo constat necessarium esse<text:line-break/>hominem hunc esse gracilem, impossibile enim est bene<text:line-break/>carnoso existente corpore tam longum fieri pulsum. De-<text:line-break/>inceps igitur considera constitutionem tunicae arteriae, ad<text:line-break/>aetatem habitumque corporis aegrotantis respiciens. Pul-<text:line-break/>sus enim qui in puerulis est mollior est quam qui in adul-<text:line-break/>fis ; qui in foeminis quam sui in viris , qui in natura mol-</text:p>
      <text:p text:style-name="P2">lienibus et albis quam qui in contrariis. Si igitur tibi<text:line-break/>nullo durior quam is qui secundum naturam est pulsus<text:line-break/>nactus esse videatur-, tum<text:span text:style-name="Default_20_Paragraph_20_Font"><text:span text:style-name="T2">o</text:span></text:span>rem diastoles considerato; fumo-<text:line-break/>rem autem nuper nominabam motionem secundum totius<text:line-break/>arteriae circulum , cujus altitudinem et latitudinem cogita-<text:line-break/>tione secamus ; neque enim in arteria , sicuti in cubicis cor-<text:line-break/>p<text:span text:style-name="Default_20_Paragraph_20_Font"><text:span text:style-name="T2">o</text:span></text:span>ribus, latitud<text:span text:style-name="Default_20_Paragraph_20_Font"><text:span text:style-name="T2">o</text:span></text:span> ab altitudine distincta esu Quum autem<text:line-break/>talis fit ipse pulsus, omnino quidem necessarium est quan-<text:line-break/>dam esse affectionem ex iis quae durum pulsum efficiunt.<text:line-break/>Has autem affectiones didicisti, refrigerationem validam, ut<text:line-break/>c<text:span text:style-name="Default_20_Paragraph_20_Font"><text:span text:style-name="T2">o</text:span></text:span>rpus arteriae congeletur, vel excedentem siccitatem,<text:line-break/>quemadm<text:span text:style-name="Default_20_Paragraph_20_Font"><text:span text:style-name="T2">o</text:span></text:span>dum in marasmis, vel alicuius visceris srirrhum,<text:line-break/>vel maximam phlegmonem , vel spasmosam affectionem in<text:line-break/>aliqua nervosa parte. Sed et facies statim tibi indicabit,<text:line-break/>nunquid marasmus sit, an quid aliud; consentaneum est<text:line-break/>enim marasmum ut i<text:span text:style-name="Default_20_Paragraph_20_Font"><text:span text:style-name="T2">n</text:span></text:span>curabilem esse , quando ob ipsum ar-<text:line-break/>teria tantum acquisierit siccitatem. Cavos igitur inspicies<text:line-break/>oculos eorum qui ita se habent ut in orbem emineant ossa</text:p>
      <text:p text:style-name="P2">quae ip<text:span text:style-name="Default_20_Paragraph_20_Font"><text:span text:style-name="T2">so</text:span></text:span>rum tunicas circumscribunt, et quaecunque alia in<text:line-break/>libro de marasmo didicisse Sed et eos qui ita affecti fiunt,<text:line-break/>antequam pulsum tangas , dign<text:span text:style-name="Default_20_Paragraph_20_Font"><text:span text:style-name="T2">o</text:span></text:span>scere tibi licet vel ex sula<text:line-break/>fatie. Quum autem ipsa n<text:span text:style-name="Default_20_Paragraph_20_Font"><text:span text:style-name="T2">o</text:span></text:span>n videatur talis, duritiem pulfus<text:line-break/>ut plurimum quidem invenies ob lienem induratum <text:span text:style-name="Default_20_Paragraph_20_Font"><text:span text:style-name="T2">o</text:span></text:span>rtam,<text:line-break/>jam ver<text:span text:style-name="Default_20_Paragraph_20_Font"><text:span text:style-name="T2">o</text:span></text:span> et propter aliam quampiam principem particulam,<text:line-break/>quam ex tactu promte cognosces, fymptomataque etiam<text:line-break/>c<text:span text:style-name="Default_20_Paragraph_20_Font"><text:span text:style-name="T2">o</text:span></text:span>mitantur quae clare has ab alus distinguunt. Si enim<text:line-break/>jecur ad tantum fcirrhum pervenerit ut pulsum qualem<text:line-break/>diri efficiat, hydr<text:span text:style-name="Default_20_Paragraph_20_Font"><text:span text:style-name="T2">o</text:span></text:span>pum symptomata lu facie jam tibi appa-<text:line-break/>rebunt. Sivero venter, vel vesica, vel intestinorum ali-<text:line-break/>quid patiantur, diarrhoeae indicabunt ; sicuti si diaphragma,<text:line-break/>vel membrana succingens , propriae e<text:span text:style-name="Default_20_Paragraph_20_Font"><text:span text:style-name="T2">o</text:span></text:span>rum spirandi dissicul-<text:line-break/>tales, didicisti autem earum ideas in commentariis de dissi-<text:line-break/>cultam spirandi. Si vero nihil h<text:span text:style-name="Default_20_Paragraph_20_Font"><text:span text:style-name="T2">o</text:span></text:span>rum appareat, c<text:span text:style-name="Default_20_Paragraph_20_Font"><text:span text:style-name="T2">o</text:span></text:span>nsidera<text:line-break/>an aliqua adsit fpasmofa affecti<text:span text:style-name="Default_20_Paragraph_20_Font"><text:span text:style-name="T2">o. </text:span></text:span>Ac in mulieribus- inspice<text:line-break/>an fcirrb<text:span text:style-name="Default_20_Paragraph_20_Font"><text:span text:style-name="T2">o</text:span></text:span>fus hic assectus in uter<text:span text:style-name="Default_20_Paragraph_20_Font"><text:span text:style-name="T2">o siti </text:span></text:span>Quum autem nihil<text:line-break/>tale appareat, refrigeratio valida ac recens vel ex aquae</text:p>
      <text:p text:style-name="P2">frigidae vel vini potione, in inis enim arteria videtur stu-<text:line-break/>pefacta cincta motum. Videtur autem in iis qui ita habent<text:line-break/>vinum meracum exsiccare eorum habitum, sicuti frigida<text:line-break/>aqua congelare. Jam vero et fructus autumnales tactu<text:line-break/>et facultate frigidi durum pulsum efficiunt. At noxae quae<text:line-break/>ab externis causis proveniunt celeriter conquiescunt si nos<text:line-break/>laborantem calefaciamus; et ob id etiam pulsus una quiescunt ;<text:line-break/>perseverant. autem .cum affectionibus quae in corpore sunt,<text:line-break/>si ipsae curatu difficiles sint. Si ergo longus pulsus una et<text:line-break/>durus sit, considerabis, ut dictum est. Ubi vero raudera-<text:line-break/>tus ipse sit secundum eam differentiam quae est lu duritie<text:line-break/>et mollitie, tunc insuper quantitatem diastoles c<text:span text:style-name="Default_20_Paragraph_20_Font"><text:span text:style-name="T2">o</text:span></text:span>usidera; si<text:line-break/>enim arteria secundum utrasque dimensio<text:span text:style-name="Default_20_Paragraph_20_Font"><text:span text:style-name="T2">n</text:span></text:span>es, l<text:span text:style-name="Default_20_Paragraph_20_Font"><text:span text:style-name="T2">o</text:span></text:span>ngitudinem<text:line-break/>inquam et altitudinem, insigniter dilatetur idque non <text:span text:style-name="Default_20_Paragraph_20_Font"><text:span text:style-name="T2">o</text:span></text:span>b recens<text:line-break/>alimentum, vel vini potionem, vellavacrum, vel aliquam<text:line-break/>aliam m<text:span text:style-name="Default_20_Paragraph_20_Font"><text:span text:style-name="T2">o</text:span></text:span>tionem evenerit, constat certe hominem febricitare.<text:line-break/>Si vero et celeritas etfrequeutiauna cum tali vehementia adsit,<text:line-break/>patet majorem etiam esse febrem. Si autem fecu<text:span text:style-name="Default_20_Paragraph_20_Font"><text:span text:style-name="T2">n</text:span></text:span>dum alti-</text:p>
      <text:p text:style-name="P2">tudinem et latitudinem moderatus sit ipse pulsus et praeter<text:line-break/>celeritatem fit etiam satis frequens , multam quidem indicant<text:line-break/>esse caliditatem , imbecillam autem facultatem ; fi enim esset<text:line-break/>valida, magnitudo utique pulsibus inesset. Sedet propter hoc<text:line-break/>ipsum velox fatis fit et frequens , propterea quod usus ob<text:line-break/>diestoles parvitatem non completur. Talis autem pulsus<text:line-break/>languidus tibi omnino apparebit; pr<text:span text:style-name="Default_20_Paragraph_20_Font"><text:span text:style-name="T2">o</text:span></text:span>prium enim et insepa-<text:line-break/>rabile hoc signum in pultibus est infirmae facultatis; ut jam<text:line-break/>cetera omnia .quae facultatis imbecillitatem, vel robur signi-<text:line-break/>ficant , ex abundantia considerentur ; quippe ad exquisitam<text:line-break/>scientiam speculationis pulsuum sunt utilia, comprobata<text:line-break/>comprobantiaque praecognitionem, quae ex languidis et<text:line-break/>vehementibus pulsibus fit. Dictum autem est superius, quod<text:line-break/>ob medicorum consuetudinem, vehementes <text:span text:style-name="Default_20_Paragraph_20_Font"><text:span text:style-name="T2">n</text:span></text:span>omino pulsus<text:line-break/>eos qui tenore praediti sunt ; languidos autem eos qui leno-<text:line-break/>ris sunt vacui Age enim cuipiam, qui in carnis incremento<text:line-break/>moderate se habeat, pulsus appareat moderatus secundum<text:line-break/>magnitudinem, tunica etiam ipsa arteriae moderate se habente<text:line-break/>lu differentia, quae est secundum duritiem et mollitiem, quae</text:p>
      <text:p text:style-name="P2">communi nomine vocatur constitutio arteriae; in tali pulsu<text:line-break/>virtutum valere omnhro dices, antequam noscas quando in ve-<text:line-break/>hementia fe habeat; neque enim sane secundum onnem ta-<text:line-break/>ctus iniectionem statim vehemens dignoscitur pulsus, ied<text:line-break/>salum quum arteriam comp<text:span text:style-name="Default_20_Paragraph_20_Font"><text:span text:style-name="T2">r</text:span></text:span>imimus. Superficia<text:span text:style-name="Default_20_Paragraph_20_Font"><text:span text:style-name="T2">r</text:span></text:span>ia enim<text:line-break/>attrectatio exquisite quidem dignoscit magnitudinem, at<text:line-break/>nullo modo vehementiam. Si vero compresserimus , aperte<text:line-break/>quidem . vehementia apparet, quemadmodum sane et lan-<text:line-break/>guor:.. apparet autem una et ipsa magnitudo. Quum enim<text:line-break/>ascendere .in altitudinem prohibeatur arteria ob compressio-<text:line-break/>nem, simul. quidem tenore praeditum facit occursum , simul<text:line-break/>vero imaginem quandam extensionis in latitudinem; in qui-<text:line-break/>bus indicatio. apparet prohibitionis ascensus in altitudinem<text:line-break/>ob compressionem. Verum quando dura fuerit tunica arte-<text:line-break/>riae, neque. tunc maxima fit diastole. Et propter hoc,<text:line-break/>quum fuerit principis visceris phlegmone et propter ipsam<text:line-break/>pulsus durus fit, praeter haec facultas quae arterias dlla-<text:line-break/>tat, robusta sit, vibratus fit pulsus; ubi enim tum usus diasto-</text:p>
      <text:p text:style-name="P2">les auctus sit, tum robur vitali facultati adsuerit, dum violenter<text:line-break/>dilatatur arteria, vibratio efficitur. Magna tamen ex parte in ta-<text:line-break/>libus affectionibus non est robusta facultas; im<text:span text:style-name="Default_20_Paragraph_20_Font"><text:span text:style-name="T2">o</text:span></text:span> certe quispiam<text:line-break/>c<text:span text:style-name="Default_20_Paragraph_20_Font"><text:span text:style-name="T2">o</text:span></text:span>ntentus esse deberet, si in corp<text:span text:style-name="Default_20_Paragraph_20_Font"><text:span text:style-name="T2">o</text:span></text:span>re ob m<text:span text:style-name="Default_20_Paragraph_20_Font"><text:span text:style-name="T2">o</text:span></text:span>rbi longitudinem<text:line-break/>extenuato facultas vel mediocrem ten<text:span text:style-name="Default_20_Paragraph_20_Font"><text:span text:style-name="T2">o</text:span></text:span>rem haberet ; propter<text:line-break/>hoc igitur neque vibrati ipsis pul<text:span text:style-name="Default_20_Paragraph_20_Font"><text:span text:style-name="T2">t</text:span></text:span>as fiunt. . Iis fiane qui<text:line-break/>vinum meracius vel c<text:span text:style-name="Default_20_Paragraph_20_Font"><text:span text:style-name="T2">o</text:span></text:span>piosius biberunt, pulsus:vibrati<text:line-break/>quand<text:span text:style-name="Default_20_Paragraph_20_Font"><text:span text:style-name="T2">o</text:span></text:span>que apparent, qu<text:span text:style-name="Default_20_Paragraph_20_Font"><text:span text:style-name="T2">o</text:span></text:span>d et facultas roboretur et febrilis<text:line-break/>caliditas augeatur. Atque hi quidem pulsus saepenumero<text:line-break/>c<text:span text:style-name="Default_20_Paragraph_20_Font"><text:span text:style-name="T2">o</text:span></text:span>nspiciuntur ; raro ver<text:span text:style-name="Default_20_Paragraph_20_Font"><text:span text:style-name="T2">o</text:span></text:span> qui altitudinem quidem servant una<text:line-break/>cum latitudine, l<text:span text:style-name="Default_20_Paragraph_20_Font"><text:span text:style-name="T2">o</text:span></text:span>ngitudine autem sunt breves; rarius au-<text:line-break/>tem ipsis ii [325] qui et longitudinem una cuin latitudine<text:line-break/>c<text:span text:style-name="Default_20_Paragraph_20_Font"><text:span text:style-name="T2">o</text:span></text:span>ntrahunt; his adhuc rarius qui altus una et angustus et<text:line-break/>brevis fit; qui in iis quidem, qui dum fa<text:span text:style-name="Default_20_Paragraph_20_Font"><text:span text:style-name="T2">n</text:span></text:span>i erant longum habe-<text:line-break/>bant pulsum,ne fieri quidem potest; in iis autem qui brevem,<text:line-break/>ex multitudine consistit, valida existente facultate. Quare<text:line-break/>etiam ut plurimum inaequalis apparet fecundum duo genera<text:line-break/>inaequalitatis. Sicuti enim vehemens pulsus validae facul-<text:line-break/>t aliis est signum, ita post ipsum altus, quando lu longitudine</text:p>
      <text:p text:style-name="P2">breviatur. Constat igitur tunc neque ob tenuitatem corpo-<text:line-break/>ris ipsum in altitudinem ascendere , <text:span text:style-name="Default_20_Paragraph_20_Font"><text:span text:style-name="T2">n</text:span></text:span>eque ob mollitiem .<text:line-break/>tunicae arteriae; nam si ob haec attolleretur, brevis<text:line-break/>pulsus non esset. Magna ergo ex parte altus pulsus<text:line-break/>statim etiam latus est:. sin minus, at certe moderatus sccu<text:span text:style-name="Default_20_Paragraph_20_Font"><text:span text:style-name="T2">n-<text:line-break/></text:span></text:span>dum latitudinem. Angustatum autem hunc ipsum esse, allio-<text:line-break/>remque moderato esse sine c<text:span text:style-name="Default_20_Paragraph_20_Font"><text:span text:style-name="T2">o</text:span></text:span>llectiva inaequalitate , impossi-<text:line-break/>bile est ; quae etiam minores numero altos pulsus habeat<text:line-break/>quam m<text:span text:style-name="Default_20_Paragraph_20_Font"><text:span text:style-name="T2">o</text:span></text:span>deratus secundum prosunditatem<text:span text:style-name="Default_20_Paragraph_20_Font"><text:span text:style-name="T2">r</text:span></text:span> Sed et secun-<text:line-break/>dum unam diallolen talis pulsus fit inaequalis, ita ut abso-<text:line-break/>lute altus una et angustus fine inaequalitate non admodum<text:line-break/>frequenter appareat.. Et sane altus pulsus, licet secundum<text:line-break/>longitudinem mutilatus fuerit, . non tamen tantum quantum<text:line-break/>fornicans mutilabitur, digiti certe unius iniecti<text:span text:style-name="Default_20_Paragraph_20_Font"><text:span text:style-name="T2">o</text:span></text:span>nem explet,<text:line-break/>quum fornicans ne tertiam quidem totius c<text:span text:style-name="Default_20_Paragraph_20_Font"><text:span text:style-name="T2">o</text:span></text:span>mpleat. Igitur<text:line-break/>altus fimul et brevis longitudine pulsus, quando durior una<text:line-break/>suerit, dimotus etiam fimul evadit. Verum nunquam a me<text:line-break/>risus est longus una et dimotus; sed quum longitudinem</text:p>
      <text:p text:style-name="P2">assumserit, ex praedictis eaufis vibratus evadit. Causae<text:line-break/>sunt copia caloris et robur facultatis et instiumenti duri-.<text:line-break/>ties ; nonnunquam etiam et propter affectum in morbis fitus<text:line-break/>arteriae immutatur ac pe<text:span text:style-name="Default_20_Paragraph_20_Font"><text:span text:style-name="T2">r</text:span></text:span>vertitur, intemperie quapiam inae-<text:line-break/>quali in tunicis ipsius, vel circunrjacentibus corporibus orta ; ut<text:line-break/>alia quidem pars fit exiccata, usia vero non, et alia quidem sit<text:line-break/>indurata, usia vero non; et alia quidem ab aliquo circum-<text:line-break/>iacentium corporum attracta sit tensa, alia vero de suo<text:line-break/>sim extrusa sit. Sed haec quidem sunt rara. Quae autem<text:line-break/>fiunt ob caliditatem , vel refrigerationem totius membri una<text:line-break/>cum circumiectis partibus, aut humiditatem et multitudi-<text:line-break/>trem, aut defectum et siccitatem, ea saepenumero contis-<text:line-break/>gunt. Meminisse tame<text:span text:style-name="Default_20_Paragraph_20_Font"><text:span text:style-name="T2">n</text:span></text:span> oportet et eorum quae raro eve-.<text:line-break/>niunt, ut quando perveneris ad aegrotum, quem haud prius<text:line-break/>inspexeris , ab iis auspicatus quae magna ex parte eve-<text:line-break/>niunt, ad ea transeas quae non admodum frequenter cou-<text:line-break/>spiciuntur, atque ita ad alia usque ea quae rarissima sunt;.<text:line-break/>quemadmodum sane et in pulsu, qui brevis secundum lon-<text:line-break/>gitudinem et altus secundum profunditatem est; exemplum</text:p>
      <text:p text:style-name="P2">tibi adest transitionis ab iis quae saepe ad ea quae rarissime<text:line-break/>conspiciuntur. Rationi igitur consonum est, ut quando hic<text:line-break/>pullus vi<text:span text:style-name="Default_20_Paragraph_20_Font"><text:span text:style-name="T2">t</text:span></text:span>us fuerit, inspicias prius quomodo fe habeat homo<text:line-break/>ille quoad crassitiem. Si enim bene carn<text:span text:style-name="Default_20_Paragraph_20_Font"><text:span text:style-name="T2">o</text:span></text:span>sus et pinguis fatis<text:line-break/>fit, pulsus secundum rationem apparet, parvus enim erit.<text:line-break/>Quare in immoderatis cernis i<text:span text:style-name="Default_20_Paragraph_20_Font"><text:span text:style-name="T2">n</text:span></text:span>crementis caro quae effnn-<text:line-break/>ditor prohibet dilatari vas, quantum ex natura p<text:span text:style-name="Default_20_Paragraph_20_Font"><text:span text:style-name="T2">o</text:span></text:span>terat,<text:line-break/>sed et longitudo ipsius brevior fit et latitudo angusti<text:span text:style-name="Default_20_Paragraph_20_Font"><text:span text:style-name="T2">o</text:span></text:span>r:<text:line-break/>quod a carnis multitudine c<text:span text:style-name="Default_20_Paragraph_20_Font"><text:span text:style-name="T2">o</text:span></text:span>mp<text:span text:style-name="Default_20_Paragraph_20_Font"><text:span text:style-name="T2">r</text:span></text:span>imantur. Eorum autem<text:line-break/>qui habitu sunt graciles, in ceteris autem r<text:span text:style-name="Default_20_Paragraph_20_Font"><text:span text:style-name="T2">o</text:span></text:span>busti, satis qui-<text:line-break/>dem magnam latitudinem et longitudinem pulsus habent;<text:line-break/>notabilem quoque in altitudinem - ascensum : adhuc etiam<text:line-break/>magis in quibus laxa est cutis perspicuum fit illud fpa-<text:line-break/>tium qu<text:span text:style-name="Default_20_Paragraph_20_Font"><text:span text:style-name="T2">o</text:span></text:span>d inter ipsam et arteriae tunicam intercedit.<text:line-break/>Ex quo patet leniora quidem corpora facile simul at-<text:line-break/>tolli ab arteriis, dum dilatantur; graviora autem dif-.<text:line-break/>futilius; quae vero adm<text:span text:style-name="Default_20_Paragraph_20_Font"><text:span text:style-name="T2">o</text:span></text:span>dum gravia sunt, ea nullo modo<text:line-break/>moveri.</text:p>
      <text:h text:style-name="P23" text:outline-level="2">Cap. XXVHI. </text:h>
      <text:p text:style-name="P24">Nunc autem de pulsibus dicamus,<text:line-break/>propter quod ex mediocribus laesionibus facultatis simul et<text:line-break/>caliditatis frequentes quidem fiant, pa<text:span text:style-name="Default_20_Paragraph_20_Font"><text:span text:style-name="T2">r</text:span></text:span>ui vero non adhuc<text:line-break/>neque tardi, fed moderati. Quatuo<text:span text:style-name="Default_20_Paragraph_20_Font"><text:span text:style-name="T2">r</text:span></text:span> igitur coniugationes<text:line-break/>diversae oriuntur , vel enim <text:span text:style-name="Default_20_Paragraph_20_Font"><text:span text:style-name="T2">o</text:span></text:span>b caliditatem sclam , vel ob<text:line-break/>refrigerationem asserantur. Et fecundum imbecilliorem una<text:line-break/>et calidam, si multum quidem ab ambabus causis superetu<text:span text:style-name="Default_20_Paragraph_20_Font"><text:span text:style-name="T2">r,<text:line-break/></text:span></text:span>facultasque fatis lurbecllla sit et calor igneus, pa<text:span text:style-name="Default_20_Paragraph_20_Font"><text:span text:style-name="T2">r</text:span></text:span>ui et tardi<text:line-break/>pulsus et frequentissimi fiunt. Si vero mediocris fit laesio,<text:line-break/>aeque quidem freque<text:span text:style-name="Default_20_Paragraph_20_Font"><text:span text:style-name="T2">n</text:span></text:span>tes, fed moderati secundum distentio-<text:line-break/>nem et motionem. Secunda autem coniugatio ex imbecilli-<text:line-break/>tate et refrigeratione conflet; in ipsa languidus quidem eate-<text:line-break/>nus fit pulsus quatenus etiam male se habet facultas ; per-<text:line-break/>vus item et tardus, quemadmodum et pulsus prioris conju-<text:line-break/>gationis , non tamen aeque ut issi ad extremam frequen-<text:line-break/>fiam pervenit; nili facultas extreme fatigata fit, tunc enim<text:line-break/>constat minimum in talibus fore pulsum, et iutermittentem .<text:line-break/>et deficientem plerumque. Tertia vero coniugatio alteratio-</text:p>
      <text:p text:style-name="P2">nis pulsuum est , augescente simul tum caliditate tum facul- .<text:line-break/>sate; in qua vehementissimi quidem et maximi, celerrimi<text:line-break/>tame<text:span text:style-name="Default_20_Paragraph_20_Font"><text:span text:style-name="T2">n</text:span></text:span> non aeque fiunt pulsus, frequentissimi autem magna<text:line-break/>quidem ex parte non evidenter quandoque; tamen supra<text:line-break/>naturalem statum excedunt,. hocque sit, ubi caliditas pluri-<text:line-break/>mum aucta fuerit. Reliqua autem coniugatio alterationis<text:line-break/>fecu<text:span text:style-name="Default_20_Paragraph_20_Font"><text:span text:style-name="T2">n</text:span></text:span>dum hoc genus pulsuum est , quando in idem conve-<text:line-break/>niunt robur facultatis et caliditatis defectus; fiuntque lu mo.<text:line-break/>derasi quidem magnitudine, tardiores tamen et admodum<text:line-break/>rari, ac praesertim cum refrigeratio multum pervaluerit.<text:line-break/>Distentionis sane nisurum quantitas non impeditur manifeste,<text:line-break/><text:span text:style-name="Default_20_Paragraph_20_Font"><text:span text:style-name="T2">n</text:span></text:span>ec evidenter , ob facultatis fortitudinem. Neque vero tar-<text:line-break/>ditas etiam multum praepollet ob eandem causam; valens<text:line-break/>enim facultas naturales motionis mensu<text:span text:style-name="Default_20_Paragraph_20_Font"><text:span text:style-name="T2">r</text:span></text:span>as conservat, quam—<text:line-break/>vis usus non postulet. Magnopere etenim usum esse^ exulo-<text:line-break/>tum oportet, frigiditate vehementer praepollente , ut pulsus<text:line-break/>evidenter minor fiat. Magna tamen ex parte naturalem dis-<text:line-break/>tentionis quantitatem fervat, vel parvo quid nec adino-<text:line-break/>dum aperte fit minor ; multo certe tardior quam minor in<text:line-break/>refrigerationibus apparet.</text:p>
      <text:h text:style-name="Heading_20_2" text:outline-level="2">- Cap. XXIX.</text:h>
      <text:p text:style-name="P25">Redeamus autem ad praecognitiones<text:line-break/>quae in febribus fiunt, ut qualis sit singularum ex pulsibus<text:line-break/>diguotio hoc in loco dicamus. Ephemerae igitur omnes i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 text:start-value="1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 text:start-value="13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 text:start-value="13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." style:num-suffix="." style:num-format="1" text:start-value="13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1" text:start-value="13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1" text:start-value="13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1" text:start-value="13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1" text:start-value="13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1" text:start-value="13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creation-date>2023-01-12T15:37:00Z</meta:creation-date>
    <dc:date>2023-01-12T16:56:01.207000000</dc:date>
    <meta:editing-cycles>3</meta:editing-cycles>
    <meta:editing-duration>PT43S</meta:editing-duration>
    <meta:document-statistic meta:table-count="2" meta:image-count="0" meta:object-count="0" meta:page-count="103" meta:paragraph-count="241" meta:word-count="15533" meta:character-count="104842" meta:non-whitespace-character-count="89524"/>
    <meta:template xlink:type="simple" xlink:actuate="onRequest" xlink:title="" xlink:href="Normal.dotm"/>
  </office:meta>
</office:document-meta>
</file>